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Circus Moca Maka Bay Power strengthened the fear of the world's largest refugee camp</text:span>
</text:h>
      <text:p text:style-name="P4">
Publisher: 法新社</text:p>
      <text:p text:style-name="P4">
Published Time: 2023-05-12T-11:32:08+00:00</text:p>
      <text:p text:style-name="P4">
Modified Time: 2023-05-12T15:05:02+00:00</text:p>
      <text:p text:style-name="P4">
Description: (Agence France -Presse, Myanmar Real Estate, 12th) Tropical Crimdrack Mocha (MOCHA) has enhanced its power in Bay of Bengal today. It is expected to impact the Kochsbarabar refugee camp in western Myanmar and Banglades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5-12T-11-32-08-00-00/000000.png" xlink:type="simple" xlink:show="embed" xlink:actuate="onLoad" draw:mime-type="image/png"/>
</draw:frame>
COX's Bazar's refugee camps live in about 1 million people, living in the broken and damaged asylum, and many people think that this is the world's largest refugee camp.</text:p>
      <text:p text:style-name="P4">
The cyclone Mocha is about to invade, and it is expected to bring strong winds and storm trends to the eastern Bay of Bangladesh. Hundreds of people in western Myanmar are looking for asylum and going to a high place to avoid refuge.</text:p>
      <text:p text:style-name="P4">
Indian Meteorological Bureau (INDIA Meteorology Deppartmen) estimates that Mocha will land near the Bangladesh and Myanmar border on the 14th, with a wind speed of 175 kilometers per hour.</text:p>
      <text:p text:style-name="P4">
The Indian Meteorological Bureau estimates that the tide of storms in low -lying coastal areas will reach 2 to 2.5 meters, and on the side of Bangladesh, it is the location of the Koksbarabar refugee camp. In the huge camp.</text:p>
      <text:p text:style-name="P4">
News Source: <text:a xlink:type="simple" xlink:href="https://www.rfi.fr/cn/%E5%9B%BD%E9%99%85%E6%8A%A5%E9%81%93/20230512-%E6%B0%94%E6%97%8B%E6%91%A9%E5%8D%A1%E5%AD%9F%E5%8A%A0%E6%8B%89%E6%B9%BE%E5%A8%81%E5%8A%9B%E5%A2%9E%E5%BC%BA-%E6%81%90%E5%86%B2%E5%87%BB%E4%B8%96%E7%95%8C%E6%9C%80%E5%A4%A7%E9%9A%BE%E6%B0%91%E8%90%A5" text:style-name="Internet_20_link" text:visited-style-name="Visited_20_Internet_20_Link">
https://www.rfi.fr/cn/%E5%9B%BD%E9%99%85%E6%8A%A5%E9%81%93/20230512-%E6%B0%94%E6%97%8B%E6%91%A9%E5%8D%A1%E5%AD%9F%E5%8A%A0%E6%8B%89%E6%B9%BE%E5%A8%81%E5%8A%9B%E5%A2%9E%E5%BC%BA-%E6%81%90%E5%86%B2%E5%87%BB%E4%B8%96%E7%95%8C%E6%9C%80%E5%A4%A7%E9%9A%BE%E6%B0%91%E8%90%A5</text:a>
</text:p>
      <!--NEWS-->
      <text:h text:style-name="P10" text:outline-level="1">
<text:span text:style-name="T4">
Bollywood movie was released in Bangladesh more than half a century of lifting the ban</text:span>
</text:h>
      <text:p text:style-name="P4">
Publisher: 法新社</text:p>
      <text:p text:style-name="P4">
Published Time: 2023-05-12T-14:02:07+00:00</text:p>
      <text:p text:style-name="P4">
Modified Time: 2023-05-12T14:35:02+00:00</text:p>
      <text:p text:style-name="P4">
Description: (Agence France -Presse Daka, 12th) The movie "The Jedi Agent of Bollywood" starring Bolkolia King Sharughan, India, was released in Bangladesh today, attracting thousands of fans to watch the cinema, and it has become more than half a century. The first Bollywood film was released in Banglades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5-12T-14-02-07-00-00/000000.png" xlink:type="simple" xlink:show="embed" xlink:actuate="onLoad" draw:mime-type="image/png"/>
</draw:frame>
Agence France -Presse reported that Agent's theme action film "Pathaan) was sold in India in January this year, which not only broke the local box office record, but also attracted the world's One fan.</text:p>
      <text:p text:style-name="P4">
However, since Bangladesh's independence from Pakistan in 1971, the authorities have been lobbying by domestic producers. As a result, Indian films are prohibited from being released in China, although India's position in the Bangladesh's independence war is to support Bennes.</text:p>
      <text:p text:style-name="P4">
18 -year -old Sazzad Hossain interviewed outside the cinema in Daka, "I am so excited because Bangladesh has finally been released for the first time."</text:p>
      <text:p text:style-name="P4">
He also said: "We are all fans of Sharuchan. I can watch his movie through the big screen for the first time."</text:p>
      <text:p text:style-name="P4">
Because of its low quality, Bangladesh's national films cannot attract fans to watch it, and the number of well -known movie stars that are only younger than Shakib Khan.</text:p>
      <text:p text:style-name="P4">
Some movie theaters must even secretly play illegal pornographic films to maintain operations, but in the past 20 years, more than 1,000 cinemas are closed, some are converted into shopping malls, and some are changed to apartments.</text:p>
      <text:p text:style-name="P4">
It was the most luxurious movie theater "Modhumita Cinema Hall", which was posted on the door with the latest Bangladesh movie poster, but a group of heroin addicts was sitting in front.</text:p>
      <text:p text:style-name="P4">
A cinema employee said, "I haven't seen such a poor number for many years. There are only a few rows. These national films are too bad, and no one wants to watch."</text:p>
      <text:p text:style-name="P4">
The Bangladesh authorities tried to relieve the Indian film ban in 2015, allowing the cinema to show two popular Bollywood movies "WANTED" and "three fools" (3idiots ", but after being protested by domestic movie stars, the theater was being protested. Forced to stop screening.</text:p>
      <text:p text:style-name="P4">
The Bangladesh government finally issued a decree last month, allowing 10 movies in India or South Asian countries each year to be released in China.</text:p>
      <text:p text:style-name="P4">
"The Jedi Agent of Bollywood" was released in 41 cinemas in Bangladesh. The filmmaker revealed that many movie tickets in Daka have been sold out for a long time.</text:p>
      <text:p text:style-name="P4">
News Source: <text:a xlink:type="simple" xlink:href="https://www.rfi.fr/cn/%E8%B4%A2%E7%BB%8F%E5%BF%AB%E8%AE%AF/20230512-%E5%AE%9D%E8%8E%B1%E5%9D%9E%E7%94%B5%E5%BD%B1%E5%9C%A8%E5%AD%9F%E5%8A%A0%E6%8B%89%E4%B8%8A%E6%98%A0-%E7%9D%BD%E8%BF%9D%E9%80%BE%E5%8D%8A%E4%B8%96%E7%BA%AA%E8%A7%A3%E7%A6%81" text:style-name="Internet_20_link" text:visited-style-name="Visited_20_Internet_20_Link">
https://www.rfi.fr/cn/%E8%B4%A2%E7%BB%8F%E5%BF%AB%E8%AE%AF/20230512-%E5%AE%9D%E8%8E%B1%E5%9D%9E%E7%94%B5%E5%BD%B1%E5%9C%A8%E5%AD%9F%E5%8A%A0%E6%8B%89%E4%B8%8A%E6%98%A0-%E7%9D%BD%E8%BF%9D%E9%80%BE%E5%8D%8A%E4%B8%96%E7%BA%AA%E8%A7%A3%E7%A6%81</text:a>
</text:p>
      <!--NEWS-->
      <text:h text:style-name="P10" text:outline-level="1">
<text:span text:style-name="T4">
Column | Finance Listen: What is the turning point of the Zibo barbecue logo in China?</text:span>
</text:h>
      <text:p text:style-name="P4">
Author: None</text:p>
      <text:p text:style-name="P4">
Publisher: Radio Free Asia (Organization)</text:p>
      <text:p text:style-name="P4">
Published Time: 2023-05-12T-16:00:00-04:00</text:p>
      <text:p text:style-name="P4">
Modified Time: 2023-05-12T14:04:55-04:00</text:p>
      <text:p text:style-name="P4">
Description: None</text:p>
      <text:p text:style-name="P4">
Videos: []</text:p>
      <text:p text:style-name="P4">
Audios: ["<text:a xlink:type="simple" xlink:href="https://www.rfa.org/mandarin/zhuanlan/jingmaorediansaomiao/econ-051220231356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4.511507in" draw:z-index="0">
<draw:image xlink:href="../Images/rfamandarin/2023-05-12T-16-00-00-04-00/000000.png" xlink:type="simple" xlink:show="embed" xlink:actuate="onLoad" draw:mime-type="image/png"/>
</draw:frame>
Shandong Zibo Barbecue Festival held on May 2, 2023 <text:a xlink:type="simple" xlink:href="https://www.rfa.org/mandarin/zhuanlan/jingmaorediansaomiao/econ-05122023135633.html/@@images/image" text:style-name="Internet_20_link" text:visited-style-name="Visited_20_Internet_20_Link">
</text:a>
Agencence France -Presse <text:a xlink:type="simple" xlink:href="https://www.rfa.org/mandarin/zhuanlan/jingmaorediansaomiao/econ-05122023135633.html/@@stream" text:style-name="Internet_20_link" text:visited-style-name="Visited_20_Internet_20_Link">
</text:a>
Good audience and friends, welcome to listen to the financial and epochs of Liberty Asia, I am Rao Yiming.</text:p>
      <text:p text:style-name="P4">
Recently, Zibo's barbecue culture has attracted great attention across the country. The degree of hotness is not the same, it can be said that it is red throughout the network, and the whole city is hot!The secretaries and mayor of various places have organized a group to "go to Zi Bake Chasa" to learn the city's management and management. Many places, such as Shenzhen and other places, have begun to imitate Zibo's lifting of the stall economy. What are the factors behind Zibo barbecue? Why can Zibo City successfully become a new hot spot in cultural tourism? Zibo barbecue has become a trend or a flash? How much help can it help to unblock the stall economy in many places? This program will discuss the above topics. The guests who participated in the discussion were Qin Weiping, an economist in the United States.</text:p>
      <text:p text:style-name="P4">
<text:span text:style-name="T4">
 Zibo barbecue overnight red </text:span>
</text:p>
      <text:p text:style-name="P4">
In the past May Day Golden Week, people at the country were overcrowded, and the most popular was the number of people in Zibo, Shandong, and it was estimated that 120,000 people were going. It is said that the local government has even issued open faith "dismissal" tourists.</text:p>
      <text:p text:style-name="P4">
The city is so hot, mainly because Zibo barbecue became popular overnight, and tourists swarmed to make fun. Some netizens said that a barbecue restaurant could not come, and the boss kneeling to forgive me. Another Duan Zi said that the local deputy director served as a waiter to help beer. These information reflect a signal, that is, Zibo is too hot.</text:p>
      <text:p text:style-name="P4">
The cause behind this phenomenon is complicated, the dissemination effect of the "Douyin era", and some retaliatory consumption caused by the three -year blocker of the epidemic, as well as the display of local governments to survive and change.</text:p>
      <text:p text:style-name="P4">
So, how did Zibo barbecue get angry? It is understood that the Zibo Municipal Government held the "Famous School Talents Express" in Beijing in March. Ma Xiaolei, secretary of the municipal party committee, went to Tsinghua and Peking University to preach, inviting students to develop in Zibo.</text:p>
      <text:p text:style-name="P4">
To this end, he proposed to visit the two universities for free to visit the tour during the May 1st period and eat it. Some Tsinghua and Bei University students began to search for Zibo scenic spots and found that Zibo barbecue was interesting. Therefore, discussions on platforms such as Douyin and Xiaohongshu. Based on the algorithm effect, Zibo barbecue became more popular and out of control.</text:p>
      <text:p text:style-name="P4">
<text:span text:style-name="T4">
 Zibo government performance is remarkable and available </text:span>
</text:p>
      <text:p text:style-name="P4">
In order to allow foreign tourists to "bake in Zibo", leaders at all levels of Zibo have also ushered in a Great Leap Forward for ideological liberation, urban management capabilities and informatization levels.</text:p>
      <text:p text:style-name="P4">
It is understood that Zibo made a set of combined fists, "overall planning, upper and lower linkage, and the city's heart", and released two open letters to all citizens and tourists. In order to do a good job of daily management, no leaks are not leaked, and various meetings such as mobilization, coordination, and promotion meeting every day will open until 3 or four in the morning.</text:p>
      <text:p text:style-name="P4">
Multiple Zibo barbecue stalls temporarily build welcoming tourists, and have unlicensed operations, but local urban management no longer crack down. Under the call of the municipal government, they roll up their sleeves with other civil servants and guests.</text:p>
      <text:p text:style-name="P4">
In order to create Zibo barbecue, the city will pick up and deliver tourists for free, and provide free accommodation without lack of two less. There are also 21 "barbecue" bus lines and opened a special line for barbecue. The phenomenon of taxis slaughter.</text:p>
      <text:p text:style-name="P4">
The barbecue feast of Zibo also brought people's changes in Zibo and Shandong.</text:p>
      <text:p text:style-name="P4">
In fact, Zibo used to be a cities with heavy industries. For a long time, Zibo's traditional industry proportion reached 70%, and the heavy chemical industry accounted for 70%of the traditional industries. This is a typical traditional industry. Traditional industries such as chemical industry, building pottery, medicine, and textile were once the foundation of the city.</text:p>
      <text:p text:style-name="P4">
In recent years, Zibo has seized the historical opportunities of Shandong's green and low -carbon high -quality development pioneer, and promoted the transformation of old industrial cities and the conversion of new and old kinetic energy. Old trees have developed new branches, new materials, intelligent equipment, new medicine, electronic information, etc. "Strong" industry is rejuvenating.</text:p>
      <text:p text:style-name="P4">
Walking in Zibo City, when you look at it, you will find that the traditional labels that have been posted by people over the years have long been torn off. This ancient city has a lot of net red temperament, because this time the barbecue is famous, although there are accidental components, it is not completely surprising.</text:p>
      <text:p text:style-name="P4">
<text:span text:style-name="T4">
 The stall economy has become the driving force for domestic demand? </text:span>
</text:p>
      <text:p text:style-name="P4">
Recently, it has been reported that Shenzhen has announced that it will no longer prohibit roadside stalls from September. Previously, Beijing, Shanghai, Kunming, Hangzhou and other places have announced the relaxation of stalls. According to the Huaxia Times, there are 28 cities in the open -stall economy in China.</text:p>
      <text:p text:style-name="P4">
The Shenzhen Special Economic Zone reported that Shenzhen recently amended the regulations on the management of city and environmental sanitation, allowing street offices to be based on "facilitating the masses", "reasonable layout", "orderly supervision" and other principles. Under the circumstances, the venue of stalls is delineated. The stipulated shops can also place the goods outside the store's entrance to solicit customers.</text:p>
      <text:p text:style-name="P4">
Professor Zhu Lijia of the Central Committee of the Communist Party of China told the media that liberalizing the "roadside stall" policy is worthy of recognition, which is good for the development of the economy and satisfying the daily life and exchanges of the people. The "roadside stall" itself does not have fundamental contradictions with urban management. As long as it is well managed, it can develop benign. Of course, this also tests the wisdom and level of urban managers.</text:p>
      <text:p text:style-name="P4">
When the former Prime Minister of the State Council of the State Council went to Yantai, Shandong in June 2020, he had described the stall economy as "fireworks of the world" and "Chinese vitality". However, at that time, official media such as Beijing Daily were not suitable for Beijing and other comments. Therefore, the open stall economy can be said to be a "concession" of the government's living space at the bottom of the people. Similar to poverty alleviation to alleviate the social conflicts and crises that may cause high unemployment rates.</text:p>
      <text:p text:style-name="P4">
The above is the current financial and economic listening, thank you for your listening. I am Rao Yiming. If you have any opinions and suggestions on this show, please write to [] <text:a xlink:type="simple" xlink:href="Buy Unicom: Feedback@买 买 .orG" text:style-name="Internet_20_link" text:visited-style-name="Visited_20_Internet_20_Link">
</text:a>
.或我个人推特账号是RFA_RYM进行联系。</text:p>
      <text:p text:style-name="P4">
那么就在此祝福各位有个愉快的周末，下次节目再会!</text:p>
      <text:p text:style-name="P4">
撰稿、主持、制作：饶怡明</text:p>
      <text:p text:style-name="P4">
News Source: <text:a xlink:type="simple" xlink:href="https://www.rfa.org/mandarin/zhuanlan/jingmaorediansaomiao/econ-05122023135633.html" text:style-name="Internet_20_link" text:visited-style-name="Visited_20_Internet_20_Link">
https://www.rfa.org/mandarin/zhuanlan/jingmaorediansaomiao/econ-05122023135633.html</text:a>
</text:p>
      <!--NEWS-->
      <text:h text:style-name="P10" text:outline-level="1">
<text:span text:style-name="T4">
Sino -US relations thaw? Shalvin and Wang Yi "frankly" talk about 8 hours long.</text:span>
</text:h>
      <text:p text:style-name="P4">
Author: None (Language: zh)</text:p>
      <text:p text:style-name="P4">
Publisher: None</text:p>
      <text:p text:style-name="P4">
Time: 2023-05-12T01:59:00Z</text:p>
      <text:p text:style-name="P4">
Description: After the "balloon incident", Sino -US relations fell to freezing; the United States intends to restore diplomatic interaction, but it has been repeatedly splashed with cold water by China. Recently, senior Sino -US officials held rare bilateral talks. What did the two say? Will it help Brinken to start a trip to China?</text:p>
      <text:p text:style-name="P4">
Videos: []</text:p>
      <text:p text:style-name="P4">
Images: ["<text:a xlink:type="simple" xlink:href="https://static.dw.com/image/65334703_303.jpg" text:style-name="Internet_20_link" text:visited-style-name="Visited_20_Internet_20_Link">
65334703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 "<text:a xlink:type="simple" xlink:href="https://static.dw.com/image/65568035_401.jpg" text:style-name="Internet_20_link" text:visited-style-name="Visited_20_Internet_20_Link">
65568035_401.jpg</text:a>
"]</text:p>
      <text:p text:style-name="P4">
Subject: 时政风云</text:p>
      <text:p text:style-name="P4">
Subjects: ['南希·佩洛西', '专题报道：习近平访美']</text:p>
      <text:p text:style-name="P4">
Keywords: ['中美关系', '气球事件', '布林肯', '王毅', '沙利文']</text:p>
      <text:p text:style-name="P4">
Id: 65597495</text:p>
      <!--METADATA-->
      <text:p text:style-name="P4">
<text:a xlink:type="simple" xlink:href="https://www.dw.com/zh/overlay/image/article/65597495/65334703" text:style-name="Internet_20_link" text:visited-style-name="Visited_20_Internet_20_Link">
 <draw:frame draw:style-name="fr1" draw:name="Image5" text:anchor-type="as-char" svg:width="6.9236in" svg:height="3.896998in" draw:z-index="0">
<draw:image xlink:href="../Images/dwzh/2023-05-12T01-59-00Z/65334703_303.jpg" xlink:type="simple" xlink:show="embed" xlink:actuate="onLoad" draw:mime-type="image/jpeg"/>
</draw:frame>
</text:a>
From May 10th to 11th, Wang Yi (pictured), director of the Foreign Affairs Office of the Central Committee of the Communist Party of China, met with the US National Security Consultant Sha Liwen to agree to maintain communication channels with the United States.</text:p>
      <text:p text:style-name="P4">
(Voice of German in Chinese) The United States and the Chinese Ministry of Foreign Affairs announced that Jakesullivan, USA, and Wang Yi, director of the CPC Central Committee of the CPC Central Committee, met in Austria on May 10th and 11th. The United States revealed that the two talked for 8 hours, including the two most sensitive topics between China and the United States: the Russian and Ukraine War and Taiwan issues. Both the White House and the Chinese embassy in the United States stated that this was "frank, realistic, and constructive."</text:p>
      <text:p text:style-name="P4">
Reuters pointed out, <text:a xlink:type="simple" xlink:href="https://www.dw.com/zh/zh/中国未就气球事件道歉-王毅美方歇斯底里/a-64751729" text:style-name="Internet_20_link" text:visited-style-name="Visited_20_Internet_20_Link">
</text:a>
And show that after the relationship drops to the freezing point, the two countries still try to maintain communication with each other.</text:p>
      <text:p text:style-name="P4">
A senior US official who is unknown to be named pointed out that the talks between Shalvin and Wang Yi are a major progress in Sino -US relations. Washington does not seek conflict or confrontation, and believes that "maintaining communication channels is particularly important when the relationship between the relationship between the two parties is particularly important." China also expresses this recognition.</text:p>
      <text:p text:style-name="P4">
The official added that Shalvin and Wang Yi's talks were to "try to find the overlap of interests in some issues." Talking about the issues include Taiwan issues, regional security, the Russian and Ukraine War, anti -drugs, and Beijing's detaining American citizens.</text:p>
      <text:p text:style-name="P4">
*<draw:frame draw:style-name="fr1" draw:name="Image6" text:anchor-type="as-char" svg:width="6.9236in" svg:height="3.896998in" draw:z-index="0">
<draw:image xlink:href="../Images/dwzh/2023-05-12T01-59-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7" text:anchor-type="as-char" svg:width="6.9236in" svg:height="3.896998in" draw:z-index="0">
<draw:image xlink:href="../Images/dwzh/2023-05-12T01-59-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8" text:anchor-type="as-char" svg:width="6.9236in" svg:height="3.896998in" draw:z-index="0">
<draw:image xlink:href="../Images/dwzh/2023-05-12T01-59-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9" text:anchor-type="as-char" svg:width="6.9236in" svg:height="3.896998in" draw:z-index="0">
<draw:image xlink:href="../Images/dwzh/2023-05-12T01-59-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10" text:anchor-type="as-char" svg:width="6.9236in" svg:height="3.896998in" draw:z-index="0">
<draw:image xlink:href="../Images/dwzh/2023-05-12T01-59-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11" text:anchor-type="as-char" svg:width="6.9236in" svg:height="3.896998in" draw:z-index="0">
<draw:image xlink:href="../Images/dwzh/2023-05-12T01-59-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draw:frame draw:style-name="fr1" draw:name="Image12" text:anchor-type="as-char" svg:width="6.9236in" svg:height="3.896998in" draw:z-index="0">
<draw:image xlink:href="../Images/dwzh/2023-05-12T01-59-00Z/64641001_303.jpg" xlink:type="simple" xlink:show="embed" xlink:actuate="onLoad" draw:mime-type="image/jpeg"/>
</draw:frame>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export blacklis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n response to the Taiwan Strait issue, the Chinese official media Xinhua News Agency reported on the 11th that Wang Yi comprehensively expounded the "strict position of China" on the Taiwan issue and agreed to continue to make good use of the "strategic communication channel". The US officials said that Shalvin emphasized that the two sides of the strait have "no conflict for more than 40 years" under the differences, and Washington does not want to see the status quo of the situation unilaterally.</text:p>
      <text:p text:style-name="P4">
In addition, Shalvin also put forward concerns about the three American citizens detained in China, and emphasized that this was a priority of the US President Biden.</text:p>
      <text:p text:style-name="P4">
Agence France -Presse reported that Danielrussel, the former East Asian affairs assistant Daniel During the administration of the United States President Obama, said that from a historical point of view, the communication between the US National Security Counsel and the highest diplomat in China has always been important. Sand The talks between Liwen and Wang Yi, "seem to be almost the only important channel that is still operating."</text:p>
      <text:p text:style-name="P4">
Russell pointed out that the US -China dispute to avoid openness is "encouraging", but this does not mean that Sino -US relations must be restored. He said: "Both sides are passing severe transmission -sometimes anger -information." However, he also affirmed that these interactions did increase the possibility of finding something in common, which helps to stabilize a dangerous turbulence relation".</text:p>
      <text:h text:style-name="P12" text:outline-level="3">
<text:span text:style-name="T4">
Re -arrange Brinkeit to visit China?Afterwards, Brinken did meet with Wang Yi at the Munich Security Conference, but this did not relieve tension. Brincken warned China not to take such "irresponsible behavior." Wang Yi claimed that China was affected by Washington's reaction.</text:span>
</text:h>
      <text:p text:style-name="P4">
<draw:frame draw:style-name="fr1" draw:name="Image13" text:anchor-type="as-char" svg:width="6.9236in" svg:height="3.896998in" draw:z-index="0">
<draw:image xlink:href="../Images/dwzh/2023-05-12T01-59-00Z/65568035_401.jpg" xlink:type="simple" xlink:show="embed" xlink:actuate="onLoad" draw:mime-type="image/jpeg"/>
</draw:frame>
After the balloon incident, U.S. Secretary of State Brosky postponed its trip to Beijing, which was originally scheduled to be in February this year.</text:p>
      <text:p text:style-name="P4">
After the meeting with Wang Yi, when asked about the "balloon incident", an unnamed US official said, "I think both parties realize that this unfortunate incident has caused the interaction between the two sides. "Movebeyond), re -establish standardized and normal communication channels."</text:p>
      <text:p text:style-name="P4">
The official added that Shalvin and Wang Yi did not discuss the exact date of Brinken's re -arranging visit, but the White House is expected to maintain interaction in the next few months. At the same time, Biden has been seeking calling with Chinese President Xi Jinping, but the official said that the latest situation in this regard can be disclosed.</text:p>
      <text:p text:style-name="P4">
In this regard, at the regular press conference of the Chinese Ministry of Foreign Affairs on the 11th, some reporters asked if there was a spectrum of worship and call, and spokesman Wang Wenbin responded to "there is no information in this area."</text:p>
      <text:p text:style-name="P4">
Reuters on the 11th quoted anonymous insider reporting, [] <text:a xlink:type="simple" xlink:href="https://www.dw.com/zh/zh/击落间谍气球后-美国为何推迟对中国的制裁/a-65593443" text:style-name="Internet_20_link" text:visited-style-name="Visited_20_Internet_20_Link">
</text:a>
, To prevent further damage to the US -China relations.</text:p>
      <text:p text:style-name="P4">
(Comprehensive report)</text:p>
      <text:p text:style-name="P4">
News Source: <text:a xlink:type="simple" xlink:href="https://www.dw.com/zh/中美關係解凍？沙利文與王毅「坦率」長談8小時/a-65597495" text:style-name="Internet_20_link" text:visited-style-name="Visited_20_Internet_20_Link">
https://www.dw.com/zh/中美關係解凍？沙利文與王毅「坦率」長談8小時/a-65597495?maca=chi-rss-chi-all-1127-rdf</text:a>
</text:p>
      <!--NEWS-->
      <text:h text:style-name="P10" text:outline-level="1">
<text:span text:style-name="T4">
The situation of the Russian and Ukraine War: Kiev said that the Ukraine continued to advance in Bachmut</text:span>
</text:h>
      <text:p text:style-name="P4">
Author: None (Language: zh)</text:p>
      <text:p text:style-name="P4">
Publisher: None</text:p>
      <text:p text:style-name="P4">
Time: 2023-05-12T14:26:00Z</text:p>
      <text:p text:style-name="P4">
Description: The Ukrainian Ministry of Defense said the Ukraine successfully advanced two kilometers forward in Bachmut. The Russian side denied this, claiming that there was no substantial change in the front line.</text:p>
      <text:p text:style-name="P4">
Videos: []</text:p>
      <text:p text:style-name="P4">
Images: ["<text:a xlink:type="simple" xlink:href="https://static.dw.com/image/65575995_303.jpg" text:style-name="Internet_20_link" text:visited-style-name="Visited_20_Internet_20_Link">
65575995_303.jpg</text:a>
", "<text:a xlink:type="simple" xlink:href="https://static.dw.com/image/65599662_401.jpg" text:style-name="Internet_20_link" text:visited-style-name="Visited_20_Internet_20_Link">
65599662_401.jpg</text:a>
", "<text:a xlink:type="simple" xlink:href="https://static.dw.com/image/65553567_401.jpg" text:style-name="Internet_20_link" text:visited-style-name="Visited_20_Internet_20_Link">
65553567_401.jpg</text:a>
"]</text:p>
      <text:p text:style-name="P4">
Subject: 新闻广角</text:p>
      <text:p text:style-name="P4">
Subjects: ['岛屿主权争端', '专题报道：全景观看“习马会”', '中国', '中共十九大', '德中关系', '俄罗斯入侵乌克兰']</text:p>
      <text:p text:style-name="P4">
Keywords: ['俄乌战争', '西方对俄制裁', '巴赫穆特', '中国', '林德纳', '耶伦']</text:p>
      <text:p text:style-name="P4">
Id: 65606836</text:p>
      <!--METADATA-->
      <text:p text:style-name="P4">
<text:a xlink:type="simple" xlink:href="https://www.dw.com/zh/overlay/image/article/65606836/65575995" text:style-name="Internet_20_link" text:visited-style-name="Visited_20_Internet_20_Link">
 <draw:frame draw:style-name="fr1" draw:name="Image14" text:anchor-type="as-char" svg:width="6.9236in" svg:height="3.896998in" draw:z-index="0">
<draw:image xlink:href="../Images/dwzh/2023-05-12T14-26-00Z/65575995_303.jpg" xlink:type="simple" xlink:show="embed" xlink:actuate="onLoad" draw:mime-type="image/jpeg"/>
</draw:frame>
</text:a>
(Voice of Germany) The Ukraine Ministry of Defense said on Friday that the Ukraine's offensive at the front line of Bachurut made significant progress. The Russian and Ukraine's troops have lasted for several months around Bakhmut's fierce battle. Gannamalyar, deputy minister of Ukraine's Ministry of Defense, said in a statement issued by the social media: "This week, our army did not lose any position in Bachomut, and the enemy forces suffered huge losses. Our us. The troops advanced two kilometers near Bachmut. "[] <text:a xlink:type="simple" xlink:href="https://www.dw.com/zh/zh/俄乌战况巴赫穆特决战在即/a-65550358" text:style-name="Internet_20_link" text:visited-style-name="Visited_20_Internet_20_Link">
</text:a>
However, the Russian side stated that the Urpical Army has not made any progress in Bachomut and said that the so -called Russian army's losses in Bachmummon said that "it is completely inconsistent with the facts."</text:p>
      <text:p text:style-name="P4">
Bachmart had a population of about 70,000 before the war. In the past few months, the Russian army launched a violent offensive against the city and controlled the city's area of about 80%.</text:p>
      <text:h text:style-name="P12" text:outline-level="3">
<text:span text:style-name="T4">
poll: Most Germans hope that Russia and Ukraine will start negotiations to end the war</text:span>
</text:h>
      <text:p text:style-name="P4">
The latest poll shows that most Germans want Ukraine to negotiate with Russia to end the fifteen -month war that Russia launched a fifteen -month war. During the questionnaire survey initiated by the DUGOV, the DUGOV authorized institution, when asked, "Do you think Ukraine is now in the war with Russia?" 55%of the respondents believe that Ukraine should negotiate with Russia, 28%of respondents believe that they should not negotiate with Russia.</text:p>
      <text:p text:style-name="P4">
54%of respondents also said that Ukraine should not be accepted to NATO.</text:p>
      <text:p text:style-name="P4">
Ukraine President Zelezki may attend the NATO Summit held in Lithuania in July this year. He hopes that leaders of various countries will be mobilized to accept Ukraine to join NATO.</text:p>
      <text:p text:style-name="P4">
<draw:frame draw:style-name="fr1" draw:name="Image15" text:anchor-type="as-char" svg:width="6.9236in" svg:height="3.896998in" draw:z-index="0">
<draw:image xlink:href="../Images/dwzh/2023-05-12T14-26-00Z/65599662_401.jpg" xlink:type="simple" xlink:show="embed" xlink:actuate="onLoad" draw:mime-type="image/jpeg"/>
</draw:frame>
Germany's Treasury Secretary cooperated to fight against sanctions.</text:p>
      <text:h text:style-name="P12" text:outline-level="3">
<text:span text:style-name="T4">
Demei Treasury Secretary to avoid sanctions to discuss countermeasures</text:span>
</text:h>
      <text:p text:style-name="P4">
During the Western Seventh Western Finance Secretary Conference, German Finance Minister Lindna and US Finance Minister Yellen held bilateral talks. Both politicians emphasized that it is necessary to carry out cooperation between Germany and the United States in terms of cracking down on Moscow to avoid Western sanctions against Russia. In a statement, the U.S. Treasury said: "Yellen Finance praised Germany's efforts to Germany in coordination with Russia's sanctions and discussed the importance of joint efforts to combat Russia to escape sanctions.</text:p>
      <text:p text:style-name="P4">
The United States and its allies provide a lot of economic, military and humanitarian assistance to Ukraine, and also use sanctions and export control to force Russia to pay economic costs for this aggression.</text:p>
      <text:h text:style-name="P12" text:outline-level="3">
<text:span text:style-name="T4">
will visit Ukraine</text:span>
</text:h>
      <text:p text:style-name="P4">
According to Beijing, China will send special envoys to Ukraine, Russia and other European countries to discuss the "political solutions" of the Russian and Ukraine War.</text:p>
      <text:p text:style-name="P4">
Chinese Foreign Ministry spokesman Wang Wenbin said at a routine press conference: Li Hui, the Chinese envoy, will start on May 15th, <text:a xlink:type="simple" xlink:href="https://www.dw.com/zh/zh/中国特别代表李辉下周访问乌克兰等国/a-65604536" text:style-name="Internet_20_link" text:visited-style-name="Visited_20_Internet_20_Link">
</text:a>
Discuss the political solution of the Ukraine crisis.</text:p>
      <text:p text:style-name="P4">
<draw:frame draw:style-name="fr1" draw:name="Image16" text:anchor-type="as-char" svg:width="6.9236in" svg:height="3.896998in" draw:z-index="0">
<draw:image xlink:href="../Images/dwzh/2023-05-12T14-26-00Z/65553567_401.jpg" xlink:type="simple" xlink:show="embed" xlink:actuate="onLoad" draw:mime-type="image/jpeg"/>
</draw:frame>
Chinese envoy Li Hui will visit Ukraine next week</text:p>
      <text:p text:style-name="P4">
China has claimed that China's neutral position has made the country's ability to mediate in Russia and Ukraine. However, Western countries generally believe that the wording of the 12 -point peace proposal previously proposed by China was too vague, and did not provide specific plans for the end of the war, and never condemned Russia's aggression.</text:p>
      <text:p text:style-name="P4">
(Germany, Reuters, Agence France -Presse)</text:p>
      <text:p text:style-name="P4">
News Source: <text:a xlink:type="simple" xlink:href="https://www.dw.com/zh/俄乌战况：基辅称乌军继续在巴赫穆特推进/a-65606836" text:style-name="Internet_20_link" text:visited-style-name="Visited_20_Internet_20_Link">
https://www.dw.com/zh/俄乌战况：基辅称乌军继续在巴赫穆特推进/a-65606836?maca=chi-rss-chi-all-1127-rdf</text:a>
</text:p>
      <!--NEWS-->
      <text:h text:style-name="P10" text:outline-level="1">
<text:span text:style-name="T4">
China announced that it would send special envoys to Russia and other countries to dress up "mediation people"?</text:span>
</text:h>
      <text:p text:style-name="P4">
Author: None</text:p>
      <text:p text:style-name="P4">
Publisher: Radio Free Asia (Organization)</text:p>
      <text:p text:style-name="P4">
Published Time: 2023-05-12T14:49:00-04:00</text:p>
      <text:p text:style-name="P4">
Modified Time: 2023-05-13T06:45:51-04:00</text:p>
      <text:p text:style-name="P4">
Description: None</text:p>
      <text:p text:style-name="P4">
Videos: []</text:p>
      <text:p text:style-name="P4">
Audios: ["<text:a xlink:type="simple" xlink:href="https://www.rfa.org/mandarin/yataibaodao/junshiwaijiao/kw1-051220231045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7" text:anchor-type="as-char" svg:width="6.9236in" svg:height="4.511507in" draw:z-index="0">
<draw:image xlink:href="../Images/rfamandarin/2023-05-12T14-49-00-04-00/000000.png" xlink:type="simple" xlink:show="embed" xlink:actuate="onLoad" draw:mime-type="image/png"/>
</draw:frame>
Medvedev, then Russian Prime Minister in 2015, attended a meeting with Li Hui. <text:a xlink:type="simple" xlink:href="https://www.rfa.org/mandarin/yataibaodao/junshiwaijiao/kw1-05122023104525.html/@@images/image" text:style-name="Internet_20_link" text:visited-style-name="Visited_20_Internet_20_Link">
</text:a>
Reuters information picture <text:a xlink:type="simple" xlink:href="https://www.rfa.org/mandarin/yataibaodao/junshiwaijiao/kw1-05122023104525.html/@@stream" text:style-name="Internet_20_link" text:visited-style-name="Visited_20_Internet_20_Link">
</text:a>
The Ministry of Foreign Affairs of China announced on Friday (May 12) that China will send special envoys to Ukraine and Russia next week to solve the mediation of Russia and Ukraine in politics. However, the Kremlin Palace stated that there is no plan to meet with Chinese envoys at present.</text:p>
      <text:p text:style-name="P4">
<text:a xlink:type="simple" xlink:href="https://www.rfa.org/mandarin/yataibaodao/junshiwaijiao/tj-04262023115200.html" text:style-name="Internet_20_link" text:visited-style-name="Visited_20_Internet_20_Link">
<text:span text:style-name="T4">
 Xi Jinping and Zelei Sky Call Scholars: The impact on the Russian and Ukraine War has little impact </text:span>
</text:a>
  * <text:span text:style-name="T4">
<text:a xlink:type="simple" xlink:href="https://www.rfa.org/mandarin/Xinwen/cmh2-04262023080641.html" text:style-name="Internet_20_link" text:visited-style-name="Visited_20_Internet_20_Link">
 </text:a>
</text:span>
</text:p>
      <text:p text:style-name="Horizontal_20_Line"/>
      <text:p text:style-name="P4">
At the regular press conference, Wang Wenbin, a spokesman for the Chinese Foreign Ministry, responded to the official media CCTV reporter: "From May 15th, the Chinese government Eurasian Ambassador Li Hui will go to Ukraine, Poland, France, Germany Visit with the five Russian nations to communicate with the Ukrainian crisis with all parties. "</text:p>
      <text:p text:style-name="P4">
Wang Wenbin also said that in the Russian and Ukraine War, China "always upholds an objective and fair position and actively persuades and talks." This time, the Chinese representative's visit to the relevant country is another manifestation of "China is committed to persuasion and talk". He also said that at present, the Ukraine crisis is still delayed and China is willing to contribute to "contributing to the political solution of the Ukraine crisis."</text:p>
      <text:p text:style-name="P4">
<draw:frame draw:style-name="fr1" draw:name="Image18" text:anchor-type="as-char" svg:width="6.9236in" svg:height="4.61393in" draw:z-index="0">
<draw:image xlink:href="../Images/rfamandarin/2023-05-12T14-49-00-04-00/000001.png" xlink:type="simple" xlink:show="embed" xlink:actuate="onLoad" draw:mime-type="image/png"/>
</draw:frame>
On April 26, 2023, Yu Jun (left), deputy director of the Ministry of Foreign Affairs of the Ministry of Foreign Affairs of China and Wang Wenbin, spokesman for the Ministry of Foreign Affairs, said at a press conference that China will send special representatives to Ukraine and other countries to visit. (Agencelet) [] <text:a xlink:type="simple" xlink:href="https://www.rfa.org/mandarin/yataibaodao/junshiwaijiao/kw1-05122023104525.html/000_33dw29m.jpg" text:style-name="Internet_20_link" text:visited-style-name="Visited_20_Internet_20_Link">
</text:a>
However, the Kremlin spokesman said on the same day that there were no plans to meet with Chinese envoy meetings.</text:p>
      <text:p text:style-name="P4">
Since the outbreak of the Russian -Ukraine conflict, the international community has been holding a high degree of doubt about the so -called "neutral stance" of Beijing and whether it can play the "mediation person". On the eve of Russia's invasion of Ukraine, China had announced a "unlimited" cooperation with Russia. After the outbreak of the war, Beijing has always rejected condemnation of Russia's aggression, but has accused the United States and NATO from provoking conflicts. On the first anniversary of the Russian -Ukraine conflict, China also released a 12 -point peace plan to resolve the Russian -Ukraine conflict. Among them, only the words were not required to withdraw troops from Ukraine, which caused criticism from Ukraine and the international community.</text:p>
      <text:p text:style-name="P4">
Chinese President Xi Jinping has phone calls with the President of Ukraine in April. This is also the first time that China -Ukraine leaders have been talked about since the conflict between Russia and Ukraine. The Wall Street Journal of the United States pointed out that this shows that Beijing is trying to shape itself as a "potential peaceful founder" that has been shaped itself as a conflict between Russia and Ukraine.</text:p>
      <text:p text:style-name="P4">
<draw:frame draw:style-name="fr1" draw:name="Image19" text:anchor-type="as-char" svg:width="6.9236in" svg:height="5.203518in" draw:z-index="0">
<draw:image xlink:href="../Images/rfamandarin/2023-05-12T14-49-00-04-00/000002.png" xlink:type="simple" xlink:show="embed" xlink:actuate="onLoad" draw:mime-type="image/png"/>
</draw:frame>
Ukraine President Zelegiski (left) and Chinese leader Xi Jinping. (Agencelet) [] <text:a xlink:type="simple" xlink:href="https://www.rfa.org/mandarin/yataibaodao/junshiwaijiao/kw1-05122023104525.html/000_33dw366.jpg" text:style-name="Internet_20_link" text:visited-style-name="Visited_20_Internet_20_Link">
</text:a>
According to the Associated Press, Beijing has been avoiding the conflict between other countries before, but after the talks between Saudi Arabia and Iran in March and restore the diplomatic relations between the two countries for 7 years, Beijing seems to be trying to show it. Global diplomatic influence.</text:p>
      <text:p text:style-name="P4">
After the United States and its allies cut off most of Russia's procurement trade, the relationship between China and Moscow was closer. As the largest buyer of Russia's oil and natural gas, Beijing has a strong economic influence on Moscow. At the same time, Beijing also regards Moscow as a diplomatic partner against the United States leading global affairs, and uses the status of the UN Security Council to transfer the international community's diplomatic attack on Russia.</text:p>
      <text:p text:style-name="P4">
At the same time as Sino -Russian relations are increasingly close, US -China relations have continued to deteriorate, and with the Chinese spy balloon incident in February this year, it has fallen into the bottom. U.S. Secretary of State Brosky was forced to cancel its original visit to China, and the relevant plans have not yet re -arranged.</text:p>
      <text:p text:style-name="P4">
However, China's highest diplomat Wang Yi and US national security adviser Jack Jack Sakali text held talks in Vienna, Austria on Wednesday and Thursday. According to the Chinese press release, the two sides conducted a discussion of "frank, deep, substantial, and constructive" on promoting Sino -US relations to "eliminate obstacles and stop falling stability". Essence</text:p>
      <text:p text:style-name="P4">
Reporter: Caddy Editor: He Ping.com Editor: He Fu</text:p>
      <text:p text:style-name="P4">
News Source: <text:a xlink:type="simple" xlink:href="https://www.rfa.org/mandarin/yataibaodao/junshiwaijiao/kw1-05122023104525.html" text:style-name="Internet_20_link" text:visited-style-name="Visited_20_Internet_20_Link">
https://www.rfa.org/mandarin/yataibaodao/junshiwaijiao/kw1-05122023104525.html</text:a>
</text:p>
      <!--NEWS-->
      <text:h text:style-name="P10" text:outline-level="1">
<text:span text:style-name="T4">
US think tank discussion: Maintaining India -Pacific Peace to deal with Chinese ambitions</text:span>
</text:h>
      <text:p text:style-name="P4">
Author: None</text:p>
      <text:p text:style-name="P4">
Publisher: Radio Free Asia (Organization)</text:p>
      <text:p text:style-name="P4">
Published Time: 2023-05-12T15:06:00-04:00</text:p>
      <text:p text:style-name="P4">
Modified Time: 2023-05-13T06:44:38-04:00</text:p>
      <text:p text:style-name="P4">
Description: None</text:p>
      <text:p text:style-name="P4">
Videos: []</text:p>
      <text:p text:style-name="P4">
Audios: ["<text:a xlink:type="simple" xlink:href="https://www.rfa.org/mandarin/yataibaodao/junshiwaijiao/tj-051220230936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20" text:anchor-type="as-char" svg:width="6.9236in" svg:height="3.88615in" draw:z-index="0">
<draw:image xlink:href="../Images/rfamandarin/2023-05-12T15-06-00-04-00/000000.png" xlink:type="simple" xlink:show="embed" xlink:actuate="onLoad" draw:mime-type="image/png"/>
</draw:frame>
The Washington Think Tank Strategy and International Research Center (CSIS) also held a seminar on Friday. Scholars participating in the conference focused on how regional allies should cooperate to maintain peace and stability in the Indo -Pacific region. <text:a xlink:type="simple" xlink:href="https://www.rfa.org/mandarin/yataibaodao/junshiwaijiao/tj-05122023093625.html/@@images/image" text:style-name="Internet_20_link" text:visited-style-name="Visited_20_Internet_20_Link">
</text:a>
Video screenshot/CSIS <text:a xlink:type="simple" xlink:href="https://www.rfa.org/mandarin/yataibaodao/junshiwaijiao/tj-05122023093625.html/@@stream" text:style-name="Internet_20_link" text:visited-style-name="Visited_20_Internet_20_Link">
</text:a>
The strategic competition between the United States and China is increasingly upgraded, bringing a lot of uncertainty to the security situation in the Indo -Pacific region. So, how should Indo -Pacific countries cooperate to maintain regional peace? This issue has attracted the attention of the American academic community. <text:a xlink:type="simple" xlink:href="https://www.rfa.org/mandarin/Xinwen/10-04302023173454.html" text:style-name="Internet_20_link" text:visited-style-name="Visited_20_Internet_20_Link">
</text:a>
</text:p>
      <text:p text:style-name="P4">
<text:a xlink:type="simple" xlink:href="https://www.rfa.org/mandarin/yataibaodao/junshiwaijiao/jw-05112023114552.html" text:style-name="Internet_20_link" text:visited-style-name="Visited_20_Internet_20_Link">
</text:a>
</text:p>
      <text:p text:style-name="P4">
<text:a xlink:type="simple" xlink:href="https://www.rfa.org/mandarin/Xinwen/10-04302023173454.html" text:style-name="Internet_20_link" text:visited-style-name="Visited_20_Internet_20_Link">
 </text:a>
 <text:span text:style-name="T4">
<text:a xlink:type="simple" xlink:href="https://www.rfa.org/mandarin/yataibaodao/junshiwaijiao/jw-05112023114552.html" text:style-name="Internet_20_link" text:visited-style-name="Visited_20_Internet_20_Link">
 </text:a>
 </text:span>
  * <text:span text:style-name="T4">
<text:a xlink:type="simple" xlink:href="https://www.rfa.org/mandarin/yataibaodao/junshiwaijiao/tj-04272023122615.html" text:style-name="Internet_20_link" text:visited-style-name="Visited_20_Internet_20_Link">
 </text:a>
 </text:span>
  * <text:span text:style-name="T4">
<text:a xlink:type="simple" xlink:href="https://www.rfa.org/mandarin/yataibaodao/junshiwaijiao/hcm-04272023041504.html" text:style-name="Internet_20_link" text:visited-style-name="Visited_20_Internet_20_Link">
 </text:a>
 </text:span>
  * <text:span text:style-name="T4">
<text:a xlink:type="simple" xlink:href="https://www.rfa.org/mandarin/yataibaodao/junshiwaijiao/wy-04252023113855.html" text:style-name="Internet_20_link" text:visited-style-name="Visited_20_Internet_20_Link">
 </text:a>
</text:span>
</text:p>
      <text:p text:style-name="Horizontal_20_Line"/>
      <text:p text:style-name="P4">
In recent years, the United States and China have been in fierce competition, and China's expansion of international influence has become increasingly obvious. The Republican Senator Marcorubio recently proposed to Congress to the "Deterring Chinese Premptive Strikes Act of2023" to Congress. In the Taiwan Strait conflict, China's possible blows against Taiwan.</text:p>
      <text:p text:style-name="P4">
<draw:frame draw:style-name="fr1" draw:name="Image21" text:anchor-type="as-char" svg:width="6.9236in" svg:height="4.612011in" draw:z-index="0">
<draw:image xlink:href="../Images/rfamandarin/2023-05-12T15-06-00-04-00/000001.png" xlink:type="simple" xlink:show="embed" xlink:actuate="onLoad" draw:mime-type="image/png"/>
</draw:frame>
American Senator Rubio proposed the "2023 Fighting China Pioneer Act" to Congress, which aims to strengthen the protection of military facilities in the United States and Taiwan in Indo -Pacific to resist China's potential air strikes.(Reuters information picture)At the same time, the Washington Think Tank Strategy and International Research Center (CSIS) also held a seminar on Friday. Scholars of the participants focused on how regional allies should cooperate to maintain peace and stability in the Indo -Pacific region.</text:p>
      <text:p text:style-name="P4">
<text:span text:style-name="T4">
 Taiwan scholars: The United States should abandon the strategy blur </text:span>
</text:p>
      <text:p text:style-name="P4">
At the meeting, Wang Hongren, Deputy CEO of the National Policy Research Institute of the Taiwan Think Tank, believes that the US strategic fuzzy policy should be changed because the purpose of strategic fuzzy is to obstacle China not to change the status quo of the Taiwan Straits one -sided, but according to China ’s recent cultural attacks against Taiwan Looking at it, the strategic blur does not seem to have the effect: "(Strategic fuzzy) goal has obviously failed."</text:p>
      <text:p text:style-name="P4">
<draw:frame draw:style-name="fr1" draw:name="Image22" text:anchor-type="as-char" svg:width="6.9236in" svg:height="3.891864in" draw:z-index="0">
<draw:image xlink:href="../Images/rfamandarin/2023-05-12T15-06-00-04-00/000002.png" xlink:type="simple" xlink:show="embed" xlink:actuate="onLoad" draw:mime-type="image/png"/>
</draw:frame>
Wang Hongren, Deputy CEO of the National Policy Research Institute of Taiwan Think Tank spoke at the meeting.(Video screenshot/CSIS)  <text:a xlink:type="simple" xlink:href="https://www.rfa.org/mandarin/yataibaodao/junshiwaijiao/tj-05122023093625.html/screenshot-2023-05-12-145422.jpg" text:style-name="Internet_20_link" text:visited-style-name="Visited_20_Internet_20_Link">
</text:a>
Wang Hongren believes that the Bayeng government also realized that the strategy was blurred and could not effectively stop the Chinese martial arts Taiwan, so Biden would openly stated four times that if China invaded Taiwan, the United States would conduct cooperative defense: "I think the United States leaders realize the strategy. Vagueness will lead to appeasement or disaster. Strategic blurring will pass the error message to Chinese leaders, so that Chinese leaders will mistakenly believe that in any circumstances, the United States will not intervene in the Taiwan Strait War. "</text:p>
      <text:p text:style-name="P4">
Wang Hongren suggested that the United States should establish a military alliance similar to the North Atlantic Convention in Asia, and cover Taiwan to effectively scare Chinese forces to invade Taiwan: "Such an alliance can make Chinese leaders think again and again, whether to be right? Taiwan or neighboring country moves martial arts? "</text:p>
      <text:p text:style-name="P4">
<text:span text:style-name="T4">
 Scholars: Strategic blurring makes American allies more willing to be on the same front as Taiwan </text:span>
</text:p>
      <text:p text:style-name="P4">
In response to the issue of strategic fuzzy, Bonnylin, director of the China Strategy and International Research Center (CSIS) China Power Project, expressed different views. Lin Yang believes that maintaining a strategy of Taiwan will encourage American allies to support Taiwan on Taiwan issues: "From the perspective of the United States, if you want to give Taiwan the most support, the best way is that the American allies also join Taiwan. Assistance; and if there are more vague space for American allies, they will be more willing to join. On the contrary, if we clearly propose a solution to assist Taiwan, I think this will make it difficult for many countries to join the ranks of helping Taiwan. "</text:p>
      <text:p text:style-name="P4">
<draw:frame draw:style-name="fr1" draw:name="Image23" text:anchor-type="as-char" svg:width="6.9236in" svg:height="3.896204in" draw:z-index="0">
<draw:image xlink:href="../Images/rfamandarin/2023-05-12T15-06-00-04-00/000003.png" xlink:type="simple" xlink:show="embed" xlink:actuate="onLoad" draw:mime-type="image/png"/>
</draw:frame>
Bonny Lin, director of the China Strategy and International Research Center (CSIS) China Power Project, expressed different views at the meeting.(Video screenshot/CSIS)  <text:a xlink:type="simple" xlink:href="https://www.rfa.org/mandarin/yataibaodao/junshiwaijiao/tj-05122023093625.html/screenshot-2023-05-12-145531.jpg" text:style-name="Internet_20_link" text:visited-style-name="Visited_20_Internet_20_Link">
</text:a>
</text:p>
      <text:p text:style-name="P4">
<text:span text:style-name="T4">
 Aesthetic scholars: greater threats than North Korea China to the world </text:span>
</text:p>
      <text:p text:style-name="P4">
At the meeting, Korean scholars questioned why the United States actively encouraged allies to have a clearer position on Taiwan's issue, but did not respond to the security issues brought by North Korea with the same positive attitude. In this regard, Lin Yang pointed out that the United States has not ignored the North Korean issue, but the US government has recently had more ink on the Taiwan issue because China is a great threat to the world.</text:p>
      <text:p text:style-name="P4">
Lin Yang said: "For the United States, China is a more threatened opponent. It is a global security concern. China also brings huge economic threats. From a global perspective, compared with North Korea, China has brought the United States to the United States. More challenges. Another thing to notice is that South Korea is quite prepared in the North Korean crisis, but Taiwan still needs to make more preparations. "</text:p>
      <text:p text:style-name="P4">
Reporter: Tang Yuanyuan Responsible: He Ping.com Editor: He Fu</text:p>
      <text:p text:style-name="Horizontal_20_Line"/>
      <text:p text:style-name="P4">
News Source: <text:a xlink:type="simple" xlink:href="https://www.rfa.org/mandarin/yataibaodao/junshiwaijiao/tj-05122023093625.html" text:style-name="Internet_20_link" text:visited-style-name="Visited_20_Internet_20_Link">
https://www.rfa.org/mandarin/yataibaodao/junshiwaijiao/tj-05122023093625.html</text:a>
</text:p>
      <!--NEWS-->
      <text:h text:style-name="P10" text:outline-level="1">
<text:span text:style-name="T4">
Perverted pepper: Please leave the evil wolf</text:span>
</text:h>
      <text:p text:style-name="P4">
Author: None</text:p>
      <text:p text:style-name="P4">
Publisher: Radio Free Asia (Organization)</text:p>
      <text:p text:style-name="P4">
Published Time: 2023-05-12T17:11:00-04:00</text:p>
      <text:p text:style-name="P4">
Modified Time: 2023-05-12T18:15: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88615in" draw:z-index="0">
<draw:image xlink:href="../Images/rfamandarin/2023-05-12T17-11-00-04-00/000000.png" xlink:type="simple" xlink:show="embed" xlink:actuate="onLoad" draw:mime-type="image/png"/>
</draw:frame>
 <text:a xlink:type="simple" xlink:href="https://www.rfa.org/mandarin/biantailajiaomanhua/pepper-05122023165427.html/@@images/image" text:style-name="Internet_20_link" text:visited-style-name="Visited_20_Internet_20_Link">
</text:a>
Photo: RFA</text:p>
      <text:p text:style-name="P4">
After a Chinese diplomat attempt to threaten a Canadian politician and his family in Ottawa, and then decided to list him as an unpopular person, Beijing returned to his teeth, and China and Canada had a storm of mutual diplomats. The Chinese Canadian member became a nail in Beijing because he proposed a motion in Congress to condemn China for the rude treatment of his ethnic minorities. The "War Wolf" diplomats of the claws and teeth have already tried to suppress the criticism and opponent of exile opponents in several countries, which aroused concern for China's diplomatic influence.</text:p>
      <text:p text:style-name="P4">
News Source: <text:a xlink:type="simple" xlink:href="https://www.rfa.org/mandarin/biantailajiaomanhua/pepper-05122023165427.html" text:style-name="Internet_20_link" text:visited-style-name="Visited_20_Internet_20_Link">
https://www.rfa.org/mandarin/biantailajiaomanhua/pepper-05122023165427.html</text:a>
</text:p>
      <!--NEWS-->
      <text:h text:style-name="P10" text:outline-level="1">
<text:span text:style-name="T4">
The Minister of Trade in Australia said that he was "happy" about China's trade negotiations</text:span>
</text:h>
      <text:p text:style-name="P4">
Author: 联合早报 (Person)</text:p>
      <text:p text:style-name="P4">
Publisher: 联合早报 (Organization)</text:p>
      <text:p text:style-name="P4">
Published Time: 2023-05-12T22:51</text:p>
      <text:p text:style-name="P4">
Modified Time: 2023-05-13T14:28</text:p>
      <text:p text:style-name="P4">
Description: Australian Minister of Trade Farrell said he was "happy" about the talks in the elimination of trade barriers in China, saying that this visit was a "another step" in stabilizing Sino -Australian relations. Reuters reports that Farrell ends with Wang Wentao, Minister of Commerce of China on Friday (May 12) ...</text:p>
      <text:p text:style-name="P4">
Videos: []</text:p>
      <text:p text:style-name="P4">
Audios: []</text:p>
      <text:p text:style-name="P4">
Images: []</text:p>
      <text:p text:style-name="P4">
Type: NewsArticle</text:p>
      <text:p text:style-name="P4">
Breadcrumbs: ['即时', '国际']</text:p>
      <text:p text:style-name="P4">
Keywords: ['澳大利亚', '中国', '贸易', '中澳关系']</text:p>
      <!--METADATA-->
      <text:p text:style-name="P4">
Australian Minister of Trade Farrell said he was "happy" about the talks in the elimination of trade barriers in China, saying that this visit was a "another step" in stabilizing Sino -Australian relations.</text:p>
      <text:p text:style-name="P4">
Reuters reported that Farrell said on Friday (May 12) and the Minister of Commerce of China Wang Wentao. At a press conference, "(this visit) is taken on the road to stabilize the relationship between China and Australia. One step ... I came here to create a way to make the trade and economic relations between Australia and China normally. "</text:p>
      <text:p text:style-name="P4">
With the gradual stability of China -Australia's diplomatic relations, Beijing allowed four Chinese companies to be transported into Australian coal in January, and the two countries have now fully restored coal trade.</text:p>
      <text:p text:style-name="P4">
Earlier on Friday, Farrell told Wang Wentao in the opening speech of the 16th Ministerial Economic Joint Conference: "We can see the benefits of the" China -Australia Free Trade Agreement "to Australian Chinese enterprises and consumers in 2015 ","</text:p>
      <text:p text:style-name="P4">
After the meeting with Wang Wentao, Farrell said: "I am very happy to confirm that we agree to strengthen dialogue under the free trade agreement and other platforms to solve the problem that has not been resolved."</text:p>
      <text:p text:style-name="P4">
Farrer also revealed that he had issued an invitation to Australia to Wang Wentao, and Wang Wentao accepted the proposal.</text:p>
      <text:p text:style-name="P4">
Sino -Australian relations have deteriorated since 2017. At that time, Australian Prime Minister Morrison called on April 2020 to call on the international community to conduct investigations on the traceability of crown diseases, which has worsening Australia -China relations. China will restrict the losses of Australian coal, red wine, barley, lobster and other products. However, since the Labor government came to power in May 2022, Australia -China relations have been gradually repaired.</text:p>
      <text:p text:style-name="P4">
This is the first face -to -face meeting since China and Australia's Minister of Trade.</text:p>
      <text:p text:style-name="P4">
News Source: <text:a xlink:type="simple" xlink:href="https://www.zaobao.com.sg/realtime/world/story20230512-1393987" text:style-name="Internet_20_link" text:visited-style-name="Visited_20_Internet_20_Link">
https://www.zaobao.com.sg/realtime/world/story20230512-1393987</text:a>
</text:p>
      <!--NEWS-->
      <text:h text:style-name="P10" text:outline-level="1">
<text:span text:style-name="T4">
Lakers defeat the Warriors to advance to the NBA Western District Finals</text:span>
</text:h>
      <text:p text:style-name="P4">
Publisher: 法新社</text:p>
      <text:p text:style-name="P4">
Published Time: 2023-05-13T-11:32:08+00:00</text:p>
      <text:p text:style-name="P4">
Modified Time: 2023-05-13T06:20:02+00:00</text:p>
      <text:p text:style-name="P4">
Description: (Agence France-Presse, Los Angeles, 12th) The NBA Los Angeles Lakers seal the audience today, defeating the defending champion of the defending champion Jinzhou Warriors 122-101, and broke into the Western Fina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5-13T-11-32-08-00-00/000000.png" xlink:type="simple" xlink:show="embed" xlink:actuate="onLoad" draw:mime-type="image/png"/>
</draw:frame>
The Lakers' LEBronjames will help the team win the series with a 30 -point performance. The Lakers will meet with the number one seed Denver gold block and two most valuable players Nikolajokic. Competition for the entry voucher for the NBA Military Championship this year.</text:p>
      <text:p text:style-name="P4">
James told the American sports media ESPN, "This will be a great series. They (golden blocks) are the number one seed in the Western District throughout the season, and we respect them very much."</text:p>
      <text:p text:style-name="P4">
The NBA Western District Finals will start next Tuesday.</text:p>
      <text:p text:style-name="P4">
News Source: <text:a xlink:type="simple" xlink:href="https://www.rfi.fr/cn/%E8%BF%90%E5%8A%A8%E5%A4%A9%E5%9C%B0/20230513-%E6%B9%96%E4%BA%BA%E5%87%BB%E8%B4%A5%E5%8B%87%E5%A3%AB-%E6%99%8B%E7%BA%A7nba%E8%A5%BF%E5%8C%BA%E5%86%B3%E8%B5%9B" text:style-name="Internet_20_link" text:visited-style-name="Visited_20_Internet_20_Link">
https://www.rfi.fr/cn/%E8%BF%90%E5%8A%A8%E5%A4%A9%E5%9C%B0/20230513-%E6%B9%96%E4%BA%BA%E5%87%BB%E8%B4%A5%E5%8B%87%E5%A3%AB-%E6%99%8B%E7%BA%A7nba%E8%A5%BF%E5%8C%BA%E5%86%B3%E8%B5%9B</text:a>
</text:p>
      <!--NEWS-->
      <text:h text:style-name="P10" text:outline-level="1">
<text:span text:style-name="T4">
Fed Vice Chairman Jefferson, the nominated director of the government</text:span>
</text:h>
      <text:p text:style-name="P4">
Publisher: 法新社</text:p>
      <text:p text:style-name="P4">
Published Time: 2023-05-13T-5:32:08+00:00</text:p>
      <text:p text:style-name="P4">
Modified Time: 2023-05-13T07:05:04+00:00</text:p>
      <text:p text:style-name="P4">
Description: (Agence France -Presse, Washington, 12th) U.S. President Bynden nominated today's nomination of the Federal Council (FED) Director Philip Jefferson. This position has been in the former Blannard (Lae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3T-5-32-08-00-00/000000.png" xlink:type="simple" xlink:show="embed" xlink:actuate="onLoad" draw:mime-type="image/png"/>
</draw:frame>
Once this personnel case is confirmed, Jefferson will take over the position of vice chairman at the end of Fed. Fed increased interest rates at 10 degrees in order to deal with the problem of inflation higher than the target last year.</text:p>
      <text:p text:style-name="P4">
Bayon said: "I have confidence, these nominations will help further develop further on the basis of my historic and strong economic recovery." He also said that he believes that the nomination person understands the cross -party nature of this character.</text:p>
      <text:p text:style-name="P4">
According to the pre -spokes, Jefferson said at a meeting in California today: "President Bayeng and Vice President Kamala Harris have a deep honor to the trust of me by nominated."</text:p>
      <text:p text:style-name="P4">
Jefferson, who has been confirmed by the Federal Senate last year, has been the FED director, and will become the second African -American man who is the vice chairman of FED, highlighting the promise of the Bayeng government to make the Fed's management department diversified.</text:p>
      <text:p text:style-name="P4">
The nomination proposed by the Biden government must be confirmed by the Senate controlled by the Democratic Party.</text:p>
      <text:p text:style-name="P4">
News Source: <text:a xlink:type="simple" xlink:href="https://www.rfi.fr/cn/%E5%9B%BD%E9%99%85%E6%8A%A5%E9%81%93/20230513-fed%E5%89%AF%E4%B8%BB%E5%B8%AD%E7%A9%BA%E7%BC%BA-%E6%8B%9C%E7%99%BB%E6%94%BF%E5%BA%9C%E6%8F%90%E5%90%8D%E7%90%86%E4%BA%8B%E6%9D%B0%E4%BD%9B%E6%A3%AE%E5%87%BA%E4%BB%BB" text:style-name="Internet_20_link" text:visited-style-name="Visited_20_Internet_20_Link">
https://www.rfi.fr/cn/%E5%9B%BD%E9%99%85%E6%8A%A5%E9%81%93/20230513-fed%E5%89%AF%E4%B8%BB%E5%B8%AD%E7%A9%BA%E7%BC%BA-%E6%8B%9C%E7%99%BB%E6%94%BF%E5%BA%9C%E6%8F%90%E5%90%8D%E7%90%86%E4%BA%8B%E6%9D%B0%E4%BD%9B%E6%A3%AE%E5%87%BA%E4%BB%BB</text:a>
</text:p>
      <!--NEWS-->
      <text:h text:style-name="P10" text:outline-level="1">
<text:span text:style-name="T4">
He was responsible for the announcement of China Affairs Deputy Secretary of State Xue Man announced his retirement in June</text:span>
</text:h>
      <text:p text:style-name="P4">
Publisher: 法新社</text:p>
      <text:p text:style-name="P4">
Published Time: 2023-05-13T-7:32:08+00:00</text:p>
      <text:p text:style-name="P4">
Modified Time: 2023-05-13T07:05:03+00:00</text:p>
      <text:p text:style-name="P4">
Description: (Agence France -Presse, Washington, 12th) US Deputy Secretary of State Xue Mang said today that she is about to retire, and it is just 30 years since she took the first job in the State Council. The 73 -year -old Xue Man had dealt with the sensitive and subtle relationship between the United States and China, and earlier led the arduous negotiations with Iran and North Kor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617581in" draw:z-index="0">
<draw:image xlink:href="../Images/rficn/2023-05-13T-7-32-08-00-00/000000.png" xlink:type="simple" xlink:show="embed" xlink:actuate="onLoad" draw:mime-type="image/png"/>
</draw:frame>
Wendy Sherman, who has long been in the Democratic Party's foreign policy circle, said he would leave at the end of June. The official has not yet announced the successor, and the personnel case must be confirmed by the Federal Senate.</text:p>
      <text:p text:style-name="P4">
Xue Man wrote on Twitter: "As Deputy Secretary of State, I am extremely proud of the work we have done all kinds of amazing challenges: Russia's challenges to Ukraine, Pacific, India, COVID-19 (2019 crown-shaped-shaped shape Virus disease) ... At the same time, united allies and partners to promote a brighter and bright future common vision. "</text:p>
      <text:p text:style-name="P4">
Secretary of State Antony Blinken paid tribute to Xue Man, especially for her participation in Asia and her united allies to support Ukraine's efforts.</text:p>
      <text:p text:style-name="P4">
According to a statement: "She supervised our efforts to strengthen the relationship between the State Council to deal with the relationship with the People's Republic of China and make us more integrated with allies and partners."</text:p>
      <text:p text:style-name="P4">
Xue Mang went to China after taking office in 2021 President Biden, and hosted a tight but calm and calm talks about the extensive competition issues between the world's two major economic power.</text:p>
      <text:p text:style-name="P4">
She also visited Türkiye and Egypt earlier. These two countries are long -term allies in the United States, but Bynden initially considered the consideration of human rights issues and promised to maintain a long distance.</text:p>
      <text:p text:style-name="P4">
As a qualified consultant representative, Xue Mang made a mediation of North Korea and Iran's nuclear agreement during his tenure of former President Clinton and Obama. Essence</text:p>
      <text:p text:style-name="P4">
News Source: <text:a xlink:type="simple" xlink:href="https://www.rfi.fr/cn/%E5%9B%BD%E9%99%85%E6%8A%A5%E9%81%93/20230513-%E6%9B%BE%E8%B4%9F%E8%B4%A3%E5%AF%B9%E4%B8%AD%E4%BA%8B%E5%8A%A1-%E7%BE%8E%E5%89%AF%E5%9B%BD%E5%8A%A1%E5%8D%BF%E9%9B%AA%E8%94%93%E5%AE%A3%E5%B8%836%E6%9C%88%E9%80%80%E4%BC%91" text:style-name="Internet_20_link" text:visited-style-name="Visited_20_Internet_20_Link">
https://www.rfi.fr/cn/%E5%9B%BD%E9%99%85%E6%8A%A5%E9%81%93/20230513-%E6%9B%BE%E8%B4%9F%E8%B4%A3%E5%AF%B9%E4%B8%AD%E4%BA%8B%E5%8A%A1-%E7%BE%8E%E5%89%AF%E5%9B%BD%E5%8A%A1%E5%8D%BF%E9%9B%AA%E8%94%93%E5%AE%A3%E5%B8%836%E6%9C%88%E9%80%80%E4%BC%91</text:a>
</text:p>
      <!--NEWS-->
      <text:h text:style-name="P10" text:outline-level="1">
<text:span text:style-name="T4">
"The front line is collapsed": The leader of the Wagner Group scolded the Russian regular army to escape from the Bachurut</text:span>
</text:h>
      <text:p text:style-name="P4">
Author: chinese@voanews.com (美国之音)</text:p>
      <text:p text:style-name="P4">
Publisher: 美国之音中文网 (Type: NewsMediaOrganization)</text:p>
      <text:p text:style-name="P4">
Published Time: 2023-05-13T04:11:47+08:00</text:p>
      <text:p text:style-name="P4">
Modified Time: 2023-05-13 16:19:29Z</text:p>
      <text:p text:style-name="P4">
Description: The founder of the quasi -military forces Wagner Group, Porigo, severely criticized the Russian military on Friday (May 12). He said that in Bachurut, the city of Wudong, which was fiercely competing for both sides, the Russian forces abandoned the side wing positions, causing the Ukraine to capture the site in all direction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wagner-group-chief-slams-russian-military-says-it-fled-bakhmut-20230512/7091236.html" text:style-name="Internet_20_link" text:visited-style-name="Visited_20_Internet_20_Link">
https://www.voachinese.com/a/wagner-group-chief-slams-russian-military-says-it-fled-bakhmut-20230512/7091236.html</text:a>
</text:p>
      <!--NEWS-->
      <text:h text:style-name="P10" text:outline-level="1">
<text:span text:style-name="T4">
China and Russia have jointly overthrowed the US dollar status? The BRICS Summit will discuss the establishment of a unified currency</text:span>
</text:h>
      <text:p text:style-name="P4">
Author: chinese@voanews.com (巴特莱特)</text:p>
      <text:p text:style-name="P4">
Publisher: 美国之音中文网 (Type: NewsMediaOrganization)</text:p>
      <text:p text:style-name="P4">
Published Time: 2023-05-13T04:53:31+08:00</text:p>
      <text:p text:style-name="P4">
Modified Time: 2023-05-13 00:29:21Z</text:p>
      <text:p text:style-name="P4">
Description: South African officials said this week that the establishment of a BRICS currency will be one of the main issues discussed by Brazil, Russia, India, China, and South Africa in August in August.</text:p>
      <text:p text:style-name="P4">
Videos: []</text:p>
      <text:p text:style-name="P4">
Images: []</text:p>
      <text:p text:style-name="P4">
Categories: ['经济·金融·贸易', '非洲', '美国', '中国', '编辑推荐', '全球议题']</text:p>
      <text:p text:style-name="P4">
Type: None</text:p>
      <!--METADATA-->
      <text:p text:style-name="P4">
Nonenone</text:p>
      <text:p text:style-name="P4">
News Source: <text:a xlink:type="simple" xlink:href="https://www.voachinese.com/a/common-currency-on-agenda-for-south-african-brics-summit-20230512/7091267.html" text:style-name="Internet_20_link" text:visited-style-name="Visited_20_Internet_20_Link">
https://www.voachinese.com/a/common-currency-on-agenda-for-south-african-brics-summit-20230512/7091267.html</text:a>
</text:p>
      <!--NEWS-->
      <text:h text:style-name="P10" text:outline-level="1">
<text:span text:style-name="T4">
Russian military helicopter fell Crimean 2 pilots died</text:span>
</text:h>
      <text:p text:style-name="P4">
Publisher: 法新社</text:p>
      <text:p text:style-name="P4">
Published Time: 2023-05-13T05:32:07+00:00</text:p>
      <text:p text:style-name="P4">
Modified Time: 2023-05-13T05:20:03+00:00</text:p>
      <text:p text:style-name="P4">
Description: (AFP, Moscow, 12th) The Russian Ministry of Defense announced that a Russian military helicopter crashed in Crimea, which was merged in Moscow during the flight training, causing two pilots to be killed on the pla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5-13T05-32-07-00-00/000000.png" xlink:type="simple" xlink:show="embed" xlink:actuate="onLoad" draw:mime-type="image/png"/>
</draw:frame>
The Russian Ministry of Defense issued a statement saying that the preliminary survey showed that the crash was caused by mechanical failure.</text:p>
      <text:p text:style-name="P4">
The statement mentioned: "A MI-28 helicopter crashed during a booked training flight in the Djankoi area today. Two pilots were killed."</text:p>
      <text:p text:style-name="P4">
The helicopter did not carry ammunition and did not cause damage to the ground. MI-28 is a multi-functional military helicopter that can launch a devastating attack.</text:p>
      <text:p text:style-name="P4">
Russia merged Crimea from Ukraine in 2014 and regarded Crimea as a springboard for military operations against Ukraine in February 2022. Russia claims that several drones or missile attacks have been retired recently in Crimea.</text:p>
      <text:p text:style-name="P4">
In August 2022, a bullet library in Crimea exploded and destroyed the Occupy Coy Military Base. At that time, Russia claimed that it was deliberately destroyed.</text:p>
      <text:p text:style-name="P4">
Ukraine said in March this year that Crimea had an explosion that destroyed the Kalibr cruise missile, but this statement was denied by Moscow.</text:p>
      <text:p text:style-name="P4">
News Source: <text:a xlink:type="simple" xlink:href="https://www.rfi.fr/cn/%E5%9B%BD%E9%99%85%E6%8A%A5%E9%81%93/20230513-%E4%BF%84%E7%BD%97%E6%96%AF%E5%86%9B%E7%94%A8%E7%9B%B4%E5%8D%87%E6%9C%BA%E5%9D%A0%E5%85%8B%E9%87%8C%E7%B1%B3%E4%BA%9A-2%E9%A3%9E%E8%A1%8C%E5%91%98%E6%AD%BB%E4%BA%A1" text:style-name="Internet_20_link" text:visited-style-name="Visited_20_Internet_20_Link">
https://www.rfi.fr/cn/%E5%9B%BD%E9%99%85%E6%8A%A5%E9%81%93/20230513-%E4%BF%84%E7%BD%97%E6%96%AF%E5%86%9B%E7%94%A8%E7%9B%B4%E5%8D%87%E6%9C%BA%E5%9D%A0%E5%85%8B%E9%87%8C%E7%B1%B3%E4%BA%9A-2%E9%A3%9E%E8%A1%8C%E5%91%98%E6%AD%BB%E4%BA%A1</text:a>
</text:p>
      <!--NEWS-->
      <text:h text:style-name="P10" text:outline-level="1">
<text:span text:style-name="T4">
Many battery manufacturers have settled in northern France in the depression of France for many years.</text:span>
</text:h>
      <text:p text:style-name="P4">
Publisher: 法新社</text:p>
      <text:p text:style-name="P4">
Published Time: 2023-05-13T05:32:08+00:00</text:p>
      <text:p text:style-name="P4">
Modified Time: 2023-05-13T05:05:01+00:00</text:p>
      <text:p text:style-name="P4">
Description: (AFP, Tunkelk, 12th) Northern France was originally a bit depressed, but global battery manufacturers are turning this into a key source of the 21st century manufacturing center and European new energy technology. It is also announced to set up factories in this ar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13T05-32-08-00-00/000000.png" xlink:type="simple" xlink:show="embed" xlink:actuate="onLoad" draw:mime-type="image/png"/>
</draw:frame>
Hui Neng Technology is the latest company that announced the settlement of HAUTS-De-France. It will invest 5.2 billion euros (approximately NT $ 174.3 billion) in Dunkirk. After the local steel industry and mining have begun to go downhill, many towns have been struggling to fight against downturn for decades.</text:p>
      <text:p text:style-name="P4">
ACC, which is composed of car manufacturer Stellandis, Mercedes, and Totalenergies, decided to set up a factory in Billy-Berclau; China and the ENVISION, a Japanese cooperation, chose Douai to invest in Douai, about 30 kilometers south of Lille; French company Verkor also chose Dunkirk with deep sea port.</text:p>
      <text:p text:style-name="P4">
Gilles Normand, Executive Deputy President of Huineng International Development, said in a statement in the announcement of the new plant today: "It can be said that there is a developmental battery ecosystem in northern France."</text:p>
      <text:p text:style-name="P4">
French President Emmanuelmacron went to Duncker in person today. This is a good opportunity he emphasized that the government has emphasized that the government has tried to restore France to industrialization. For decades, French employment opportunities have been decreasing and flowing to China and other countries with lower costs.</text:p>
      <text:p text:style-name="P4">
45 -year -old Machong was an investment banker and has a pro -businessman. Since taking office in 2017, he has successively promoted tax cuts, relaxation of labor laws, and launched investment rewards measures, hoping to reduce the unemployment rate and attract corporate investment.</text:p>
      <text:p text:style-name="P4">
When he visited a aluminum factory, he said: "I am proud to say that in a job market that has been closed for decades, we are re -letting the factory open and realize industrialization."</text:p>
      <text:p text:style-name="P4">
He also announced that the French nuclear company ORANO and Chinese lithium battery manufacturer XTC will invest in Dunkirk a new 1.5 billion euros (about NT $ 5.6 billion) to produce cathode parts for lithium batteries.</text:p>
      <text:p text:style-name="P4">
According to the information provided by Markhong's office, over 40 years, France has lost an average of 50,000 industrial employment opportunities each year.</text:p>
      <text:p text:style-name="P4">
The French District was once a French industrial town, and it is one of the main producing areas of fabrics, coal, steel and cars. Even if the factory has been closed one after another, the automobile manufacturing industry remains; according to the Nord Franceinvest data of the North French Investment Promotion Agency, this area is now the largest source of French cars.</text:p>
      <text:p text:style-name="P4">
There are currently 7 car manufacturers setting up in Frank France, including Toyota, Renault, and Strandis, and there are dense component supplier networks. This is the active of battery manufacturers active One of the main reasons for setting up a base nearby.</text:p>
      <text:p text:style-name="P4">
The French "Le Monde" reported that Xavierbertrand, chairman of the Council of France, said: "This is a strategy to establish a one -stop industry in the industry. In recent years, the unemployment rate has fallen sharply. In the final season of 2022, it was 8.7%, but it was still 7%higher than the national average.</text:p>
      <text:p text:style-name="P4">
It has always been the area with the highest local poverty rate in France. According to the French National Bureau of Statistics and Economic Research (Insee) in 2018, 18%of the local population lives below the poverty line.</text:p>
      <text:p text:style-name="P4">
News Source: <text:a xlink:type="simple" xlink:href="https://www.rfi.fr/cn/%E5%9B%BD%E9%99%85%E6%8A%A5%E9%81%93/20230513-%E5%A4%9A%E5%AE%B6%E7%94%B5%E6%B1%A0%E5%88%B6%E9%80%A0%E5%95%86%E8%90%BD%E8%84%9A-%E6%B3%95%E5%9B%BD%E5%8C%97%E9%83%A8%E8%90%A7%E6%9D%A1%E5%A4%9A%E5%B9%B4%E8%BF%8E%E8%BD%AC%E6%9C%BA" text:style-name="Internet_20_link" text:visited-style-name="Visited_20_Internet_20_Link">
https://www.rfi.fr/cn/%E5%9B%BD%E9%99%85%E6%8A%A5%E9%81%93/20230513-%E5%A4%9A%E5%AE%B6%E7%94%B5%E6%B1%A0%E5%88%B6%E9%80%A0%E5%95%86%E8%90%BD%E8%84%9A-%E6%B3%95%E5%9B%BD%E5%8C%97%E9%83%A8%E8%90%A7%E6%9D%A1%E5%A4%9A%E5%B9%B4%E8%BF%8E%E8%BD%AC%E6%9C%BA</text:a>
</text:p>
      <!--NEWS-->
      <text:h text:style-name="P10" text:outline-level="1">
<text:span text:style-name="T4">
Members of Congress seeking to curb the purchase of Chinese farmland, what do local farmers say?</text:span>
</text:h>
      <text:p text:style-name="P4">
Author: chinese@voanews.com (法拉鲍)</text:p>
      <text:p text:style-name="P4">
Publisher: 美国之音中文网 (Type: NewsMediaOrganization)</text:p>
      <text:p text:style-name="P4">
Published Time: 2023-05-13T06:01:57+08:00</text:p>
      <text:p text:style-name="P4">
Modified Time: 2023-05-13 01:29:27Z</text:p>
      <text:p text:style-name="P4">
Description: Illinois in the Midwest of the United States is one of the largest corn and soybean production states in the United States. Several generations of the Winder Shawman family have cultivated their generations near Garsburg.</text:p>
      <text:p text:style-name="P4">
Videos: []</text:p>
      <text:p text:style-name="P4">
Images: []</text:p>
      <text:p text:style-name="P4">
Categories: ['美国', '国会报道', '经济·金融·贸易', '中国', '美中关系', '美中贸易']</text:p>
      <text:p text:style-name="P4">
Type: None</text:p>
      <!--METADATA-->
      <text:p text:style-name="P4">
Nonenone</text:p>
      <text:p text:style-name="P4">
News Source: <text:a xlink:type="simple" xlink:href="https://www.voachinese.com/a/us-lawmakers-seek-to-curb-chinese-farmland-purchases-20230512/7091280.html" text:style-name="Internet_20_link" text:visited-style-name="Visited_20_Internet_20_Link">
https://www.voachinese.com/a/us-lawmakers-seek-to-curb-chinese-farmland-purchases-20230512/7091280.html</text:a>
</text:p>
      <!--NEWS-->
      <text:h text:style-name="P10" text:outline-level="1">
<text:span text:style-name="T4">
Battery factories in various countries take turns to enter Europe to improve battery manufacturing capabilities</text:span>
</text:h>
      <text:p text:style-name="P4">
Publisher: 法新社</text:p>
      <text:p text:style-name="P4">
Published Time: 2023-05-13T06:02:08+00:00</text:p>
      <text:p text:style-name="P4">
Modified Time: 2023-05-13T05:35:02+00:00</text:p>
      <text:p text:style-name="P4">
Description: (AFP, Frankford, 12th) Swedish battery manufacturer NorthVol and Taiwan solid -state battery company Huoneng Technology today announced their plans to build factories in Germany and France, which has greatly promoted Europe to enhance the capacity of battery manufacturing capabilities.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13T06-02-08-00-00/000000.png" xlink:type="simple" xlink:show="embed" xlink:actuate="onLoad" draw:mime-type="image/png"/>
</draw:frame>
The construction of a series of new battery factories is being prepared in Europe. While hits in Europe, it is facing fierce competition from the United States and China. After several months of uncertainty, NorthVolt announced today that it will invest billions of euros to invest in the construction of an electric vehicle battery plant in northern Germany to provide a great driving force for energy transformation. "Germany can expect one of the two important energy and transportation transformation programs," said Robert Habeck, saying thousands of green science and technology work opportunities. "NorthVolt and German authorities stated in the statement that the so -called so -called so -called The super factory will be able to provide batteries for about 1 million electric vehicles each year and will create 3,000 job opportunities in Heide in Schleswig-Holstein in Schleswig-Holstein. The NORTHVOLT factory is expected to start this year and began to deliver batteries in 2026.</text:p>
      <text:p text:style-name="P4">
On the other hand, Hui Neng will invest 5.2 billion euros (NT $ 174.3 billion) in northern France, which is the first factory in Europe in Europe. Hui Neng hopes to start production by the end of 2026, and gradually expands after having 3,000 employees in a few years.</text:p>
      <text:p text:style-name="P4">
When the capacity is full, it can supply batteries for hundreds of thousands of vehicles. Hui can focus on the development of the "solid -state" battery. This battery is considered to be more effective, safer, and faster than the lithium -ion batteries commonly used in electric vehicles.</text:p>
      <text:p text:style-name="P4">
Hui Neng said that because many electric vehicle factories are located in Northern Europe, it is decided to settle in Dunkirk because it can also be close to customers.</text:p>
      <text:p text:style-name="P4">
News Source: <text:a xlink:type="simple" xlink:href="https://www.rfi.fr/cn/%E5%9B%BD%E9%99%85%E6%8A%A5%E9%81%93/20230513-%E5%90%84%E5%9B%BD%E7%94%B5%E6%B1%A0%E5%8E%82%E8%BD%AE%E7%95%AA%E6%8E%A5%E5%8A%9B%E8%BF%9B%E9%A9%BB%E6%AC%A7%E6%B4%B2-%E6%8F%90%E5%8D%87%E7%94%B5%E6%B1%A0%E5%88%B6%E9%80%A0%E8%83%BD%E5%8A%9B" text:style-name="Internet_20_link" text:visited-style-name="Visited_20_Internet_20_Link">
https://www.rfi.fr/cn/%E5%9B%BD%E9%99%85%E6%8A%A5%E9%81%93/20230513-%E5%90%84%E5%9B%BD%E7%94%B5%E6%B1%A0%E5%8E%82%E8%BD%AE%E7%95%AA%E6%8E%A5%E5%8A%9B%E8%BF%9B%E9%A9%BB%E6%AC%A7%E6%B4%B2-%E6%8F%90%E5%8D%87%E7%94%B5%E6%B1%A0%E5%88%B6%E9%80%A0%E8%83%BD%E5%8A%9B</text:a>
</text:p>
      <!--NEWS-->
      <text:h text:style-name="P10" text:outline-level="1">
<text:span text:style-name="T4">
Heat defeats Nick into the NBA Eastern Finals</text:span>
</text:h>
      <text:p text:style-name="P4">
Publisher: 法新社</text:p>
      <text:p text:style-name="P4">
Published Time: 2023-05-13T06:32:08+00:00</text:p>
      <text:p text:style-name="P4">
Modified Time: 2023-05-13T06:05:01+00:00</text:p>
      <text:p text:style-name="P4">
Description: (Agence France-Presse Miami, 12th) The Miami Heat team defeated the Nick of New York 96-92 today and promoted 4-2 in the se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3T06-32-08-00-00/000000.png" xlink:type="simple" xlink:show="embed" xlink:actuate="onLoad" draw:mime-type="image/png"/>
</draw:frame>
The Heat's Jimmy Butler scored 24 points, and Bamadebayo scored 23 points. The two of them led the Heat to enter the Eastern Finals for the second consecutive year, the third time since 2020.</text:p>
      <text:p text:style-name="P4">
The Heat is also the 8th seed team to enter the regional finals since the Nick team in 1999. They defeated the top seed deer team in the first round and then defeated the Nick team in 6 difficult battles.</text:p>
      <text:p text:style-name="P4">
Butler said to the American sports media ESPN that we do better than other things.</text:p>
      <text:p text:style-name="P4">
"We are participating in such a game all year round. We are ready for this and we will stick to it to the end."</text:p>
      <text:p text:style-name="P4">
The Heat faced the wonderful performance of Nick defender Bromson today. Bromson scored 41 points, but there were key mistakes in the game for 16.4 seconds. The Nick team was only 2 points behind.</text:p>
      <text:p text:style-name="P4">
Less than 1 minute left in the game, the Heat led 92 to 86. At that time, the Heat defender Gabe Vincent hit Boransen's face when he grabbed the ball and was sentenced to malicious foul.</text:p>
      <text:p text:style-name="P4">
Bromson made a full penalty, and then Josh Hart scored a layup. The New York team narrowed the difference to 2 points, but Bromson made a mistake in Bartler and MaxStrus. 2 of the penalty, the Heat expands its lead again.</text:p>
      <text:p text:style-name="P4">
Adeba scored 17 points in the first half, and he helped the Heat to reverse the backward situation in the second quarter.</text:p>
      <text:p text:style-name="P4">
He took 9 rebounds and scrambled twice and 1 block. His dunk led the Heat to led 6 minutes in 1 minute and 5 seconds.</text:p>
      <text:p text:style-name="P4">
Kyle Lowry contributed 11 points, 9 assists and two interceptions to the Heat. The Heat had only 7 three -pointers in the game, but the free throw line was 23.</text:p>
      <text:p text:style-name="P4">
News Source: <text:a xlink:type="simple" xlink:href="https://www.rfi.fr/cn/%E8%BF%90%E5%8A%A8%E5%A4%A9%E5%9C%B0/20230513-%E7%83%AD%E7%81%AB%E5%87%BB%E8%B4%A5%E5%B0%BC%E5%85%8B-%E9%97%AF%E8%BF%9Bnba%E4%B8%9C%E5%8C%BA%E5%86%B3%E8%B5%9B" text:style-name="Internet_20_link" text:visited-style-name="Visited_20_Internet_20_Link">
https://www.rfi.fr/cn/%E8%BF%90%E5%8A%A8%E5%A4%A9%E5%9C%B0/20230513-%E7%83%AD%E7%81%AB%E5%87%BB%E8%B4%A5%E5%B0%BC%E5%85%8B-%E9%97%AF%E8%BF%9Bnba%E4%B8%9C%E5%8C%BA%E5%86%B3%E8%B5%9B</text:a>
</text:p>
      <!--NEWS-->
      <text:h text:style-name="P10" text:outline-level="1">
<text:span text:style-name="T4">
Too large dependence brings risks EU foreign minister support to reduce economic dependence on China</text:span>
</text:h>
      <text:p text:style-name="P4">
Author: 联合早报 (Person)</text:p>
      <text:p text:style-name="P4">
Publisher: 联合早报 (Organization)</text:p>
      <text:p text:style-name="P4">
Published Time: 2023-05-13T06:58</text:p>
      <text:p text:style-name="P4">
Modified Time: 2023-05-13T07:06</text:p>
      <text:p text:style-name="P4">
Description: EU chief foreign policy officials said that a plan to reduce China's economy has received support from EU Foreign Ministers. What must be discussed next is how to achieve this goal. Reuters reports that the EU Foreign Minister met in Stockholm on Friday (May 12) to discuss how ...</text:p>
      <text:p text:style-name="P4">
Videos: []</text:p>
      <text:p text:style-name="P4">
Audios: []</text:p>
      <text:p text:style-name="P4">
Images: []</text:p>
      <text:p text:style-name="P4">
Type: NewsArticle</text:p>
      <text:p text:style-name="P4">
Breadcrumbs: ['即时', '国际']</text:p>
      <text:p text:style-name="P4">
Keywords: ['欧盟', '中国', '经济']</text:p>
      <!--METADATA-->
      <text:p text:style-name="P4">
EU chief foreign policy officials said that a plan to reduce China's economy has received support from EU Foreign Ministers. What must be discussed next is how to achieve this goal.</text:p>
      <text:p text:style-name="P4">
Reuters reported that the EU Foreign Minister met in Stockholm on Friday (May 12) to discuss how to reduce Europe's dependence on China. Bollyi, a senior representative of EU diplomacy and security policy, told the media after the meeting that the EU Foreign Minister widely supported the adjustment of the planning plan for China. While paying more attention to China as a political opponent, it continued to regard Beijing as a partner and the economy who regarded Beijing as a global issue. Competitive rival.</text:p>
      <text:p text:style-name="P4">
Berrely said: "The dependence is too risky." He said: "EU colleagues welcomed the plans we submit. They agreed that we re -adjusted the basic route to China."</text:p>
      <text:p text:style-name="P4">
He pointed out that the EU must learn from the "strategic mistakes" committed by the EU before the outbreak of the Ukrainian war, that is, it is too dependent on Russia's natural gas.</text:p>
      <text:p text:style-name="P4">
Berrely said that the European Union now includes solar panels and key materials in terms of key technologies, which dependence on China is more dependent on Russia's energy.</text:p>
      <text:p text:style-name="P4">
He said: "Risk -risk is just a term. But behind this term represents a lot of work, we need a lot of time to review all economic relations between the European Union and China."</text:p>
      <text:p text:style-name="P4">
However, Borel emphasized that the purpose of the European Union is not to make the European and Chinese economy "decoupling", but to re -balance this relationship.</text:p>
      <text:p text:style-name="P4">
Lithuanian Foreign Minister Langzbelis warned that even if the European Union did not want to be economically decoupled with China, it was necessary to prepare for this situation.</text:p>
      <text:p text:style-name="P4">
"We still need to prepare for decoustal situations -this is not what we want to happen, just like Russia (invasion of Ukraine), and it is not what we are determined to create, such as the Taiwan Strait The status quo is changed by force. "</text:p>
      <text:p text:style-name="P4">
EU officials will start to improve a proposal to reduce the dependence on China's economy, and then submit to EU leaders. EU leaders are expected to discuss Chinese issues at the June summit.</text:p>
      <text:p text:style-name="P4">
News Source: <text:a xlink:type="simple" xlink:href="https://www.zaobao.com.sg/realtime/world/story20230513-1394118" text:style-name="Internet_20_link" text:visited-style-name="Visited_20_Internet_20_Link">
https://www.zaobao.com.sg/realtime/world/story20230513-1394118</text:a>
</text:p>
      <!--NEWS-->
      <text:h text:style-name="P10" text:outline-level="1">
<text:span text:style-name="T4">
News: The G7 summit states that it is intended to worry about China's "economic coercion"</text:span>
</text:h>
      <text:p text:style-name="P4">
Author: 联合早报 (Person)</text:p>
      <text:p text:style-name="P4">
Publisher: 联合早报 (Organization)</text:p>
      <text:p text:style-name="P4">
Published Time: 2023-05-13T07:19</text:p>
      <text:p text:style-name="P4">
Modified Time: 2023-05-13T07:43</text:p>
      <text:p text:style-name="P4">
Description: It is reported that the leaders of the Seventh Kingdom Group (G7) will issue a statement at the summit next week to express concerns about China's use of "economic stress" in overseas transactions. The G7 Leader Summit will be held in Hiroshima, Japan from May 19th to 21st. Reuters reports that they are familiar with related discussions ...</text:p>
      <text:p text:style-name="P4">
Videos: []</text:p>
      <text:p text:style-name="P4">
Audios: []</text:p>
      <text:p text:style-name="P4">
Images: []</text:p>
      <text:p text:style-name="P4">
Type: NewsArticle</text:p>
      <text:p text:style-name="P4">
Breadcrumbs: ['即时', '国际']</text:p>
      <text:p text:style-name="P4">
Keywords: ['七国集团', '日本', '广岛', '中国']</text:p>
      <!--METADATA-->
      <text:p text:style-name="P4">
It is reported that the leaders of the Seventh Kingdom Group (G7) will issue a statement at the summit next week to express concerns about China's use of "economic stress" in overseas transactions.</text:p>
      <text:p text:style-name="P4">
The G7 Leader Summit will be held in Hiroshima, Japan from May 19th to 21st.</text:p>
      <text:p text:style-name="P4">
Reuters reports that a U.S. official familiar with the relevant discussion revealed that this statement may be one of the components of the G7 Summit of the Hiroshima G7 Summit. It is expected to be combined with a wider written proposal, indicating how seven developed economies will be about Cooperate with "economic coercion from any country".</text:p>
      <text:p text:style-name="P4">
The American officials said on Friday (May 12) that the main statement of the G7 summit will include "a part specifically for China" and list a series of concerns, including "economic coercion and what we see (China China we see (China China we see (China China we see People's Republic of China) Other acts.</text:p>
      <text:p text:style-name="P4">
Another "economic security statement will talk more about the tools used to deal with these actions in China", including planning and coordination measures.</text:p>
      <text:p text:style-name="P4">
These statements are expected to be more specific than the statement issued by the G7 summit in the past.</text:p>
      <text:p text:style-name="P4">
China has always been the focus of US President Biden's foreign policy. Biden is committed to preventing the tension between the United States and China and the competitive relationship, including the Taiwan issue, and transforms into an open conflict.</text:p>
      <text:p text:style-name="P4">
Members of G7 include the United States, Germany, the United Kingdom, France, Italy, Canada, and Japan, and have a close relationship with China.</text:p>
      <text:p text:style-name="P4">
China is the largest exporter in the world and the main market for many companies in G7 countries.</text:p>
      <text:p text:style-name="P4">
News Source: <text:a xlink:type="simple" xlink:href="https://www.zaobao.com.sg/realtime/world/story20230513-1394119" text:style-name="Internet_20_link" text:visited-style-name="Visited_20_Internet_20_Link">
https://www.zaobao.com.sg/realtime/world/story20230513-1394119</text:a>
</text:p>
      <!--NEWS-->
      <text:h text:style-name="P10" text:outline-level="1">
<text:span text:style-name="T4">
The U.S. military is developing gene weapons for the Chinese? The official media articles in Beijing have accused Washington with a credible official media article 20 years ago</text:span>
</text:h>
      <text:p text:style-name="P4">
Author: chinese@voanews.com (文灏)</text:p>
      <text:p text:style-name="P4">
Publisher: 美国之音中文网 (Type: NewsMediaOrganization)</text:p>
      <text:p text:style-name="P4">
Published Time: 2023-05-13T07:25:52+08:00</text:p>
      <text:p text:style-name="P4">
Modified Time: 2023-05-12 23:25:52Z</text:p>
      <text:p text:style-name="P4">
Description: The Chinese Ministry of Foreign Affairs recently claimed that the United States was developing gene weapons specifically for Chinese, and said that the plan had been disclosed by the US media. However, the VOA's survey found that this indication actually came from a Chinese official media article 20 years ago. Among them, the cited Chinese activists claimed that the American gene weapons caused the outbreak of the atypical pneumonia (SARS) of China in 2003.</text:p>
      <text:p text:style-name="P4">
Videos: []</text:p>
      <text:p text:style-name="P4">
Images: []</text:p>
      <text:p text:style-name="P4">
Categories: ['美中关系', '中国']</text:p>
      <text:p text:style-name="P4">
Type: None</text:p>
      <!--METADATA-->
      <text:p text:style-name="P4">
Nonenone</text:p>
      <text:p text:style-name="P4">
News Source: <text:a xlink:type="simple" xlink:href="https://www.voachinese.com/a/wang-wenbin-us-genome-20230512/7091338.html" text:style-name="Internet_20_link" text:visited-style-name="Visited_20_Internet_20_Link">
https://www.voachinese.com/a/wang-wenbin-us-genome-20230512/7091338.html</text:a>
</text:p>
      <!--NEWS-->
      <text:h text:style-name="P10" text:outline-level="1">
<text:span text:style-name="T4">
The United States means that Iranian harassment ships will only send troops to the Persian Bay to strengthen their defense</text:span>
</text:h>
      <text:p text:style-name="P4">
Publisher: 法新社</text:p>
      <text:p text:style-name="P4">
Published Time: 2023-05-13T07:32:08+00:00</text:p>
      <text:p text:style-name="P4">
Modified Time: 2023-05-13T07:20:04+00:00</text:p>
      <text:p text:style-name="P4">
Description: (Agence France -Presse, Washington, 12th) The White House National Security Conference spokesman John Kirby said today that Iran's behavior of harassing vessels in the Persian Gulf waters rich in oil is increasing day by day. The US government is sending reinforcements to the local ar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13T07-32-08-00-00/000000.png" xlink:type="simple" xlink:show="embed" xlink:actuate="onLoad" draw:mime-type="image/png"/>
</draw:frame>
Cerbon told reporters that "the Ministry of National Defense will take a series of actions to strengthen our defense situation in the Persian Gulf", which will explain related details in recent days.</text:p>
      <text:p text:style-name="P4">
The 5th U.S. Navy settled in the Command in the Balling said through a statement that it is working with regional allies and partners to increase the number of rotations between patrol ships and aircraft in the Strait of Hormuz.</text:p>
      <text:p text:style-name="P4">
Cerbin said that Iran has "harass, attack or interfere" 15 merchant ships registered in different countries for 15 years. He also said: "We see Iran's three threats, seized with force, and attacked business carriers. These operators exercise navigation rights and freedom in international waters and regional strategic waterways."</text:p>
      <text:p text:style-name="P4">
Iran has always been in trouble with the United States, but is recently trying to repair relations with neighboring Arab countries.</text:p>
      <text:p text:style-name="P4">
Cerbin said: "The United States will not allow foreign or regional forces to destroy the freedom of navigation in the Middle East waterway, including the Homoz Strait."</text:p>
      <text:p text:style-name="P4">
News Source: <text:a xlink:type="simple" xlink:href="https://www.rfi.fr/cn/%E5%9B%BD%E9%99%85%E6%8A%A5%E9%81%93/20230513-%E7%BE%8E%E5%9B%BD%E6%8C%87%E4%BC%8A%E6%9C%97%E9%AA%9A%E6%89%B0%E8%88%B9%E5%8F%AA-%E5%B0%86%E5%A2%9E%E6%B4%BE%E9%83%A8%E9%98%9F%E8%B5%B4%E6%B3%A2%E6%96%AF%E6%B9%BE%E5%8A%A0%E5%BC%BA%E9%98%B2%E5%BE%A1" text:style-name="Internet_20_link" text:visited-style-name="Visited_20_Internet_20_Link">
https://www.rfi.fr/cn/%E5%9B%BD%E9%99%85%E6%8A%A5%E9%81%93/20230513-%E7%BE%8E%E5%9B%BD%E6%8C%87%E4%BC%8A%E6%9C%97%E9%AA%9A%E6%89%B0%E8%88%B9%E5%8F%AA-%E5%B0%86%E5%A2%9E%E6%B4%BE%E9%83%A8%E9%98%9F%E8%B5%B4%E6%B3%A2%E6%96%AF%E6%B9%BE%E5%8A%A0%E5%BC%BA%E9%98%B2%E5%BE%A1</text:a>
</text:p>
      <!--NEWS-->
      <text:h text:style-name="P10" text:outline-level="1">
<text:span text:style-name="T4">
Biden nominated World Bank Executive Director Kurugle Ren Fed Director</text:span>
</text:h>
      <text:p text:style-name="P4">
Publisher: 法新社</text:p>
      <text:p text:style-name="P4">
Published Time: 2023-05-13T07:32:09+00:00</text:p>
      <text:p text:style-name="P4">
Modified Time: 2023-05-13T07:05:02+00:00</text:p>
      <text:p text:style-name="P4">
Description: (Agence France -Presse, Washington, 12th) U.S. President Bynden nominated today's nomination of the Federal Preparatory Council (FED) Director Philip Jefferson, who is also in charge of the vice chairman of the Capital, and also nominated for the current executive director of the World Bank Adriana ... Mow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3T07-32-09-00-00/000000.png" xlink:type="simple" xlink:show="embed" xlink:actuate="onLoad" draw:mime-type="image/png"/>
</draw:frame>
The White House said through a statement that Biden also appointed World Bank's current executive director Kurugle as FED and re -nominated Lisacook to be re -elected as FED directors for 14 years.</text:p>
      <text:p text:style-name="P4">
Once the personnel case is confirmed, Klaugler will become the first Western American to play in the FED governance organization, and will play a key role in formulating the benchmark interest rate.</text:p>
      <text:p text:style-name="P4">
The nomination proposed by the Biden government must be confirmed by the Senate controlled by the Democratic Party.</text:p>
      <text:p text:style-name="P4">
News Source: <text:a xlink:type="simple" xlink:href="https://www.rfi.fr/cn/%E5%9B%BD%E9%99%85%E6%8A%A5%E9%81%93/20230513-%E6%8B%9C%E7%99%BB%E6%8F%90%E5%90%8D%E4%B8%96%E9%93%B6%E6%89%A7%E8%A1%8C%E8%91%A3%E4%BA%8B%E5%BA%93%E6%A0%BC%E5%8B%92%E4%BB%BBfed%E7%90%86%E4%BA%8B" text:style-name="Internet_20_link" text:visited-style-name="Visited_20_Internet_20_Link">
https://www.rfi.fr/cn/%E5%9B%BD%E9%99%85%E6%8A%A5%E9%81%93/20230513-%E6%8B%9C%E7%99%BB%E6%8F%90%E5%90%8D%E4%B8%96%E9%93%B6%E6%89%A7%E8%A1%8C%E8%91%A3%E4%BA%8B%E5%BA%93%E6%A0%BC%E5%8B%92%E4%BB%BBfed%E7%90%86%E4%BA%8B</text:a>
</text:p>
      <!--NEWS-->
      <text:h text:style-name="P10" text:outline-level="1">
<text:span text:style-name="T4">
Rescue Mission: Pick home the "transfer" to the Ukrainian children in Russia</text:span>
</text:h>
      <text:p text:style-name="P4">
Author: chinese@voanews.com (希瑟·默多克)</text:p>
      <text:p text:style-name="P4">
Publisher: 美国之音中文网 (Type: NewsMediaOrganization)</text:p>
      <text:p text:style-name="P4">
Published Time: 2023-05-13T07:40:14+08:00</text:p>
      <text:p text:style-name="P4">
Modified Time: 2023-05-12 23:49:28Z</text:p>
      <text:p text:style-name="P4">
Description: In February 2022, Russia occupied the town of Halkov, where Elena Greeninke was located overnight. "When we woke up, I was in charge of Russia," she said. The battle continued throughout the summer last year. During this period, the Russian authorities told parents that their children could be transferred to the camp, and children could play in the sun and learn.</text:p>
      <text:p text:style-name="P4">
Videos: []</text:p>
      <text:p text:style-name="P4">
Images: []</text:p>
      <text:p text:style-name="P4">
Categories: ['乌克兰局势', '欧洲', '人权', '编辑推荐']</text:p>
      <text:p text:style-name="P4">
Type: None</text:p>
      <!--METADATA-->
      <text:p text:style-name="P4">
Nonenone</text:p>
      <text:p text:style-name="P4">
News Source: <text:a xlink:type="simple" xlink:href="https://www.voachinese.com/a/returning-ukraine-s-children-evacuated-to-russia-20230512/7091388.html" text:style-name="Internet_20_link" text:visited-style-name="Visited_20_Internet_20_Link">
https://www.voachinese.com/a/returning-ukraine-s-children-evacuated-to-russia-20230512/7091388.html</text:a>
</text:p>
      <!--NEWS-->
      <text:h text:style-name="P10" text:outline-level="1">
<text:span text:style-name="T4">
The international sports event returned to China Sudaman Cup to start Sunday</text:span>
</text:h>
      <text:p text:style-name="P4">
Author: None (Language: zh)</text:p>
      <text:p text:style-name="P4">
Publisher: None</text:p>
      <text:p text:style-name="P4">
Time: 2023-05-13T07:43:00Z</text:p>
      <text:p text:style-name="P4">
Description: After the epidemic, sports organizations in the world are eager to re -hold events in China to win rich profits. The Sudiman Cup Badminton Group Championship will kick off on Sunday (May 14) in Suzhou.</text:p>
      <text:p text:style-name="P4">
Videos: []</text:p>
      <text:p text:style-name="P4">
Images: ["<text:a xlink:type="simple" xlink:href="https://static.dw.com/image/63175878_303.jpg" text:style-name="Internet_20_link" text:visited-style-name="Visited_20_Internet_20_Link">
63175878_303.jpg</text:a>
", "<text:a xlink:type="simple" xlink:href="https://static.dw.com/image/65316345_401.jpg" text:style-name="Internet_20_link" text:visited-style-name="Visited_20_Internet_20_Link">
65316345_401.jpg</text:a>
", "<text:a xlink:type="simple" xlink:href="https://static.dw.com/image/63885835_401.jpg" text:style-name="Internet_20_link" text:visited-style-name="Visited_20_Internet_20_Link">
63885835_401.jpg</text:a>
", "<text:a xlink:type="simple" xlink:href="https://static.dw.com/image/56957618_404.jpg" text:style-name="Internet_20_link" text:visited-style-name="Visited_20_Internet_20_Link">
56957618_404.jpg</text:a>
"]</text:p>
      <text:p text:style-name="P4">
Subject: 足坛体坛</text:p>
      <text:p text:style-name="P4">
Subjects: ['国际体育赛事', '苏迪曼杯', '疫情', '清零', '苏州', '彭帅', '体育', '赛事', '运动']</text:p>
      <text:p text:style-name="P4">
Keywords: ['意见反馈']</text:p>
      <text:p text:style-name="P4">
Id: 65611801</text:p>
      <!--METADATA-->
      <text:p text:style-name="P4">
<text:a xlink:type="simple" xlink:href="https://www.dw.com/zh/overlay/image/article/65611801/63175878" text:style-name="Internet_20_link" text:visited-style-name="Visited_20_Internet_20_Link">
 <draw:frame draw:style-name="fr1" draw:name="Image34" text:anchor-type="as-char" svg:width="6.9236in" svg:height="3.896998in" draw:z-index="0">
<draw:image xlink:href="../Images/dwzh/2023-05-13T07-43-00Z/63175878_303.jpg" xlink:type="simple" xlink:show="embed" xlink:actuate="onLoad" draw:mime-type="image/jpeg"/>
</draw:frame>
</text:a>
The world's sports organizations are eager to re -hold the event in China after the epidemic and win rich profits (information pictures)</text:p>
      <text:p text:style-name="P4">
(Voice of Germany Chinese) China is about to hold the first large -scale international sports event since the cancellation of the "Clear Zero" policy, becoming the beginning of the elite sports event to return to China after the epidemic.</text:p>
      <text:p text:style-name="P4">
Apart from <text:a xlink:type="simple" xlink:href="https://www.dw.com/zh/zh/北京冬奥会开幕你需要知道的几件事/a-60655732" text:style-name="Internet_20_link" text:visited-style-name="Visited_20_Internet_20_Link">
 </text:a>
In addition, after the outbreak of the epidemic in China at the end of 2019, almost all international sports events were stopped in China. <text:a xlink:type="simple" xlink:href="https://www.dw.com/zh/zh/一夜解封开心困惑与担忧共存/a-64119664" text:style-name="Internet_20_link" text:visited-style-name="Visited_20_Internet_20_Link">
</text:a>
Subsequently, the world's sports organizations are eager to re -hold events in this world's second largest economy to win rich profits.</text:p>
      <text:p text:style-name="P4">
<draw:frame draw:style-name="fr1" draw:name="Image35" text:anchor-type="as-char" svg:width="6.9236in" svg:height="3.896998in" draw:z-index="0">
<draw:image xlink:href="../Images/dwzh/2023-05-13T07-43-00Z/65316345_401.jpg" xlink:type="simple" xlink:show="embed" xlink:actuate="onLoad" draw:mime-type="image/jpeg"/>
</draw:frame>
After the epidemic, almost all international sports events were stopped in China, but in early 2022, the Beijing Winter Olympics (pictured) was held in the "Bubble"</text:p>
      <text:h text:style-name="P12" text:outline-level="3">
<text:span text:style-name="T4">
International Sports Competition Return to China</text:span>
</text:h>
      <text:p text:style-name="P4">
The Suderman Cup Group Championship is one of the world's largest badminton events and will kick off on Sunday (May 14) in Suzhou.</text:p>
      <text:p text:style-name="P4">
The International Women's Tennis Tournament (WTA) and the Men's Professional Tennis Tournament (ATP) will return to China later this year, and the Hangzhou Asian Games, which was postponed last year, will also be held in autumn.</text:p>
      <text:p text:style-name="P4">
The main track and field games and Snooker are also treated. However, Shanghai's first -level equations will not be held until next year. The return of the golf game is still in the arrangement.</text:p>
      <text:p text:style-name="P4">
"The epidemic is not easy for anyone to us in the past few years." Poul-Erik Hoyer-Larsen, chairman of the World Badminton Federation, said that it was a "important moment" to return to China.</text:p>
      <text:p text:style-name="P4">
Lason said: "China has such an active connection with badminton. We missed the opportunity to host the Chinese Championship for so many months, which is simply strange."</text:p>
      <text:p text:style-name="P4">
Tennis will return to China on a large scale since September.</text:p>
      <text:p text:style-name="P4">
On Monday, the Men's Professional Tennis Tournament (ATP) team celebrated the beginning of the "new era", because it launched the expanded version of the Shanghai Masters, raised the bonus and made it the richest sports event in Asia.</text:p>
      <text:p text:style-name="P4">
<text:a xlink:type="simple" xlink:href="https://www.dw.com/zh/zh/彭帅事件一年余-女子网球协会宣布恢复中国赛事/a-65316854" text:style-name="Internet_20_link" text:visited-style-name="Visited_20_Internet_20_Link">
</text:a>
</text:p>
      <text:p text:style-name="P4">
<draw:frame draw:style-name="fr1" draw:name="Image36" text:anchor-type="as-char" svg:width="6.9236in" svg:height="3.896998in" draw:z-index="0">
<draw:image xlink:href="../Images/dwzh/2023-05-13T07-43-00Z/63885835_401.jpg" xlink:type="simple" xlink:show="embed" xlink:actuate="onLoad" draw:mime-type="image/jpeg"/>
</draw:frame>
The Suderman Cup Group Championship will kick off on Sunday (May 14) in Suzhou. The Chinese team is the most successful team in the history of Sudyman Cup. The picture shows the information of the Chinese team's information against Japan during the Hong Kong Badminton Open in 2016</text:p>
      <text:h text:style-name="P12" text:outline-level="3">
<text:span text:style-name="T4">
Chinese athletes are full of confidence</text:span>
</text:h>
      <text:p text:style-name="P4">
During the epidemic, most sports competitions in China continued under strict epidemic prevention measures.</text:p>
      <text:p text:style-name="P4">
The defending champion China is the most successful team in the history of the Sudyman Cup, and has won 12 times.</text:p>
      <text:p text:style-name="P4">
"Despite the challenge of the epidemic, badminton is still continuing to develop and prosper in China." He pointed out that the number of professional and amateur players is increasing. "</text:p>
      <text:p text:style-name="P4">
<draw:frame draw:style-name="fr1" draw:name="Image37" text:anchor-type="as-char" svg:width="6.9236in" svg:height="3.889434in" draw:z-index="0">
<draw:image xlink:href="../Images/dwzh/2023-05-13T07-43-00Z/56957618_404.jpg" xlink:type="simple" xlink:show="embed" xlink:actuate="onLoad" draw:mime-type="image/jpeg"/>
</draw:frame>
Poul-Erik Hoyer-Larsen Chairman of the World Badminton Federation</text:p>
      <text:p text:style-name="P4">
He said: "The number of badminton fans has also increased, and their love for badminton is the same as ever, which can be seen from the popularity of the Chinese team and stars."</text:p>
      <text:p text:style-name="P4">
Huang Yaqiong, a Chinese badminton team, said that they are glad to play at home. "Our feelings are the same as fans," she said in the group stage in March. "This is the first large -scale event held in China after the epidemic. I hope we can play a wonderful game."</text:p>
      <text:p text:style-name="P4">
The Chinese team will play against the European Champions Denmark, African Champion Egypt and Singapore in Group A.</text:p>
      <text:p text:style-name="P4">
Huang Yaqiong's partner Zheng Siwei said that they participated in this well -known event and they were confident in their strength. "I think we are still very competitive in each single competition and have confidence to defeat any opponent." Zheng Siwei said, "All we have to do is to release ourselves."</text:p>
      <text:p text:style-name="P4">
In other countries outside China, only two countries have won the Sudyman Cup championships four times and Indonesia once.</text:p>
      <text:p text:style-name="P4">
But Lason does not rule out the possibility of bursting. He said: "With the improvement of badminton levels in many countries, and the recent emergence of several new faces, it may now be a new championship."</text:p>
      <text:p text:style-name="P4">
(Agence France -Presse)</text:p>
      <text:p text:style-name="P4">
News Source: <text:a xlink:type="simple" xlink:href="https://www.dw.com/zh/国际体育赛事重返中国-苏迪曼杯周日开打/a-65611801" text:style-name="Internet_20_link" text:visited-style-name="Visited_20_Internet_20_Link">
https://www.dw.com/zh/国际体育赛事重返中国-苏迪曼杯周日开打/a-65611801?maca=chi-rss-chi-all-1127-rdf</text:a>
</text:p>
      <!--NEWS-->
      <text:h text:style-name="P10" text:outline-level="1">
<text:span text:style-name="T4">
The EU hopes to "re -correct" to China's position</text:span>
</text:h>
      <text:p text:style-name="P4">
Author: chinese@voanews.com (美国之音)</text:p>
      <text:p text:style-name="P4">
Publisher: 美国之音中文网 (Type: NewsMediaOrganization)</text:p>
      <text:p text:style-name="P4">
Published Time: 2023-05-13T08:19:30+08:00</text:p>
      <text:p text:style-name="P4">
Modified Time: 2023-05-13 01:28:24Z</text:p>
      <text:p text:style-name="P4">
Description: The person in charge of the European Union Foreign Policy stated that the Foreign Minister of Foreign Minister of the EU countries agreed on Friday (May 12) that it is necessary to "re -correct" Europe's position in China to reduce dependence and advise Beijing Position.</text:p>
      <text:p text:style-name="P4">
Videos: []</text:p>
      <text:p text:style-name="P4">
Images: []</text:p>
      <text:p text:style-name="P4">
Categories: ['欧洲', '经济·金融·贸易', '中国', '乌克兰局势']</text:p>
      <text:p text:style-name="P4">
Type: None</text:p>
      <!--METADATA-->
      <text:p text:style-name="P4">
Nonenone</text:p>
      <text:p text:style-name="P4">
News Source: <text:a xlink:type="simple" xlink:href="https://www.voachinese.com/a/eu-wants-to-re-calibrate-position-on-china-20230512/7091380.html" text:style-name="Internet_20_link" text:visited-style-name="Visited_20_Internet_20_Link">
https://www.voachinese.com/a/eu-wants-to-re-calibrate-position-on-china-20230512/7091380.html</text:a>
</text:p>
      <!--NEWS-->
      <text:h text:style-name="P10" text:outline-level="1">
<text:span text:style-name="T4">
Draft Gazette: G7 Finance Secretary agrees to start the global supply chain diversification plan before the end of the year</text:span>
</text:h>
      <text:p text:style-name="P4">
Author: 联合早报 (Person)</text:p>
      <text:p text:style-name="P4">
Publisher: 联合早报 (Organization)</text:p>
      <text:p text:style-name="P4">
Published Time: 2023-05-13T08:26</text:p>
      <text:p text:style-name="P4">
Modified Time: 2023-05-13T08:26</text:p>
      <text:p text:style-name="P4">
Description: According to the final edition bulletin draft of the Minister of Finance of the Seven Kingdoms Group (G7) and the Central Bank President Meeting, G7 Financial Leaders agreed Movement plan. G7 Finance Minister and Central Bank President ...</text:p>
      <text:p text:style-name="P4">
Videos: []</text:p>
      <text:p text:style-name="P4">
Audios: []</text:p>
      <text:p text:style-name="P4">
Images: []</text:p>
      <text:p text:style-name="P4">
Type: NewsArticle</text:p>
      <text:p text:style-name="P4">
Breadcrumbs: ['即时', '国际']</text:p>
      <text:p text:style-name="P4">
Keywords: ['七国集团', '金融', '供应链', '能源安全']</text:p>
      <!--METADATA-->
      <text:p text:style-name="P4">
According to the final edition bulletin draft of the Minister of Finance of the Seven Kingdoms Group (G7) and the Central Bank President Meeting, G7 Financial Leaders agreed Movement plan.</text:p>
      <text:p text:style-name="P4">
The G7 Finance Minister and the Central Bank President Meeting will be released on Saturday (May 13).</text:p>
      <text:p text:style-name="P4">
According to the draft bulletin, the uncertainty of the global economic prospects has intensified, and the G7 Treasury Secretary calls on countries to "maintain vigilance, flexibility and elasticity when formulating guidance policies.</text:p>
      <text:p text:style-name="P4">
The draft bulletin was not mentioned as a negotiation deadlock in the US federal debt.</text:p>
      <text:p text:style-name="P4">
Regarding the issue of banking systems, the draft bulletin stating that the financial regulatory reform implemented after the global financial crisis in 2008 ensured the "toughness" of the financial system.</text:p>
      <text:p text:style-name="P4">
G7 Finance Ministers and Central Bank President promised in the draft bulletin that "will resolve the loopholes in data, regulation and administrative regulations in the banking system."</text:p>
      <text:p text:style-name="P4">
The three -day G7 Treasury Secretary and the President of the Central Bank were held in Niigata in Japan. China is the focus of discussion at the meeting. Japan's rotating chairman of the G7 summit, Japan, is working hard to achieve diversified supply chain and reduce serious dependence on China.</text:p>
      <text:p text:style-name="P4">
News Source: <text:a xlink:type="simple" xlink:href="https://www.zaobao.com.sg/realtime/world/story20230513-1394122" text:style-name="Internet_20_link" text:visited-style-name="Visited_20_Internet_20_Link">
https://www.zaobao.com.sg/realtime/world/story20230513-1394122</text:a>
</text:p>
      <!--NEWS-->
      <text:h text:style-name="P10" text:outline-level="1">
<text:span text:style-name="T4">
In the past 20 years, the most violent hurricane will land on Bangladesh to evacuate Luo Xingya refugees</text:span>
</text:h>
      <text:p text:style-name="P4">
Publisher: 法新社</text:p>
      <text:p text:style-name="P4">
Published Time: 2023-05-13T08:32:08+00:00</text:p>
      <text:p text:style-name="P4">
Modified Time: 2023-05-13T08:05:02+00:00</text:p>
      <text:p text:style-name="P4">
Description: (Agence France -Presse Bangladesh Denov, 13th) As the most powerful hurricane Mocha in the past 20 years approaching Bangladesh and neighbor Myanmar, Bangladesh officials said today that Rohingya refugees have evacuated from the "dangerous area" To the center of the communi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5-13T08-32-08-00-00/000000.png" xlink:type="simple" xlink:show="embed" xlink:actuate="onLoad" draw:mime-type="image/png"/>
</draw:frame>
Hurricane Mocha (MOCHA) wind speed reaches 175 kilometers per hour. Officials from Daka Meteorological Bureau claimed that they threatened the local "very serious" threat, and officials in the Indian Meteorological Bureau said that they threatened "extremely serious".</text:p>
      <text:p text:style-name="P4">
Hurricane Mocha is expected to land between the real re -reinforcement (SITTWE) along the coast of Rakhine, western Burma in the southern south of Bangladesh. Copksbarbar refugee revenue is nearly 1 million Luo Xingya refugees, and they live in the dilapidated house. Azizur Rahman, head of the Bangladesh Meteorological Bureau, told AFP: "Mocha is the strongest storm since Hurricane Sidr." Hurricane in November 2007 invaded the southern Coast of Bangladesh, causing more than 3,000 People die and bring billions of dollars in disaster damage.</text:p>
      <text:p text:style-name="P4">
The Bangladesh authorities banned Loxia from building permanent houses with cement because they were worried that it would encourage them to settle permanently and not return to Myanmar that they escaped 5 years ago.</text:p>
      <text:p text:style-name="P4">
ENAMAHMED, a refugee camp near the border town, said: "We live in a shed built with waterproof cloth and bamboo. We are scared, we are scared, I don't know where I can go to refuge. We are in panic. "</text:p>
      <text:p text:style-name="P4">
News Source: <text:a xlink:type="simple" xlink:href="https://www.rfi.fr/cn/%E5%9B%BD%E9%99%85%E6%8A%A5%E9%81%93/20230513-%E8%BF%9120%E5%B9%B4%E6%9D%A5%E6%9C%80%E7%8C%9B%E9%A3%93%E9%A3%8E%E5%B0%86%E7%99%BB%E9%99%86-%E5%AD%9F%E5%8A%A0%E6%8B%89%E7%96%8F%E6%95%A3%E6%B4%9B%E5%85%B4%E9%9B%85%E9%9A%BE%E6%B0%91" text:style-name="Internet_20_link" text:visited-style-name="Visited_20_Internet_20_Link">
https://www.rfi.fr/cn/%E5%9B%BD%E9%99%85%E6%8A%A5%E9%81%93/20230513-%E8%BF%9120%E5%B9%B4%E6%9D%A5%E6%9C%80%E7%8C%9B%E9%A3%93%E9%A3%8E%E5%B0%86%E7%99%BB%E9%99%86-%E5%AD%9F%E5%8A%A0%E6%8B%89%E7%96%8F%E6%95%A3%E6%B4%9B%E5%85%B4%E9%9B%85%E9%9A%BE%E6%B0%91</text:a>
</text:p>
      <!--NEWS-->
      <text:h text:style-name="P10" text:outline-level="1">
<text:span text:style-name="T4">
Korean human rights organizations presented to Hong Kong activists Zou Xingtong were under pressure from the Chinese government but refused to yield</text:span>
</text:h>
      <text:p text:style-name="P4">
Author: chinese@voanews.com (加洛, 李珠贤)</text:p>
      <text:p text:style-name="P4">
Publisher: 美国之音中文网 (Type: NewsMediaOrganization)</text:p>
      <text:p text:style-name="P4">
Published Time: 2023-05-13T08:47:31+08:00</text:p>
      <text:p text:style-name="P4">
Modified Time: 2023-05-13 00:47:31Z</text:p>
      <text:p text:style-name="P4">
Description: A Korean human rights organization condemned the improper pressure it said from the Chinese government. Earlier, the organization awarded its annual human rights award to a imprisoned Hong Kong democratic activist.</text:p>
      <text:p text:style-name="P4">
Videos: []</text:p>
      <text:p text:style-name="P4">
Images: []</text:p>
      <text:p text:style-name="P4">
Categories: ['中国', '亚太', '港澳', '人权', '编辑推荐']</text:p>
      <text:p text:style-name="P4">
Type: None</text:p>
      <!--METADATA-->
      <text:p text:style-name="P4">
Nonenone</text:p>
      <text:p text:style-name="P4">
News Source: <text:a xlink:type="simple" xlink:href="https://www.voachinese.com/a/pressured-by-china-south-korean-ngo-stands-firm-on-rights-award-20230512/7091374.html" text:style-name="Internet_20_link" text:visited-style-name="Visited_20_Internet_20_Link">
https://www.voachinese.com/a/pressured-by-china-south-korean-ngo-stands-firm-on-rights-award-20230512/7091374.html</text:a>
</text:p>
      <!--NEWS-->
      <text:h text:style-name="P10" text:outline-level="1">
<text:span text:style-name="T4">
Changping observation: Guo Feixiong's "crime of peaceful speech"</text:span>
</text:h>
      <text:p text:style-name="P4">
Author: None (Language: zh)</text:p>
      <text:p text:style-name="P4">
Publisher: None</text:p>
      <text:p text:style-name="P4">
Time: 2023-05-13T08:52:00Z</text:p>
      <text:p text:style-name="P4">
Description: Guo Feixiong, a well -known human rights defender in China, was sentenced again in China and was sentenced to eight years in the first instance of a court of Guangzhou. The Parent Parent of the time review pointed out that "inciting the subversion of the state power" is a naked "crime of peaceful speech."</text:p>
      <text:p text:style-name="P4">
Videos: []</text:p>
      <text:p text:style-name="P4">
Images: ["<text:a xlink:type="simple" xlink:href="https://static.dw.com/image/65612217_303.jpg" text:style-name="Internet_20_link" text:visited-style-name="Visited_20_Internet_20_Link">
65612217_303.jpg</text:a>
", "<text:a xlink:type="simple" xlink:href="https://static.dw.com/image/19152120_404.jpg" text:style-name="Internet_20_link" text:visited-style-name="Visited_20_Internet_20_Link">
19152120_404.jpg</text:a>
"]</text:p>
      <text:p text:style-name="P4">
Subject: 时政风云</text:p>
      <text:p text:style-name="P4">
Subjects: []</text:p>
      <text:p text:style-name="P4">
Keywords: ['郭飞雄', '言论罪', '人权捍卫者', '煽动颠覆国家政权', '政治反对', '政治改革']</text:p>
      <text:p text:style-name="P4">
Id: 65612026</text:p>
      <!--METADATA-->
      <text:p text:style-name="P4">
<text:a xlink:type="simple" xlink:href="https://www.dw.com/zh/overlay/image/article/65612026/65612217" text:style-name="Internet_20_link" text:visited-style-name="Visited_20_Internet_20_Link">
 <draw:frame draw:style-name="fr1" draw:name="Image39" text:anchor-type="as-char" svg:width="6.9236in" svg:height="3.896998in" draw:z-index="0">
<draw:image xlink:href="../Images/dwzh/2023-05-13T08-52-00Z/65612217_303.jpg" xlink:type="simple" xlink:show="embed" xlink:actuate="onLoad" draw:mime-type="image/jpeg"/>
</draw:frame>
</text:a>
Rights defendant Guo Feixiong was sentenced to eight years of imprisonment in Guangzhou</text:p>
      <text:p text:style-name="P4">
(Voice of Germany Chinese website) On May 11, Guo Feixiong (name Yang Maodong), a well -known human rights defender in China (name Yang Maodong) in China again, <text:a xlink:type="simple" xlink:href="https://www.dw.com/zh/zh/维权人士郭飞雄煽颠罪名被判八年监禁/a-65588550" text:style-name="Internet_20_link" text:visited-style-name="Visited_20_Internet_20_Link">
</text:a>
Essence Since 1989, Guo Feixiong has participated in various democratic protests and rights protection activities, and has been in prison for 11 years.</text:p>
      <text:p text:style-name="P4">
According to reports, Guo Feixiong was convicted by the court to "incite the crime of subverting the state power", and its "criminal facts" were long -term writing and publishing articles on the Internet. Article, a system of interviews with Radio Asian Radio in Liberty Asia when the outbound outbound was blocked on January 27, 2021, a system of attacking and slandering Chinese politics for a long time.</text:p>
      <text:p text:style-name="P4">
In other words, this is a complete "crime of speech". Just because of some articles and accepted some media interviews, he was sentenced to eight years. This absurd reality that happened in the 21st century was staged in a place called "court".</text:p>
      <text:h text:style-name="P12" text:outline-level="3">
<text:span text:style-name="T4">
"Degrees without the yin and yang"</text:span>
</text:h>
      <text:p text:style-name="P4">
Especially cruel is that one of the "criminal speech" is <text:a xlink:type="simple" xlink:href="https://www.dw.com/zh/zh/中国异议人士郭飞雄传失联-在美癌末妻吁中方放行/a-60038942" text:style-name="Internet_20_link" text:visited-style-name="Visited_20_Internet_20_Link">
</text:a>
And a pair of young children.</text:p>
      <text:p text:style-name="P4">
In January 2021, Guo Feixiong published the "Emergency Call for China's Supreme Leaders" and said that his wife's life was high after cancer surgery. Essence He resorted to people's common sense: "My wife's actuality caused me to hurt my heart and lungs, and every day I was tortured. Every day I was tortured. Everyone and servant were also husbands. The authorities' response was to prevent him from boarding at Shanghai Pudong Airport.</text:p>
      <text:p text:style-name="P4">
In November 2021, Guo Feixiong issued an open letter to the Chinese leader again, asking him to leave him out of the country to visit his wife. The authorities' response was detained by him. On January 10, 2022, Zhang Qing died in the United States. Two days later, <text:a xlink:type="simple" xlink:href="https://www.dw.com/zh/zh/北京冬奥倒数两周-中国警方以煽颠罪逮捕维权人士/a-60456317" text:style-name="Internet_20_link" text:visited-style-name="Visited_20_Internet_20_Link">
</text:a>
Essence</text:p>
      <text:p text:style-name="P4">
On January 16, 2022, experts, scholars, human rights lawyers and disagreements from all over the world participated in Zhang Qing's online recognition meeting. The remembrance of the conjunction wrote: "Acacia is not desperate, and the tyranny is separated from yin and yang."</text:p>
      <text:h text:style-name="P12" text:outline-level="3">
<text:span text:style-name="T4">
Pocket crime of criticism</text:span>
</text:h>
      <text:p text:style-name="P4">
Guo Feixiong, like many Chinese human rights defenders, hopes to promote China's politics out of dictatorship and embark on the path of democracy and rule of law. However, due to the strict control of the Chinese authorities in society, they were almost blocked, detained and sentenced when they just made remarks. Most of the so -called "criminal facts" of "crime of subverting state power" are articles or reports that ordinary Chinese cannot read.</text:p>
      <text:p text:style-name="P4">
<text:span text:style-name="T4">
 More reading- <text:a xlink:type="simple" xlink:href="https://www.dw.com/zh/zh/长平观察绝食百日郭飞雄不该孤单/a-19478330" text:style-name="Internet_20_link" text:visited-style-name="Visited_20_Internet_20_Link">
</text:a>
 </text:span>
</text:p>
      <text:p text:style-name="P4">
<draw:frame draw:style-name="fr1" draw:name="Image40" text:anchor-type="as-char" svg:width="6.9236in" svg:height="3.889434in" draw:z-index="0">
<draw:image xlink:href="../Images/dwzh/2023-05-13T08-52-00Z/19152120_404.jpg" xlink:type="simple" xlink:show="embed" xlink:actuate="onLoad" draw:mime-type="image/jpeg"/>
</draw:frame>
Current affairs commentator, author of this article Changping</text:p>
      <text:p text:style-name="P4">
The law of "inciting the crime of subverting the state power" stipulates that the current paragraph 2 of the Criminal Law currently in China refers to the act of "inciting the subversion of rumors, defamation or other methods to incite the subversion of the state power and overthrow the socialist system." Article 104 of the Criminal Law stipulates that the "armed rebellion and riots" include "organizational, planning, implementation" and other behaviors. Therefore, in legal interpretation and judicial practice, "sin" is a naked "crime of peaceful speech". Because there is no concepts such as "subversion", "overturning", and what is the "socialist system", this crime will become a "pocket crime" that can be used at will, which includes political and freedom politics that requires democracy and freedom to be free. Proposal also includes criticism of calling for reforms in the system. Chinese legal scholars and human rights defenders have repeatedly called for the abolition of the crime of remarks.</text:p>
      <text:p text:style-name="P4">
Guo Feixiong said in the court's defense words: "In all sectors of Chinese officials and people, there are almost no objections that, in view of my long -term speech stance and objective social impact, I am recognized as the main representative of the gentle rightists close to the middle zone in mainland China. One. "However, from the perspective of the authorities, his following sentence is already a political declaration of radicals:" First of all, I must declare that from December 1986, And political ideals have never changed: in China to completely realize the real free and democratic human rights rule of human rights. "</text:p>
      <text:p text:style-name="P4">
<text:span text:style-name="T5">
The author Changping is a senior media person in China and current affairs commentators. The June 4th Memory · Human Rights Museum Chief Policy Show is now in Germany. _ </text:span>
 _ 吧 _</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长平观察：郭飞雄犯下的-和平言论罪/a-65612026" text:style-name="Internet_20_link" text:visited-style-name="Visited_20_Internet_20_Link">
https://www.dw.com/zh/长平观察：郭飞雄犯下的-和平言论罪/a-65612026?maca=chi-rss-chi-all-1127-rdf</text:a>
</text:p>
      <!--NEWS-->
      <text:h text:style-name="P10" text:outline-level="1">
<text:span text:style-name="T4">
The Warriors were eliminated by Corneus to say that the Three Giants have the ability to imply it.</text:span>
</text:h>
      <text:p text:style-name="P4">
Publisher: 法新社</text:p>
      <text:p text:style-name="P4">
Published Time: 2023-05-13T09:02:09+00:00</text:p>
      <text:p text:style-name="P4">
Modified Time: 2023-05-13T08:50:02+00:00</text:p>
      <text:p text:style-name="P4">
Description: (Agence France -Presse, Los Angeles, 12th) In the second round of the Western District of the US professional Basketball NBA playoffs, the Golden State Warriors were defeated by the Los Angeles Lakers today. The warrior coach Kortian admit that this season is not like the champion team at all, but Kerry, K Tang, Gelin's strength is still enough to play the core of the tea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617581in" draw:z-index="0">
<draw:image xlink:href="../Images/rficn/2023-05-13T09-02-09-00-00/000000.png" xlink:type="simple" xlink:show="embed" xlink:actuate="onLoad" draw:mime-type="image/png"/>
</draw:frame>
This is Stevekerr's first defeat in the Western District's playoffs since the 2014 Blade Soldiers. Although he does not think that the so -called "Warriors Dynasty" established in recent years will end better.</text:p>
      <text:p text:style-name="P4">
"I feel sad for the team and players, but the team with better performance at the moment is realistic. This is very realistic. We have no regrets, but it is really bad to be eliminated."</text:p>
      <text:p text:style-name="P4">
The Lakers today in the 6th Army in the 6th Army at the home of 122 to 101, and the 7th game and 4 wins series won 4-2 to advance to the Western District finals. Not long after the interview after Kolka, the Warriors Three Giants, Stephencurry, Klay Thompson, Draymond Green, did not "finish".</text:p>
      <text:p text:style-name="P4">
Asked whether the warriors who won 4 championships and 6 times in the championship in the past eight seasons have been incurable to reconstruction, Corne said, "I think I want to think that this problem is too early. If I must talk about it , I would say that the core of the three teams of Gelin, K Tang, and Kerry is quite capable, and it is still very capable. "</text:p>
      <text:p text:style-name="P4">
"I think they have all experienced a good season, and unfortunately they could not be harvested at their peak, but the three were still the first -class players in the league. I still think that the team has the potential to win the championship."</text:p>
      <text:p text:style-name="P4">
"We have not reached the standard this year, but this is not the end of the road, (we) still have to do."</text:p>
      <text:p text:style-name="P4">
News Source: <text:a xlink:type="simple" xlink:href="https://www.rfi.fr/cn/%E8%BF%90%E5%8A%A8%E5%A4%A9%E5%9C%B0/20230513-%E5%8B%87%E5%A3%AB%E9%81%AD%E6%B7%98%E6%B1%B0-%E6%9F%AF%E5%B0%94%E7%A7%B0%E4%B8%89%E5%B7%A8%E5%A4%B4%E5%B0%9A%E6%9C%89%E8%83%BD%E8%80%90%E6%9A%97%E7%A4%BA%E4%B8%8D%E8%A7%A3%E4%BD%93" text:style-name="Internet_20_link" text:visited-style-name="Visited_20_Internet_20_Link">
https://www.rfi.fr/cn/%E8%BF%90%E5%8A%A8%E5%A4%A9%E5%9C%B0/20230513-%E5%8B%87%E5%A3%AB%E9%81%AD%E6%B7%98%E6%B1%B0-%E6%9F%AF%E5%B0%94%E7%A7%B0%E4%B8%89%E5%B7%A8%E5%A4%B4%E5%B0%9A%E6%9C%89%E8%83%BD%E8%80%90%E6%9A%97%E7%A4%BA%E4%B8%8D%E8%A7%A3%E4%BD%93</text:a>
</text:p>
      <!--NEWS-->
      <text:h text:style-name="P10" text:outline-level="1">
<text:span text:style-name="T4">
Expert Analysis: Seoul-Tokyo Moly helps Washington to fight Beijing</text:span>
</text:h>
      <text:p text:style-name="P4">
Author: chinese@voanews.com (克里斯蒂·李)</text:p>
      <text:p text:style-name="P4">
Publisher: 美国之音中文网 (Type: NewsMediaOrganization)</text:p>
      <text:p text:style-name="P4">
Published Time: 2023-05-13T09:20:35+08:00</text:p>
      <text:p text:style-name="P4">
Modified Time: 2023-05-13 01:20:35Z</text:p>
      <text:p text:style-name="P4">
Description: China ’s efforts in East Asia’ s competition in East Asia seem to have achieved the goal that the United States has failed to achieve many years -the two allies that have promoted the United States to each other Japan and South Korea to achieve reconciliation.</text:p>
      <text:p text:style-name="P4">
Videos: []</text:p>
      <text:p text:style-name="P4">
Images: []</text:p>
      <text:p text:style-name="P4">
Categories: ['亚太', '美国', '中国', '美中关系', '朝鲜半岛局势', '编辑推荐']</text:p>
      <text:p text:style-name="P4">
Type: None</text:p>
      <!--METADATA-->
      <text:p text:style-name="P4">
Nonenone</text:p>
      <text:p text:style-name="P4">
News Source: <text:a xlink:type="simple" xlink:href="https://www.voachinese.com/a/experts-seoul-tokyo-d%c3%a9tente-helps-washington-counter-beijing-20230512/7091666.html" text:style-name="Internet_20_link" text:visited-style-name="Visited_20_Internet_20_Link">
https://www.voachinese.com/a/experts-seoul-tokyo-d%c3%a9tente-helps-washington-counter-beijing-20230512/7091666.html</text:a>
</text:p>
      <!--NEWS-->
      <text:h text:style-name="P10" text:outline-level="1">
<text:span text:style-name="T4">
The Central Asian game pattern is facing a reshuffle. Can China grab the opportunity to borrow the Central Asian Summit?</text:span>
</text:h>
      <text:p text:style-name="P4">
Author: chinese@voanews.com (斯洋)</text:p>
      <text:p text:style-name="P4">
Publisher: 美国之音中文网 (Type: NewsMediaOrganization)</text:p>
      <text:p text:style-name="P4">
Published Time: 2023-05-13T09:30:20+08:00</text:p>
      <text:p text:style-name="P4">
Modified Time: 2023-05-13 03:50:19Z</text:p>
      <text:p text:style-name="P4">
Description: The China-Central Asian Summit will be held in Xi'an, Shaanxi, China from May 18th to 19th. At that time, Chinese President Xi Jinping will host the summit, and the leaders of the five Central Asian countries will be present. China has high hopes for the summit, saying that this is China's "first major home event" this year. Central Asia has always been regarded as the "backyard" of Russia, but analysts pointed out that the Ukrainian war has led Russia's influence in Central Asia. When the geopolitical pattern of Central Asia is facing reconstruction, China hopes that China can take the lead in this summit. In addition, some people have pointed out that China hopes to make breakthroughs in Central Asia due to the resistance of the United States and its allies in the Indo -Pacific region. But will China go smoothly on the way to "westward"?</text:p>
      <text:p text:style-name="P4">
Videos: []</text:p>
      <text:p text:style-name="P4">
Images: []</text:p>
      <text:p text:style-name="P4">
Categories: ['中国', '编辑推荐']</text:p>
      <text:p text:style-name="P4">
Type: None</text:p>
      <!--METADATA-->
      <text:p text:style-name="P4">
Nonenone</text:p>
      <text:p text:style-name="P4">
News Source: <text:a xlink:type="simple" xlink:href="https://www.voachinese.com/a/china-central-asia-summit-to-extend-its-influence-20230512/7091359.html" text:style-name="Internet_20_link" text:visited-style-name="Visited_20_Internet_20_Link">
https://www.voachinese.com/a/china-central-asia-summit-to-extend-its-influence-20230512/7091359.html</text:a>
</text:p>
      <!--NEWS-->
      <text:h text:style-name="P10" text:outline-level="1">
<text:span text:style-name="T4">
Belgian Football Golden Generation disintegrate Wei Su retreating the national team</text:span>
</text:h>
      <text:p text:style-name="P4">
Publisher: 法新社</text:p>
      <text:p text:style-name="P4">
Published Time: 2023-05-13T09:32:08+00:00</text:p>
      <text:p text:style-name="P4">
Modified Time: 2023-05-13T09:20:03+00:00</text:p>
      <text:p text:style-name="P4">
Description: (Agence France -Presse Brussels, 12th) Axel Witsel, the Belgian football team, announced today that the national team has retired. He has played for "Red Devils" for 15 years and played 130 games, and is a member of the Belgian "Golden Gener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13T09-32-08-00-00/000000.png" xlink:type="simple" xlink:show="embed" xlink:actuate="onLoad" draw:mime-type="image/png"/>
</draw:frame>
34 -year -old Wei Su currently played for La Liga Atletico. He announced through the social media platform: "After careful consideration and excitement, I decided to retire from the national football team."</text:p>
      <text:p text:style-name="P4">
The Belgian Wei Su said French. His professional football player's career was in the Standardliege of the League of A Professional League. In March 2008, he scored a goal in the national team's shirts. The 2022 World Cup, and 2016 and 2016 European Cup.</text:p>
      <text:p text:style-name="P4">
Before Weisu, including Eden Hazard, Toby Alderweireld, No. 2 National Gate Simonmignole, teammates in their 30s announce spikes.</text:p>
      <text:p text:style-name="P4">
The Belgian national team currently only has 147 national national football teams in Jan Vertonghen. Wei Su and others retired, symbolizing the "Golden Generation" curtain of the Belgian Red Devils in the past 10 years.</text:p>
      <text:p text:style-name="P4">
Wei Su, who defended the midfielder, was cut in love with Belgian head coach Domenico Tedesco in March this year, and missed the first battle against Sweden in the first game of the European Cup Qualifications in 2024.</text:p>
      <text:p text:style-name="P4">
Belgium won the third place in the history of the team in Russia in 2018, but at the end of last year, it was eliminated in the Kada World Cup preliminaries. Tedsco replaced the 26th National Football Team and replaced 10 in one breath. Replacement of blood reconstruction.</text:p>
      <text:p text:style-name="P4">
News Source: <text:a xlink:type="simple" xlink:href="https://www.rfi.fr/cn/%E8%BF%90%E5%8A%A8%E5%A4%A9%E5%9C%B0/20230513-%E6%AF%94%E5%88%A9%E6%97%B6%E8%B6%B3%E7%90%83%E9%BB%84%E9%87%91%E4%B8%96%E4%BB%A3%E8%A7%A3%E4%BD%93-%E9%9F%A6%E7%B4%A0%E5%BC%95%E9%80%80%E5%9B%BD%E5%AE%B6%E9%98%9F" text:style-name="Internet_20_link" text:visited-style-name="Visited_20_Internet_20_Link">
https://www.rfi.fr/cn/%E8%BF%90%E5%8A%A8%E5%A4%A9%E5%9C%B0/20230513-%E6%AF%94%E5%88%A9%E6%97%B6%E8%B6%B3%E7%90%83%E9%BB%84%E9%87%91%E4%B8%96%E4%BB%A3%E8%A7%A3%E4%BD%93-%E9%9F%A6%E7%B4%A0%E5%BC%95%E9%80%80%E5%9B%BD%E5%AE%B6%E9%98%9F</text:a>
</text:p>
      <!--NEWS-->
      <text:h text:style-name="P10" text:outline-level="1">
<text:span text:style-name="T4">
G7 Treasury Secretary talks about the diversification of the supply chain as expected as expected to mention China</text:span>
</text:h>
      <text:p text:style-name="P4">
Author: None (Language: zh)</text:p>
      <text:p text:style-name="P4">
Publisher: None</text:p>
      <text:p text:style-name="P4">
Time: 2023-05-13T09:42:00Z</text:p>
      <text:p text:style-name="P4">
Description: The three -day seventh -nation Finance Minister meeting closed today. According to a joint statement, the financial ministers of the meeting promised to cooperate in controlling inflation, increasing supply chain diversification, and solving bank system loopholes. However, there was no specific mention of China in the statement, nor did it mention the so -called "economic stress".</text:p>
      <text:p text:style-name="P4">
Videos: []</text:p>
      <text:p text:style-name="P4">
Images: ["<text:a xlink:type="simple" xlink:href="https://static.dw.com/image/65612493_303.jpg" text:style-name="Internet_20_link" text:visited-style-name="Visited_20_Internet_20_Link">
65612493_303.jpg</text:a>
", "<text:a xlink:type="simple" xlink:href="https://static.dw.com/image/65599096_404.jpg" text:style-name="Internet_20_link" text:visited-style-name="Visited_20_Internet_20_Link">
65599096_404.jpg</text:a>
", "<text:a xlink:type="simple" xlink:href="https://static.dw.com/image/64451073_401.jpg" text:style-name="Internet_20_link" text:visited-style-name="Visited_20_Internet_20_Link">
64451073_401.jpg</text:a>
", "<text:a xlink:type="simple" xlink:href="https://static.dw.com/image/54267408_404.jpg" text:style-name="Internet_20_link" text:visited-style-name="Visited_20_Internet_20_Link">
54267408_404.jpg</text:a>
"]</text:p>
      <text:p text:style-name="P4">
Subject: 经济纵横</text:p>
      <text:p text:style-name="P4">
Subjects: ['奥巴马', '岛屿主权争端', '通货膨胀', '专题报道：中国经济何处去？', '日本', '美国']</text:p>
      <text:p text:style-name="P4">
Keywords: ['七国集团', 'G7', '日本', '中国经济', '银行破产', '供应链多样化', '经济胁迫', '美国', '通货膨胀']</text:p>
      <text:p text:style-name="P4">
Id: 65612383</text:p>
      <!--METADATA-->
      <text:p text:style-name="P4">
<text:a xlink:type="simple" xlink:href="https://www.dw.com/zh/overlay/image/article/65612383/65612493" text:style-name="Internet_20_link" text:visited-style-name="Visited_20_Internet_20_Link">
 <draw:frame draw:style-name="fr1" draw:name="Image43" text:anchor-type="as-char" svg:width="6.9236in" svg:height="3.896998in" draw:z-index="0">
<draw:image xlink:href="../Images/dwzh/2023-05-13T09-42-00Z/65612493_303.jpg" xlink:type="simple" xlink:show="embed" xlink:actuate="onLoad" draw:mime-type="image/jpeg"/>
</draw:frame>
</text:a>
(Voice of Germany Chinese) At the G7 Finance Secretary Conference held in Niigata, Japan from May 11th to 13th, the financial ministers of seven major industrial countries in the world issued a joint statement on the last day of the meeting. In addition to impulse to Russia's aggression, it is also promised to control inflation and help countries trapped in heavy debt.</text:p>
      <text:p text:style-name="P4">
The finance ministers also promised to cooperate to establish a more stable and diverse supply chain for the development of clean energy, and "to improve the ability to resist various impacts worldwide globally." The joint statement stated: "We need to maintain vigilance and maintain the agility and flexibility of macroeconomic policies when the global economic prospects are highly uncertain."</text:p>
      <text:p text:style-name="P4">
<draw:frame draw:style-name="fr1" draw:name="Image44" text:anchor-type="as-char" svg:width="6.9236in" svg:height="3.889434in" draw:z-index="0">
<draw:image xlink:href="../Images/dwzh/2023-05-13T09-42-00Z/65599096_404.jpg" xlink:type="simple" xlink:show="embed" xlink:actuate="onLoad" draw:mime-type="image/jpeg"/>
</draw:frame>
The Seventh Treasury Secretary and the President of the Central Bank attended the Treasury Secretary Conference held in Japan.</text:p>
      <text:h text:style-name="P12" text:outline-level="3">
<text:span text:style-name="T4">
Solving bank data, regulatory loopholes</text:span>
</text:h>
      <text:p text:style-name="P4">
Given a while ago <text:a xlink:type="simple" xlink:href="https://www.dw.com/zh/zh/银行倒闭美出手保护存款客户-不救助银行/a-64973116" text:style-name="Internet_20_link" text:visited-style-name="Visited_20_Internet_20_Link">
</text:a>
In order to appease investors, the financial minister of the meeting continued the same views as the evaluation last month, that is, the global financial system is "elastic." However, they also promised to solve the "data, supervision and supervision vulnerabilities in the banking system."</text:p>
      <text:p text:style-name="P4">
on the other hand, <text:a xlink:type="simple" xlink:href="https://www.dw.com/zh/zh/美財長g7將聯手反制中國經濟脅迫/a-65597554" text:style-name="Internet_20_link" text:visited-style-name="Visited_20_Internet_20_Link">
 </text:a>
However, the joint statement did not specifically mention China, nor did the so -called "economic stress" carried out by the so -called China for pursuing political goals. However, the host of this conference, Japan, took the lead in working hard to achieve diversification of supply chain at the meeting, which was regarded by the outside world as an attempt to reduce its serious dependence on China.</text:p>
      <text:p text:style-name="P4">
<draw:frame draw:style-name="fr1" draw:name="Image45" text:anchor-type="as-char" svg:width="6.9236in" svg:height="3.896998in" draw:z-index="0">
<draw:image xlink:href="../Images/dwzh/2023-05-13T09-42-00Z/64451073_401.jpg" xlink:type="simple" xlink:show="embed" xlink:actuate="onLoad" draw:mime-type="image/jpeg"/>
</draw:frame>
The diversification of the supply chain proposed in Japan is deemed to reduce the actions taken by China -China dependence</text:p>
      <text:h text:style-name="P12" text:outline-level="3">
<text:span text:style-name="T4">
Incorporate China and low -income countries into the supply chain</text:span>
</text:h>
      <text:p text:style-name="P4">
The new idea proposed at the Finance Minister Conference is <text:a xlink:type="simple" xlink:href="https://www.dw.com/zh/zh/德语媒体再见中国-你好越南/a-62178865" text:style-name="Internet_20_link" text:visited-style-name="Visited_20_Internet_20_Link">
</text:a>
For example, refine minerals and processing parts. The joint statement mentioned: "The diversification of the supply chain helps to ensure energy security and help us maintain macroeconomic stability." And added that the plan will start "before the end of this year".</text:p>
      <text:p text:style-name="P4">
The statement did not mention the idea of the United States, <text:a xlink:type="simple" xlink:href="https://www.dw.com/zh/zh/媒體美國促g7成員聯合行動-反制北京威脅/a-65211237" text:style-name="Internet_20_link" text:visited-style-name="Visited_20_Internet_20_Link">
</text:a>
Essence However, the statement still emphasizes that the seven -way Group countries will strive to ensure that foreign investment in key infrastructure "does not harm the economic sovereignty of the host country."</text:p>
      <text:p text:style-name="P4">
<draw:frame draw:style-name="fr1" draw:name="Image46" text:anchor-type="as-char" svg:width="6.9236in" svg:height="3.889434in" draw:z-index="0">
<draw:image xlink:href="../Images/dwzh/2023-05-13T09-42-00Z/54267408_404.jpg" xlink:type="simple" xlink:show="embed" xlink:actuate="onLoad" draw:mime-type="image/jpeg"/>
</draw:frame>
Chinese Foreign Ministry spokesman Wang Wenbin shouted: G7, do not do the same conspiracy and accomplices of economic coercion</text:p>
      <text:h text:style-name="P12" text:outline-level="3">
<text:span text:style-name="T4">
China: The Seven Kingdoms Group should stop engaging in a small circle</text:span>
</text:h>
      <text:p text:style-name="P4">
Regarding the charges of the United States, Chinese Ministry of Foreign Affairs spokesman Wang Wenbin criticized on May 12: "When it comes to economic coercion, the first one should be discussed, I am afraid that the United States is the concept of national security in the United States and abuse of export control measures It takes discrimination and unfair practices for other countries, and its behavior seriously violates the principle of market economy and fair competition. "He also stated at the regular press conference:" China itself is the victim of the US economic coercion. We have always resolutely opposed it. Other countries are engaged in economic coercion. We urge the Seven Kingdoms Group to follow the trend of openness and tolerance, stop closing his "small circle", and do not do the same conspiracy and accomplices of economic coercion. "</text:p>
      <text:h text:style-name="P12" text:outline-level="3">
<text:span text:style-name="T4">
Leader Summit may mention economic coercion</text:span>
</text:h>
      <text:p text:style-name="P4">
This week's G7 Finance Secretary Conference laid the foundation for the Seventh -way Group Leadership Summit in Hiroshima next week from 19th to 21st, and US President Biden is expected to attend the summit.</text:p>
      <text:p text:style-name="P4">
According to Reuters quoted a U.S. officials discussed before the conference, the leader summit next week is expected to issue a statement on "economic stress" on China all over the world. Plan proposal for coercion. The British media "Financial Times" reported that the documents it had showed that the organizer of this summit, Japan and its allies, all of which were one of the topics of "economic security" into the summit main topic.</text:p>
      <text:p text:style-name="P4">
In addition, Reuters also quoted another draft statement related to the United States and the European Union that Washington and the European Union would promise to take joint operations at a meeting at the end of this month to resolve their attention to "non -market behavior" in China and coordinate them. Export control of sensitive items. The meeting held the fourth EU-the United States Trade and Technology Commission (TTC) meeting in Luleia, Sweden on May 30th and 31st. The draft stated that the two parties would solve the problem of "non-market behavior" and "economic coercion". It will also coordinate the export control of "sensitive items" -Including goods and semiconductors with military purposes.</text:p>
      <text:p text:style-name="P4">
(Reuters, Associated Press)</text:p>
      <text:p text:style-name="P4">
News Source: <text:a xlink:type="simple" xlink:href="https://www.dw.com/zh/g7财长谈供应链多样化-未如预期提中国/a-65612383" text:style-name="Internet_20_link" text:visited-style-name="Visited_20_Internet_20_Link">
https://www.dw.com/zh/g7财长谈供应链多样化-未如预期提中国/a-65612383?maca=chi-rss-chi-all-1127-rdf</text:a>
</text:p>
      <!--NEWS-->
      <text:h text:style-name="P10" text:outline-level="1">
<text:span text:style-name="T4">
IAEA intends to submit to the Security Council for the protection of the Ukraine Power Station this month</text:span>
</text:h>
      <text:p text:style-name="P4">
Author: 联合早报 (Person)</text:p>
      <text:p text:style-name="P4">
Publisher: 联合早报 (Organization)</text:p>
      <text:p text:style-name="P4">
Published Time: 2023-05-13T09:45</text:p>
      <text:p text:style-name="P4">
Modified Time: 2023-05-13T09:45</text:p>
      <text:p text:style-name="P4">
Description: Four diplomats disclosed to Reuters that Groos, the director of the International Atomic Energy Agency (IAEA), plans to submit an agreement to protect the Ukraine Zhaparo Nuclear Power Station to the United Nations Security Council within this month. This plan was proposed by IAEA to Russia and Ukraine, showing ...</text:p>
      <text:p text:style-name="P4">
Videos: []</text:p>
      <text:p text:style-name="P4">
Audios: []</text:p>
      <text:p text:style-name="P4">
Images: []</text:p>
      <text:p text:style-name="P4">
Type: NewsArticle</text:p>
      <text:p text:style-name="P4">
Breadcrumbs: ['即时', '国际']</text:p>
      <text:p text:style-name="P4">
Keywords: ['国际原子能机构', '俄乌战争', '核电站', '联合国安理会']</text:p>
      <!--METADATA-->
      <text:p text:style-name="P4">
Four diplomats disclosed to Reuters that Groos, the director of the International Atomic Energy Agency (IAEA), plans to submit an agreement to protect the Ukraine Zhaparo Nuclear Power Station to the United Nations Security Council within this month.</text:p>
      <text:p text:style-name="P4">
The plan was proposed by IAEA to Russia and Ukraine, showing that Russia and Ukraine had approached an agreement.</text:p>
      <text:p text:style-name="P4">
One of the diplomats believe that the Russia and Ukraine are "very promising" to ensure that the nuclear power plant is safely reached. Other diplomats said that Kiev, who has been working against IAEA's plans, now nodded now, but Russia's position is not clear.</text:p>
      <text:p text:style-name="P4">
A diplomatic officer said that Gronci plans to submit the plan to the Security Council this month, but the submission date has not been determined, and it is said that Griecis is contacted by the President of the Security Council this month.</text:p>
      <text:p text:style-name="P4">
Four diplomatic officials also said that Gronci will outline the "principle" of the Zapolo Nuclear Power Station to the Security Council. These principles should be supported by Russia and Ukraine.</text:p>
      <text:p text:style-name="P4">
The Zapolo Nuclear Power Station was the largest nuclear power plant in Europe. Russia had controlled the nuclear power plant shortly last year.</text:p>
      <text:p text:style-name="P4">
In order to reduce the risk of Russian and Ukraine's conflict caused by catastrophic nuclear accidents, Groass has been striving to reach an agreement with Moscow and Kiev for several months.</text:p>
      <text:p text:style-name="P4">
Ukraine is preparing to launch a counterattack against Russia, which means that the battle near the Zapolo Nuclear Power Plant and its six reactors may increase.</text:p>
      <text:p text:style-name="P4">
The Zapolo Nuclear Power Station has repeatedly passed the power out of power due to the bombardment nearby. It is necessary to keep the reactor cooling with the help of external power supply to avoid melting. Moscow and Kiev have always accused each other responsible for the bombing around the nuclear power plant.</text:p>
      <text:p text:style-name="P4">
News Source: <text:a xlink:type="simple" xlink:href="https://www.zaobao.com.sg/realtime/world/story20230513-1394133" text:style-name="Internet_20_link" text:visited-style-name="Visited_20_Internet_20_Link">
https://www.zaobao.com.sg/realtime/world/story20230513-1394133</text:a>
</text:p>
      <!--NEWS-->
      <text:h text:style-name="P10" text:outline-level="1">
<text:span text:style-name="T4">
EU hopes to "re -calibrate" to China's position</text:span>
</text:h>
      <text:p text:style-name="P4">
Author: None (Language: zh)</text:p>
      <text:p text:style-name="P4">
Publisher: None</text:p>
      <text:p text:style-name="P4">
Time: 2023-05-13T10:02:00Z</text:p>
      <text:p text:style-name="P4">
Description: EU foreign policy director Berrely said on Friday that the EU foreign minister agrees that it is necessary to "re -calibrate" to China's position, reduce dependence and induce Beijing, and adopt a tougher stance against Russia in the Russia and Ukraine War. Chinese Foreign Minister Qin Gang called on Europe and China to work together to oppose the "New Cold War."</text:p>
      <text:p text:style-name="P4">
Videos: []</text:p>
      <text:p text:style-name="P4">
Images: ["<text:a xlink:type="simple" xlink:href="https://static.dw.com/image/65608426_303.jpg" text:style-name="Internet_20_link" text:visited-style-name="Visited_20_Internet_20_Link">
65608426_303.jpg</text:a>
", "<text:a xlink:type="simple" xlink:href="https://static.dw.com/image/62976492_401.jpg" text:style-name="Internet_20_link" text:visited-style-name="Visited_20_Internet_20_Link">
62976492_401.jpg</text:a>
"]</text:p>
      <text:p text:style-name="P4">
Subject: 时政风云</text:p>
      <text:p text:style-name="P4">
Subjects: ['希腊债务危机', '欧债危机', '俄罗斯', '欧盟', '乌克兰', '岛屿主权争端', '专题报道：全景观看“习马会”', '诺贝尔奖', '欧洲难民危机', '欧洲']</text:p>
      <text:p text:style-name="P4">
Keywords: ['欧盟', '欧中关系', '中国', '俄罗斯', '乌克兰战争', '制裁', '新冷战', '秦刚', '贝尔博克']</text:p>
      <text:p text:style-name="P4">
Id: 65612520</text:p>
      <!--METADATA-->
      <text:p text:style-name="P4">
<text:a xlink:type="simple" xlink:href="https://www.dw.com/zh/overlay/image/article/65612520/65608426" text:style-name="Internet_20_link" text:visited-style-name="Visited_20_Internet_20_Link">
 <draw:frame draw:style-name="fr1" draw:name="Image47" text:anchor-type="as-char" svg:width="6.9236in" svg:height="3.896998in" draw:z-index="0">
<draw:image xlink:href="../Images/dwzh/2023-05-13T10-02-00Z/65608426_303.jpg" xlink:type="simple" xlink:show="embed" xlink:actuate="onLoad" draw:mime-type="image/jpeg"/>
</draw:frame>
</text:a>
On May 12, the EU Foreign Minister held an informal meeting in Stockholm</text:p>
      <text:p text:style-name="P4">
(Voice of German in Chinese) The EU's 27 EU Foreign Minister held a meeting in Stockholm on Friday (May 12) to discuss how to amend the relationship with Beijing, including reducing the EU's economic dependence on China and responding to security challenges. Given that a stronger Beijing impact on the world stage, Brussels calls on EU member states to reach an agreement on how to deal with China.</text:p>
      <text:p text:style-name="P4">
At a conference hosted by Sweden, Josepborne, the head of the European Union's foreign policy, submitted a document to the EU Foreign Minister to outline the necessity of "definition" and "re -calibration of China's position".</text:p>
      <text:p text:style-name="P4">
"Considering China's recent evolution and its foreign policy trajectory, they agreed to re -adjust our basic policies for China."</text:p>
      <text:p text:style-name="P4">
Berrely said that the EU maintains its existing views on China and believes that China is a partner, competitors and opponents. He also emphasized that in the face of fundamental different values and economic systems and seeking to reduce EU dependence, contact with Beijing is still important.</text:p>
      <text:p text:style-name="P4">
He said that the adjustment policy is not to "decide" in Europe and this world's second largest economy, but to balance this relationship.</text:p>
      <text:p text:style-name="P4">
China is the EU's largest imported trade partner. According to the European Union Commission statistics, China's imports in 2022 were 20.8%. In some key raw materials, China has almost occupied a monopoly position.</text:p>
      <text:p text:style-name="P4">
German Foreign Minister Belbak and other senior diplomats believe that the EU must learn lessons from past errors and re -examine relations with China.</text:p>
      <text:p text:style-name="P4">
Belbak said that the past situation showed that this hope that strong economic relations can provide security may be deceived. In the past, the European Union believed that Russia, which reached a billion US dollar natural gas order with the EU, would not risk fighting against Ukraine.</text:p>
      <text:p text:style-name="P4">
Lithuania Foreign Minister Gabrieliuslandsbergis also put forward a similar point of view, calling on EU peers to make mistakes when dealing with Beijing. He said on Friday: "In some cases, we see that the trajectory has not changed and the habit has not changed."</text:p>
      <text:p text:style-name="P4">
Lans Bergis pointed out that some of the situations are not that we want to cut trade relations with China, but "but because of the development of the situation, for example, the status quo of the Taiwan Strait is changed by force."</text:p>
      <text:p text:style-name="P4">
He said that "China is establishing a new world order," the EU cannot become passive onlookers.</text:p>
      <text:p text:style-name="P4">
Belbak agrees to reduce the security risks composed of dependence, and calls on the EU to unite within and "confidently" use the EU's common market. "We are not the largest country in the world, but the European Union, as a whole, especially in Europe, naturally has a force and strength that we should not underestimate."</text:p>
      <text:p text:style-name="P4">
<draw:frame draw:style-name="fr1" draw:name="Image48" text:anchor-type="as-char" svg:width="6.9236in" svg:height="3.896998in" draw:z-index="0">
<draw:image xlink:href="../Images/dwzh/2023-05-13T10-02-00Z/62976492_401.jpg" xlink:type="simple" xlink:show="embed" xlink:actuate="onLoad" draw:mime-type="image/jpeg"/>
</draw:frame>
EU Foreign Minister Foreign Policy Borelli said that the EU Foreign Minister agreed to "re -calibrate" to China's position on China</text:p>
      <text:h text:style-name="P12" text:outline-level="3">
<text:span text:style-name="T4">
Discussion around the Russian and Ukraine War</text:span>
</text:h>
      <text:p text:style-name="P4">
At a conference on Friday, the most urgent issue in the controversy was that China refused to condemn its intimate ally Russia to invade Ukraine or pressure Russia to stop attacking.</text:p>
      <text:p text:style-name="P4">
Berrey admits that in the continuous Ukraine conflict, European -China relations are tight because of China's position. He said, "If China does not push Russia to withdraw from Ukraine, the relationship between the European Union and China will not develop normally."</text:p>
      <text:p text:style-name="P4">
Brussels has been proposed <text:a xlink:type="simple" xlink:href="https://www.dw.com/zh/zh/媒體歐盟擬制裁七間助俄中企/a-65545705" text:style-name="Internet_20_link" text:visited-style-name="Visited_20_Internet_20_Link">
</text:a>
, Angry Beijing.</text:p>
      <text:p text:style-name="P4">
While visiting Europe this week, Chinese Foreign Minister Qin Gang warned that if the EU implements any sanctions, China will "take necessary measures" to safeguard Chinese corporate rights and interests.</text:p>
      <text:p text:style-name="P4">
Qin Gang argued with the Ukraine issue with Belbak in Berlin. Belbak insisted that "neutral means standing on the side of the invaders."</text:p>
      <text:p text:style-name="P4">
On Friday, Belbak emphasized that the proposal was "not about economic sanctions", but to prevent "other countries from transporting war supplies to Russia."</text:p>
      <text:p text:style-name="P4">
When visiting China last month, French President Macron torn a crack in the European Union. He said that the European Union should not follow the US policy automatically and should avoid "not our crisis."</text:p>
      <text:p text:style-name="P4">
Macron's speech was fiercely criticized by the European allies, and the latter regarded the United States as a security guarantee against Russia.</text:p>
      <text:p text:style-name="P4">
Paweljablonski, deputy minister of Foreign Affairs, said on Friday that "any destruction of international law" or "worsening" attempts should be "decisive". He also emphasized that the EU does not rely on the importance of China and will compare it with Europe's dependence on Russia's energy.</text:p>
      <text:p text:style-name="P4">
"We should not let ourselves depend on any country in the future. We should find a way to become partners rather than customers."</text:p>
      <text:h text:style-name="P12" text:outline-level="3">
<text:span text:style-name="T4">
DW Conflict Zone: What is the plan for the European Union if Beijing attacks Taiwan?</text:span>
</text:h>
      <text:h text:style-name="P12" text:outline-level="3">
<text:span text:style-name="T4">
Qin Gang: Central and EU should be opposed to the "New Cold War" together</text:span>
</text:h>
      <text:p text:style-name="P4">
At the same time, Chinese Foreign Minister Qin Gang appealed to Europe and China to oppose the "New Cold War" when visiting Norway on Friday.</text:p>
      <text:p text:style-name="P4">
Qin Gang said that "the" New Cold War "will only bring greater disasters, seriously damage the interests of the people and the people of the Chinese and European peoples, and seriously impact multilateralism and global governance."</text:p>
      <text:p text:style-name="P4">
"Central and EU should be opposed to the" New Cold War ", take the lead in promoting the coordination and benign interaction of great powers, and use strength and resources to promote common development and prosperity."</text:p>
      <text:p text:style-name="P4">
He also emphasized that "China is a partner for risk challenges in Europe, and China exports insurance instead of risks to Europe and the world."</text:p>
      <text:p text:style-name="P4">
At the EU Foreign Minister Conference on Stockholm on Friday, the goal is not to reach any specific conclusion, and the debate around China will continue at the June Leader Summit.</text:p>
      <text:p text:style-name="P4">
EU ministers will hold meetings with their peers in the Asia -Pacific region on Saturday to continue discussing Chinese issues.</text:p>
      <text:p text:style-name="P4">
Agence France -Presse pointed out that with the turn of the talks to security issues, including the tension of the Taiwan Strait, Beijing will once again become a "elephant in the room", which means that although it is obviously a collective and avoiding it. But a senior EU official said that the conference focused on "establishing partnerships."</text:p>
      <text:p text:style-name="P4">
(Agence France -Presse, Germany)</text:p>
      <text:p text:style-name="P4">
News Source: <text:a xlink:type="simple" xlink:href="https://www.dw.com/zh/欧盟希望「重新校准」对中国立场/a-65612520" text:style-name="Internet_20_link" text:visited-style-name="Visited_20_Internet_20_Link">
https://www.dw.com/zh/欧盟希望「重新校准」对中国立场/a-65612520?maca=chi-rss-chi-all-1127-rdf</text:a>
</text:p>
      <!--NEWS-->
      <text:h text:style-name="P10" text:outline-level="1">
<text:span text:style-name="T4">
The Portuguese Congress passed the euthanasia bill, the fastest autumn takes effect</text:span>
</text:h>
      <text:p text:style-name="P4">
Publisher: 法新社</text:p>
      <text:p text:style-name="P4">
Published Time: 2023-05-13T10:02:08+00:00</text:p>
      <text:p text:style-name="P4">
Modified Time: 2023-05-13T09:35:01+00:00</text:p>
      <text:p text:style-name="P4">
Description: (Agence France -Presse Lisbon on the 12th) After a long argument, Portugal Parliament passed the bill today to allow suffering and terminally ill people to accept euthanasia. At present, only a few countries in the world have implemented legal euthana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5-13T10-02-08-00-00/000000.png" xlink:type="simple" xlink:show="embed" xlink:actuate="onLoad" draw:mime-type="image/png"/>
</draw:frame>
Portugal is deeply influenced by Catholic beliefs, and society has a serious disagreement on euthanasia. The conservative president of the devotion, Marcelo Rebelo de Sousa, has repeatedly opposed it.</text:p>
      <text:p text:style-name="P4">
According to the new law provisions, if the person over 18 years old is ill and is unbearable, it will be required to assist death.</text:p>
      <text:p text:style-name="P4">
The new law only allows people who are in good mental state and "long -term" to endure "unbearable" pain to accept euthanasia.</text:p>
      <text:p text:style-name="P4">
The new law only allows Portuguese citizens and legal residents to apply, and does not expand to those foreigners who seek suicide in Portugal.</text:p>
      <text:p text:style-name="P4">
The Portuguese Parliament has passed the euthanasia bill 4 degrees in three years, but because of the opposition of President Desha, he was returned to the constitutional review each time.</text:p>
      <text:p text:style-name="P4">
The ruling Socialist Party (PS) has absolutely mastered the majority of Congress. With the support of the Socialist Party, it finally passed the final version of the bill today.</text:p>
      <text:p text:style-name="P4">
The Portuguese media mentioned that Disha is now promulgating the new law for a week. The fastest autumn is effective in the new law.</text:p>
      <text:p text:style-name="P4">
Dezosha had previously rejected the previous bill on the grounds of "extremely inaccurate concept", and then said that words used to describe the end -stage condition are still contradictory and must be clarified. Now the new law stipulates that only when "patients are unlikely to take medical assistance to commit suicide due to physical disorders", euthanasia is allowed.</text:p>
      <text:p text:style-name="P4">
However, in Portugal, the debate about medical assistance to death is far from over.</text:p>
      <text:p text:style-name="P4">
Paulosantos, a member of Right To Die with Dignity, said that Portugal passed the speed of euthanasia faster than other countries, and many doctors may not execute it on the grounds of morality, just like 2007 in 2007 After the legalization of abortion, "the resistance encountered by euthanasia is likely to be greater."</text:p>
      <text:p text:style-name="P4">
Those who oppose medical assistance to commit suicide regret for this issue without the decision of the citizen's vote. They hope that the opposition members can once again ask the Constitutional Court to review the bill.</text:p>
      <text:p text:style-name="P4">
There are only a few countries in the world that euthanasia and assist in suicide, including the Netherlands, Belgium, Luxembourg and Spain.</text:p>
      <text:p text:style-name="P4">
News Source: <text:a xlink:type="simple" xlink:href="https://www.rfi.fr/cn/%E7%BC%A4%E7%BA%B7%E4%B8%96%E7%95%8C/20230513-%E8%91%A1%E8%90%84%E7%89%99%E5%9B%BD%E4%BC%9A%E9%80%9A%E8%BF%87%E5%AE%89%E4%B9%90%E6%AD%BB%E6%B3%95%E6%A1%88-%E6%9C%80%E5%BF%AB%E7%A7%8B%E5%AD%A3%E7%94%9F%E6%95%88" text:style-name="Internet_20_link" text:visited-style-name="Visited_20_Internet_20_Link">
https://www.rfi.fr/cn/%E7%BC%A4%E7%BA%B7%E4%B8%96%E7%95%8C/20230513-%E8%91%A1%E8%90%84%E7%89%99%E5%9B%BD%E4%BC%9A%E9%80%9A%E8%BF%87%E5%AE%89%E4%B9%90%E6%AD%BB%E6%B3%95%E6%A1%88-%E6%9C%80%E5%BF%AB%E7%A7%8B%E5%AD%A3%E7%94%9F%E6%95%88</text:a>
</text:p>
      <!--NEWS-->
      <text:h text:style-name="P10" text:outline-level="1">
<text:span text:style-name="T4">
Former executives charged byte beating as the "propaganda tool" of the Chinese government</text:span>
</text:h>
      <text:p text:style-name="P4">
Author: None (Language: zh)</text:p>
      <text:p text:style-name="P4">
Publisher: None</text:p>
      <text:p text:style-name="P4">
Time: 2023-05-13T10:05:00Z</text:p>
      <text:p text:style-name="P4">
Description: A fired byte beating an American executives filed a lawsuit against the Chinese technology giant and accused the company suppressing or promoting different content on its social media platform to serve the Chinese government's political propaganda. He also said that during his tenure, some engineers had the "back door" to visit user data.</text:p>
      <text:p text:style-name="P4">
Videos: []</text:p>
      <text:p text:style-name="P4">
Images: ["<text:a xlink:type="simple" xlink:href="https://static.dw.com/image/64591922_303.jpg" text:style-name="Internet_20_link" text:visited-style-name="Visited_20_Internet_20_Link">
64591922_303.jpg</text:a>
"]</text:p>
      <text:p text:style-name="P4">
Subject: 时政风云</text:p>
      <text:p text:style-name="P4">
Subjects: ['奥巴马', '岛屿主权争端', '专题报道：全景观看“习马会”', '中国', '中共十九大', '美国', '德中关系']</text:p>
      <text:p text:style-name="P4">
Keywords: ['抖音', 'tiktok', '字节跳动', '中国', '政治宣传', '美国']</text:p>
      <text:p text:style-name="P4">
Id: 65612568</text:p>
      <!--METADATA-->
      <text:p text:style-name="P4">
<text:a xlink:type="simple" xlink:href="https://www.dw.com/zh/overlay/image/article/65612568/64591922" text:style-name="Internet_20_link" text:visited-style-name="Visited_20_Internet_20_Link">
 <draw:frame draw:style-name="fr1" draw:name="Image50" text:anchor-type="as-char" svg:width="6.9236in" svg:height="3.896998in" draw:z-index="0">
<draw:image xlink:href="../Images/dwzh/2023-05-13T10-05-00Z/64591922_303.jpg" xlink:type="simple" xlink:show="embed" xlink:actuate="onLoad" draw:mime-type="image/jpeg"/>
</draw:frame>
</text:a>
Former executives charged byte beating as the "propaganda tool" of the Chinese government</text:p>
      <text:p text:style-name="P4">
(Voice of Germany Chinese) On Friday, a former executive of a byte beating and firing put forward a series of allegations to this technology giant, including the stolen content from competitors (such as Instagram and Snapchat), and according to China, according to China The national interests suppress or promote different content on the platform, and serve as the "propaganda tool" of the Chinese government.</text:p>
      <text:p text:style-name="P4">
According to the Associated Press, the above -mentioned allegations are part of Yin Tao (transliteration) part of the improper firing lawsuit against byte beating. In the engineering department of the Ministry of Engineering, who had been a byte to beat the American business between August 2017 and November 2018, he claimed that he was fired after disclosing the company's "improper behavior".</text:p>
      <text:p text:style-name="P4">
He accused the Chinese government monitoring his work at the Beijing headquarters in bytes and providing guidance on how to promote the "socialist core values". He also said that government officials have the ability to close the Chinese version of Douyin platform and retain the channels for all data entering the company, including information stored in the United States.</text:p>
      <text:p text:style-name="P4">
For security concerns, <text:a xlink:type="simple" xlink:href="https://www.dw.com/zh/zh/全面禁止tiktok美国蒙大拿州先行一步/a-65333928" text:style-name="Internet_20_link" text:visited-style-name="Visited_20_Internet_20_Link">
</text:a>
In the European Union, New Zealand and Canada, <text:a xlink:type="simple" xlink:href="https://www.dw.com/zh/zh/奥地利宣布禁止公务手机使用tiktok/a-65577074" text:style-name="Internet_20_link" text:visited-style-name="Visited_20_Internet_20_Link">
</text:a>
Essence Many members of the United States Congress are trying to promote the requirements of national security <text:a xlink:type="simple" xlink:href="https://www.dw.com/zh/zh/全盘禁止tiktok-美国民主党内有反对声音/a-65213817" text:style-name="Internet_20_link" text:visited-style-name="Visited_20_Internet_20_Link">
</text:a>
Essence</text:p>
      <text:p text:style-name="P4">
According to the New York Times, Yin Tao was 36 years old and grew up in China. He currently lives in San Francisco, USA. In an interview, he said that during his tenure, U.S. user data on Tiktok was stored in the United States, but engineers in China can access it.</text:p>
      <text:p text:style-name="P4">
He also told that during the byte beating, he had worked for the company's office in China for a while, and witnessed how the engineers of the Chinese version of Douyin adjusted the algorithm, pushed the popularity of the emotional content of Qiuri, and they It did not hesitate to do this without any debate.</text:p>
      <text:p text:style-name="P4">
In terms of byte beating, the New York Times statement responded to a statement that "we will strongly oppose the lawsuit that we think it is an unsatisfactory allegations and claims." The statement also stated that Mr. Yu worked for less than a year in byte beating, and his employment relationship ended in July 2018. During his brief working hours, he participated in the development of an application called Flipagram, which had stopped operating due to business reasons a few years ago.</text:p>
      <text:p text:style-name="P4">
The lawsuit against Yin Tao's beating by byte was represented by a lawyer who specializes in hiring disputes in San Francisco. He asked the technology company to pay his income loss, punitive compensation, and he did not belong to his 220,000 byte beating shares when he was fired.</text:p>
      <text:p text:style-name="P4">
(Associated Press, New York Times)</text:p>
      <text:p text:style-name="P4">
News Source: <text:a xlink:type="simple" xlink:href="https://www.dw.com/zh/前高管指控字节跳动充当中国政府-宣传工具/a-65612568" text:style-name="Internet_20_link" text:visited-style-name="Visited_20_Internet_20_Link">
https://www.dw.com/zh/前高管指控字节跳动充当中国政府-宣传工具/a-65612568?maca=chi-rss-chi-all-1127-rdf</text:a>
</text:p>
      <!--NEWS-->
      <text:h text:style-name="P10" text:outline-level="1">
<text:span text:style-name="T4">
U.S. debt -limited shadows shrouded in major diplomatic visit to Bynden</text:span>
</text:h>
      <text:p text:style-name="P4">
Author: chinese@voanews.com (维达库斯瓦拉)</text:p>
      <text:p text:style-name="P4">
Publisher: 美国之音中文网 (Type: NewsMediaOrganization)</text:p>
      <text:p text:style-name="P4">
Published Time: 2023-05-13T10:19:00+08:00</text:p>
      <text:p text:style-name="P4">
Modified Time: 2023-05-13 02:22:24Z</text:p>
      <text:p text:style-name="P4">
Description: The White House and the Republicans of the Parliament have continued for several months to increase the upper limit of debt to prevent US default, which may disrupt the meeting with President Joe Biden and Japan and Australian allies.</text:p>
      <text:p text:style-name="P4">
Videos: []</text:p>
      <text:p text:style-name="P4">
Images: []</text:p>
      <text:p text:style-name="P4">
Categories: ['美国', '亚太', '国会报道', '美中关系']</text:p>
      <text:p text:style-name="P4">
Type: None</text:p>
      <!--METADATA-->
      <text:p text:style-name="P4">
Nonenone</text:p>
      <text:p text:style-name="P4">
News Source: <text:a xlink:type="simple" xlink:href="https://www.voachinese.com/a/us-debt-ceiling-looms-over-biden-s-foreign-trips-20230512/7091684.html" text:style-name="Internet_20_link" text:visited-style-name="Visited_20_Internet_20_Link">
https://www.voachinese.com/a/us-debt-ceiling-looms-over-biden-s-foreign-trips-20230512/7091684.html</text:a>
</text:p>
      <!--NEWS-->
      <text:h text:style-name="P10" text:outline-level="1">
<text:span text:style-name="T4">
Boston Chinese men were accused of assisting the CCP threatened disagreement</text:span>
</text:h>
      <text:p text:style-name="P4">
Author: None (Language: zh)</text:p>
      <text:p text:style-name="P4">
Publisher: None</text:p>
      <text:p text:style-name="P4">
Time: 2023-05-13T10:41:00Z</text:p>
      <text:p text:style-name="P4">
Description: A Chinese -American citizen in Boston was charged as an agent of the Chinese government, a Chinese activist who monitored the region, and a different political opinion. Federal Prosecutor said the man cooperated with Chinese government officials for about four years. The man has not pleaded guilty and was released after paying $ 25,000.</text:p>
      <text:p text:style-name="P4">
Videos: []</text:p>
      <text:p text:style-name="P4">
Images: ["<text:a xlink:type="simple" xlink:href="https://static.dw.com/image/65435907_303.jpg" text:style-name="Internet_20_link" text:visited-style-name="Visited_20_Internet_20_Link">
65435907_303.jpg</text:a>
", "<text:a xlink:type="simple" xlink:href="https://static.dw.com/image/19046382_401.jpg" text:style-name="Internet_20_link" text:visited-style-name="Visited_20_Internet_20_Link">
19046382_401.jpg</text:a>
"]</text:p>
      <text:p text:style-name="P4">
Subject: 新闻广角</text:p>
      <text:p text:style-name="P4">
Subjects: ['温家宝', '中国共产党', '中共十九大']</text:p>
      <text:p text:style-name="P4">
Keywords: ['波士顿', '异议人士', '梁利棠', '活动人士', '美国联邦检察官', '间谍', '国安', '中共']</text:p>
      <text:p text:style-name="P4">
Id: 65612643</text:p>
      <!--METADATA-->
      <text:p text:style-name="P4">
<text:a xlink:type="simple" xlink:href="https://www.dw.com/zh/overlay/image/article/65612643/65435907" text:style-name="Internet_20_link" text:visited-style-name="Visited_20_Internet_20_Link">
 <draw:frame draw:style-name="fr1" draw:name="Image51" text:anchor-type="as-char" svg:width="6.9236in" svg:height="3.896998in" draw:z-index="0">
<draw:image xlink:href="../Images/dwzh/2023-05-13T10-41-00Z/65435907_303.jpg" xlink:type="simple" xlink:show="embed" xlink:actuate="onLoad" draw:mime-type="image/jpeg"/>
</draw:frame>
</text:a>
In response to the Chinese prosecution of the Chinese American, the purpose is to "secretly promote the goal and agenda of the Chinese government in the United States"</text:p>
      <text:p text:style-name="P4">
(Voice of German in Chinese) The Office of Boston Prosecutor in the United States said that the 63 -year -old American citizen Litangliang (Litangliang), who lives in the Brighton neighborhood in Boston, was charged with a foreign government agent without notifying the U.S. Justice Minister Essence The US Federal Prosecutor announced on Friday (May 12) that the Chinese man cooperated with Chinese government officials to closely monitor Chinese activities and people holding different politics in the region who called on the CCP to carry out democratic reforms.</text:p>
      <text:p text:style-name="P4">
According to the court documents, Liang Litang was not pleaded after the arrest of Tuesday, and was released on Thursday with a $ 25,000 bail on Thursday, but he had to wear an electronic monitor. He was also asked to hand over his passport, not to leave the Massachusetts in the United States, and he could not have any contact with Chinese officials.</text:p>
      <text:p text:style-name="P4">
According to court documents, Liang Litang was accused of "providing the Chinese government with information about individuals and organizations in the Boston region to the Chinese government; in the United States, in the United States, they opposed the protests that called for democracy to hold different politicians; And information; and provide a list of potential recruitment personnel to the Ministry of Public Security of China. "</text:p>
      <text:p text:style-name="P4">
The indictment stated that Liang Litang's purpose was to "secretly promote the goal and agenda of the Chinese government in the United States."</text:p>
      <text:p text:style-name="P4">
In other recent cases, the Chinese authorities have also been accused of harassing and intimidating activists who have tried to harass and intimidate the United States.</text:p>
      <text:p text:style-name="P4">
<text:a xlink:type="simple" xlink:href="https://www.dw.com/zh/zh/涉經營中國海外警察站-兩男遭美fbi逮捕/a-65353631" text:style-name="Internet_20_link" text:visited-style-name="Visited_20_Internet_20_Link">
</text:a>
; About 40 officials from the National Police Force were accused of harassing Chinese objections in the United States with social media harassing the use of social media.</text:p>
      <text:p text:style-name="P4">
<draw:frame draw:style-name="fr1" draw:name="Image52" text:anchor-type="as-char" svg:width="6.9236in" svg:height="3.896998in" draw:z-index="0">
<draw:image xlink:href="../Images/dwzh/2023-05-13T10-41-00Z/19046382_401.jpg" xlink:type="simple" xlink:show="embed" xlink:actuate="onLoad" draw:mime-type="image/jpeg"/>
</draw:frame>
The US Federal Prosecutor said that the Chinese man cooperated with Chinese government officials to closely monitor the region of the Chinese objender people who called on the CCP to carry out democratic reforms (the picture shows the information picture of the Chinese embassy in the United States)</text:p>
      <text:p text:style-name="P4">
US prosecutors said that Liang Litang's cooperation with the Chinese government began in 2018 and continued until last year.</text:p>
      <text:p text:style-name="P4">
According to the prosecutor, in one case, Liang Litang sent photos and videos of a student activist to the Chinese government. He said that the student activist destroyed a Chinese flag in a protest near the 2018 Boston Chinatown.</text:p>
      <text:p text:style-name="P4">
Liang Litang organized an event in Boston in 2018. At least two Chinese government officials participated, one of them asked him to provide information about US officials who participated in and elected in Boston. The Federal Prosecutor's Office said Liang Litang provided names as required. The court document did not mention the name of the official elected official.</text:p>
      <text:p text:style-name="P4">
The federal prosecutor said that Liang Litang also provided a video of the Chinese government with different politicians to participate in the "Boston Standing with Hong Kong" parade in August 2019, and in the next month, he will hold different politicians. The photos of the rally in front of the Boston Public Library were sent to a Chinese government official, saying that they were "a group of clowns, trying to make trouble."</text:p>
      <text:p text:style-name="P4">
The U.S. prosecutor also disclosed that Liang Litang was also accused of providing the names and career information of two people in Boston in the Boston region to Chinese government officials so that the Ministry of Public Security of the Communist Party of China could recruit them.</text:p>
      <text:p text:style-name="P4">
Criminal prosecution pointed out that Liang Litang was in contact with the Chinese senior diplomats in the United States, the Ministry of Public Security and the United Front Department. The Communist Party of China directly reports to the Central Committee of the Communist Party of China to achieve the overseas goals of the Communist Party of China. Liang Litang also visited China and attended the 70th anniversary of the establishment of the Communist Party of China.</text:p>
      <text:p text:style-name="P4">
Liang Litang will be tried again on July 6.</text:p>
      <text:p text:style-name="P4">
(Associated Press)</text:p>
      <text:p text:style-name="P4">
News Source: <text:a xlink:type="simple" xlink:href="https://www.dw.com/zh/波士顿华裔男子被控协助中共威胁异议人士/a-65612643" text:style-name="Internet_20_link" text:visited-style-name="Visited_20_Internet_20_Link">
https://www.dw.com/zh/波士顿华裔男子被控协助中共威胁异议人士/a-65612643?maca=chi-rss-chi-all-1127-rdf</text:a>
</text:p>
      <!--NEWS-->
      <text:h text:style-name="P10" text:outline-level="1">
<text:span text:style-name="T4">
15,000 Jilandan attended the Eid of Eid, Anwar, Pushing the Changming Malaysia agenda</text:span>
</text:h>
      <text:p text:style-name="P4">
Author: 联合早报 (Person)</text:p>
      <text:p text:style-name="P4">
Publisher: 联合早报 (Organization)</text:p>
      <text:p text:style-name="P4">
Published Time: 2023-05-13T10:47</text:p>
      <text:p text:style-name="P4">
Modified Time: 2023-05-13T10:47</text:p>
      <text:p text:style-name="P4">
Description: Malaysian Prime Minister Anwar Anwar on Friday (May 12) opened the "Changming Malaysia" portal at the Eid of Eid in Jilan Danju on the evening of the evening, attracting more than 15,000 people to participate. "Malaysia Today" quoted the Malaysian Xinhe report that when Anwar went to Ge Balu, he promised that the government will always ...</text:p>
      <text:p text:style-name="P4">
Videos: []</text:p>
      <text:p text:style-name="P4">
Audios: []</text:p>
      <text:p text:style-name="P4">
Images: []</text:p>
      <text:p text:style-name="P4">
Type: NewsArticle</text:p>
      <text:p text:style-name="P4">
Breadcrumbs: ['即时', '国际']</text:p>
      <text:p text:style-name="P4">
Keywords: ['马来西亚', '吉兰丹', '开斋节', '安华']</text:p>
      <!--METADATA-->
      <text:p text:style-name="P4">
Malaysian Prime Minister Anwar Anwar on Friday (May 12) opened the "Changming Malaysia" portal at the Eid of Eid in Jilan Danju on the evening of the evening, attracting more than 15,000 people to participate.</text:p>
      <text:p text:style-name="P4">
"Malaysia Today" quoted the Malaysian Xinhe report that when Anwar went to Ge Balu, he promised that the government will always treat everyone fairly and will not margins with any state, including states with different political ideas.</text:p>
      <text:p text:style-name="P4">
Anhua said: "We will always maintain the Federal Constitution, the status of Malay, the official religion of Islam, and the Malay royal family."</text:p>
      <text:p text:style-name="P4">
"The government will implement the reform of governance and focus on the economic recovery. The implementation of the Changming Malaysia Development Amber will not ignore corruption and improper behavior."</text:p>
      <text:p text:style-name="P4">
Anwar also said that the government has taken many measures in Jirandan to improve the economic and living standards of the local people, such as increasing medical facilities for local communities and reducing hospital crowds.</text:p>
      <text:p text:style-name="P4">
He said: "The government has fully repaired and promoted the Jilan Dan Clinic with a total of 38 medical facilities, with a amount of RM9.3 million (about S $ 2.79 million)."</text:p>
      <text:p text:style-name="P4">
He also said that the federal government cares about the problem of local floods and has launched a number of studies to solve the problem of floods.</text:p>
      <text:p text:style-name="P4">
"In addition, the construction of the Palekbang Bridge will further promote the development of Brother Balu. This 1.29 kilometers of two -way two -way traffic lane cable -keeping bridge is expected to be completed in 2025."</text:p>
      <text:p text:style-name="P4">
Malaysia Vice Prime Minister and UMNO Chairman Ahmad Zaji, Deputy Prime Minister Farira, Digital Communication Minister Fami, Minister of Environment Nigami and Danzhou Minister Ahmadye also attended the portal of Jilandan Open activities.</text:p>
      <text:p text:style-name="P4">
In addition to Jilandan, the opening of the government's enthusiasm for Eid with the government has been held in Kedah, Penang and Morimoran. Dengjialou and Selangor will be held on Saturday and Sunday.</text:p>
      <text:p text:style-name="P4">
News Source: <text:a xlink:type="simple" xlink:href="https://www.zaobao.com.sg/realtime/world/story20230513-1394143" text:style-name="Internet_20_link" text:visited-style-name="Visited_20_Internet_20_Link">
https://www.zaobao.com.sg/realtime/world/story20230513-1394143</text:a>
</text:p>
      <!--NEWS-->
      <text:h text:style-name="P10" text:outline-level="1">
<text:span text:style-name="T4">
Guo Feixiong's "Wife Divine San" passs its body weight to 45 kg</text:span>
</text:h>
      <text:p text:style-name="P4">
Author: None (Language: zh)</text:p>
      <text:p text:style-name="P4">
Publisher: None</text:p>
      <text:p text:style-name="P4">
Time: 2023-05-13T11:08:00Z</text:p>
      <text:p text:style-name="P4">
Description: Eight years after the Chinese activist Guo Feixiong was sentenced to 8 years, his sister revealed to DW that Guo Feixiong had a long -term hunger strike and his weight had dropped to 45 kilograms. The result of his arrest also caused a major blow to his children. Although China has recently strengthened the attack of civic society, Zhou Fengsuo, the leader of June 4th Student Games, said that many people in Chinese civil society still tried to seek freedom.</text:p>
      <text:p text:style-name="P4">
Videos: []</text:p>
      <text:p text:style-name="P4">
Images: ["<text:a xlink:type="simple" xlink:href="https://static.dw.com/image/19277289_303.jpg" text:style-name="Internet_20_link" text:visited-style-name="Visited_20_Internet_20_Link">
19277289_303.jpg</text:a>
", "<text:a xlink:type="simple" xlink:href="https://static.dw.com/image/60412840_401.jpg" text:style-name="Internet_20_link" text:visited-style-name="Visited_20_Internet_20_Link">
60412840_401.jpg</text:a>
"]</text:p>
      <text:p text:style-name="P4">
Subject: 时政风云</text:p>
      <text:p text:style-name="P4">
Subjects: []</text:p>
      <text:p text:style-name="P4">
Keywords: ['岛屿主权争端', '专题报道：全景观看“习马会”', '移民难民', '中国', '中共十九大', '许志永', '人权', '零八宪章', '德中关系']</text:p>
      <text:p text:style-name="P4">
Id: 65612865</text:p>
      <!--METADATA-->
      <text:p text:style-name="P4">
<text:a xlink:type="simple" xlink:href="https://www.dw.com/zh/overlay/image/article/65612865/19277289" text:style-name="Internet_20_link" text:visited-style-name="Visited_20_Internet_20_Link">
 <draw:frame draw:style-name="fr1" draw:name="Image53" text:anchor-type="as-char" svg:width="6.9236in" svg:height="3.896998in" draw:z-index="0">
<draw:image xlink:href="../Images/dwzh/2023-05-13T11-08-00Z/19277289_303.jpg" xlink:type="simple" xlink:show="embed" xlink:actuate="onLoad" draw:mime-type="image/jpeg"/>
</draw:frame>
</text:a>
After Guo Feixiong was sentenced, he also published the tens of thousands of defense words prepared during the detention through the pipeline.</text:p>
      <text:p text:style-name="P4">
(Voice of German in Chinese) Guo Feixiong, a well -known right protection person in China <text:a xlink:type="simple" xlink:href="https://www.dw.com/zh/zh/维权人士郭飞雄煽颠罪名被判八年监禁/a-65588550" text:style-name="Internet_20_link" text:visited-style-name="Visited_20_Internet_20_Link">
</text:a>
Related news not only caused criticism from human rights groups, but also issued a statement with the multinational governments and the United Nations to condemn the results of the judgment. In addition to the results of the judgment of Guo Feixiong's case, his family also criticized the Chinese government's approach to "eliminate conscience" when receiving DW interviews, and insisted that Guo Feixiong's charges were "unnecessary."</text:p>
      <text:p text:style-name="P4">
His sister Yang Maoping said to Germany on the 13th that because Guo Feixiong asked her not to attend the trial on Thursday, she reposted online news through her friend that Guo Feixiong was sentenced to 8 years in prison. She said, "I was shocked after hearing this verdict. My brother was because he was struggling to go to the United States to see his sick wife Zhang Qing at that time. After a long waiting year, he was worried that he could not see his wife in time. Break through the authorities, but <text:a xlink:type="simple" xlink:href="https://www.dw.com/zh/zh/北京不放行-多名中国维权人士错失家人最後一面/a-60394864" text:style-name="Internet_20_link" text:visited-style-name="Visited_20_Internet_20_Link">
</text:a>
Essence "</text:p>
      <text:p text:style-name="P4">
Yang Maoping said that after Guo Feixiong was arrested, the Chinese authorities began to "list various crimes". On January 12, 2022, that is, Guo Feixiong's wife Zhang Qing was two days after the death of cancer. "Regime" was officially arrested. She mentioned: "Five days after his wife died, I asked the people who supervised him why they did not let Guo Feixiong go to see his wife, but the authorities claimed that" who knows so fast ", and then told me that Guo Feixiong was arrested. When I asked them what was charged, they said "there will be crimes in the future."</text:p>
      <text:p text:style-name="P4">
According to the news provided by Yang Maoping and Guo Feixiong, during the sentence of Guangzhou court on the 11th, Guo Feixiong said that Guo Feixiong wrote and published articles on the Internet for a long time, and created the World Constitutional Democratic Forum in 2020 to continue publishing the institutional articles written by himself and others. January 2021 On the 27th, he accepted an interview with Radio Free Asia when he was blocked. He was sentenced to a long -term attack and slandering Chinese politics, so he sentenced him to related crimes.</text:p>
      <text:p text:style-name="P4">
After Guo Feixiong was sentenced, he also published the tens of thousands of defense words prepared during the detention through the pipeline. He wrote in the defense words: "What I must declare is that from the first participation in the academic tide in December 1986 to this day, my political claims and political ideals have never changed: This is the original, fundamental, fundamental intentional intention of social ideological and academic activities and political activities. "</text:p>
      <text:p text:style-name="P4">
Guo Feixiong said that from 2005 to 2019, he was sentenced to four sentences and twice in prison by the Chinese authorities from 2005 to 2019. The total imprisonment time was "11 years and 123 days." He said: "These ideological and academic activities of my thoughts are basic citizenship and political rights such as freedom of speech, freedom of ideological, and academic freedom in dignitaries. The positive, positive, extensive and deeply spread the universal value concept, and the humanistic enlightenment of all Chinese citizens, including the people and the officials, which is the truth, and the awakening of the awareness of the sovereignty and rights of the generation of people. Push the power. "</text:p>
      <text:h text:style-name="P12" text:outline-level="3">
<text:span text:style-name="T4">
"People who do things with their ideals"</text:span>
</text:h>
      <text:p text:style-name="P4">
Guo Feixiong's real name Yang Maodong, he used to be <text:a xlink:type="simple" xlink:href="https://www.dw.com/zh/zh/专访许志永承担忠于良心的代价/a-44776616" text:style-name="Internet_20_link" text:visited-style-name="Visited_20_Internet_20_Link">
</text:a>
Important participants and one of the leaders. In 2006, he called on the international community to suppress the Chinese government to suppress the Falun Gong group and actively promote the rescue lawyer Gao Zhisheng. After being released, in 2013, he also asked Chinese officials to disclose property and was identified as one of the relevant activities by the Chinese government as one of the organizations. 6 years.</text:p>
      <text:p text:style-name="P4">
His sister Yang Maoping told DW that Guo Feixiong has been a learning person since he was a child. Since studying, he has been following his ideal life. She said, "He never cares about the material, is a very noble person. Although we don't support what he does later, what he does is justice. Although what he does is not consistent with the mainstream, he does not match the mainstream. But he didn't do something wrong. The sufferings he suffered made us very heartache and distress. "</text:p>
      <text:p text:style-name="P4">
Long -term attention to the situation of Guo Feixiong's case and the human rights situation of Chinese human rights situation, Zhou Feng Suo, the chairman of the Chinese human rights situation, emphasized that before the sentence was sentenced, Guo Feixiong had caused his family to "wife away" due to two jails. In fact, in China, they live in a very low -key way, and they are not like there are rooms that can promote social activities in the past. He said: "Guo Feixiong was sentenced to 8 years in prison because of his request to visit his dangerous wife.</text:p>
      <text:p text:style-name="P4">
Yang Maoping revealed to DW that because Guo Feixiong was arrested this time, he has been on a hunger strike, so his weight has dropped from 67.5 to 75 kg to 45 kg. She said, "After my elder brother attended the trial this time, he said that Guo Feixiong had" deformed ". Although he has not yet had other diseases, his chewing and swallowing function have been degraded after a hunger strike. I am very worried about His health. "</text:p>
      <text:h text:style-name="P12" text:outline-level="3">
<text:span text:style-name="T4">
Guo Feixiong's children are affected</text:span>
</text:h>
      <text:p text:style-name="P4">
After Guo Feixiong was arrested three times, his wife Zhang Qing died of illness in January 2022, his two children were also greatly affected by life. Yang Maoping told DW that Guo Feixiong's son was originally the first grade of college, but after Zhang Qing's death, he left school to live. She said, "He didn't do anything for more than a year after school. Although he and his sister did not see Guo Feixiong for more than ten years, he was bleak with his father's emotions, but because of Zhang Qing's influence, he was still affected by Zhang Qing. Very emotional. He often wrote to his father through me, and I would also transfer Guo Feixiong's letter to them. But because he was more introverted, and because he had never seen his dad herself, Guo Feixiong was The sentence of sentence is a great blow to him. "</text:p>
      <text:p text:style-name="P4">
<draw:frame draw:style-name="fr1" draw:name="Image54" text:anchor-type="as-char" svg:width="6.9236in" svg:height="3.896998in" draw:z-index="0">
<draw:image xlink:href="../Images/dwzh/2023-05-13T11-08-00Z/60412840_401.jpg" xlink:type="simple" xlink:show="embed" xlink:actuate="onLoad" draw:mime-type="image/jpeg"/>
</draw:frame>
Yang Maoping said that because Guo Feixiong has been arrested this time, he has been on a hunger strike, and his weight has dropped from 67.5 to 75 kg to 45 kg.</text:p>
      <text:p text:style-name="P4">
In fact, because the families of most rights protection lawyers or disagreements continue to face government threats in China, many wives of rights protection lawyers will eventually be forced to take their children in exile overseas. However, because most of the rights protection lawyers or disagreements expire, most of them will face the exit ban imposed by the Chinese government, which also causes families of most rights protection lawyers to face long -term unable to gather after their wives and children choose to exile overseas.Zhou Fengsuo called on the international community to continue to voiced cases of the government's detained or sentenced by the government, because in view of the Chinese government's influence in the international community in recent years, they will pose a threat to the world. He said: "In the past few years, some countries led by the United States have begun to wake up and have a relatively clear and pragmatic view on the Chinese government. But I still want to remind people who do business with the CCP. Maintain this regime and help them to do evil. I hope Guo Feixiong's case can make the world realize this. "</text:p>
      <text:p text:style-name="P4">
He added that in the case of a number of disagreements including Xu Zhiyong, Ding Jiaxi and Guo Feixiong, the Chinese government was facing an unprecedented challenge in the case of heavy sentences of the Chinese government. He said: "Whether it is the power of the state machine or the fineness of the CCP's high -tech, it is difficult for a few people tracked by the Chinese authorities to gather in the current circumstances. However It is difficult to last. So no matter how miserable the Chinese authorities ’suppression of the disagreements, many people will try to seek freedom."</text:p>
      <text:p text:style-name="P4">
News Source: <text:a xlink:type="simple" xlink:href="https://www.dw.com/zh/郭飞雄一家「妻离子散」传体重降至45公斤/a-65612865" text:style-name="Internet_20_link" text:visited-style-name="Visited_20_Internet_20_Link">
https://www.dw.com/zh/郭飞雄一家「妻离子散」传体重降至45公斤/a-65612865?maca=chi-rss-chi-all-1127-rdf</text:a>
</text:p>
      <!--NEWS-->
      <text:h text:style-name="P10" text:outline-level="1">
<text:span text:style-name="T4">
The U.S. State Department issued a statement request to release Guo Feixiong</text:span>
</text:h>
      <text:p text:style-name="P4">
Author: None</text:p>
      <text:p text:style-name="P4">
Publisher: Radio Free Asia (Organization)</text:p>
      <text:p text:style-name="P4">
Published Time: 2023-05-13T11:29:03-04:00</text:p>
      <text:p text:style-name="P4">
Modified Time: 2023-05-13T11:29: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8.319487in" draw:z-index="0">
<draw:image xlink:href="../Images/rfamandarin/2023-05-13T11-29-03-04-00/000000.png" xlink:type="simple" xlink:show="embed" xlink:actuate="onLoad" draw:mime-type="image/png"/>
</draw:frame>
The U.S. State Department issued a statement request to release Guo Feixiong <text:a xlink:type="simple" xlink:href="https://www.rfa.org/mandarin/Xinwen/1-05132023112506.html/@@images/image" text:style-name="Internet_20_link" text:visited-style-name="Visited_20_Internet_20_Link">
</text:a>
Screenshot/Matthew Miller(@StateDeptSpox)The State Department of the United States recently issued a statement that condemned the Chinese government to sentence Chinese human rights person Guo Feixiong and demanded to release Guo Feixiong.</text:p>
      <text:p text:style-name="P4">
The statement said that we condemned the sentence of Chinese human rights activist and lawyer Guo Feixiong (also known as Yang Maodong). The Chinese government sentenced him to eight years in prison on behalf of the Chinese people's propaganda work on behalf of the Chinese people. Our diplomatic officials were prevented from participating in his trial in Guangzhou on May 11. We urge China to fulfill its international commitments to provide legitimate procedures for their citizens, respect their human rights and basic freedom, including freedom of speech, and stop using any means to detention and prohibit exit. We continue to call on China to release Guo Feixiong immediately and allow him to go to the United States to reunite with his family.</text:p>
      <text:p text:style-name="P4">
(Responsible editor: (：)</text:p>
      <text:p text:style-name="P4">
News Source: <text:a xlink:type="simple" xlink:href="https://www.rfa.org/mandarin/Xinwen/1-05132023112506.html" text:style-name="Internet_20_link" text:visited-style-name="Visited_20_Internet_20_Link">
https://www.rfa.org/mandarin/Xinwen/1-05132023112506.html</text:a>
</text:p>
      <!--NEWS-->
      <text:h text:style-name="P10" text:outline-level="1">
<text:span text:style-name="T4">
Former executives charged byte beating as the "propaganda tool" of the Chinese government</text:span>
</text:h>
      <text:p text:style-name="P4">
Author: None</text:p>
      <text:p text:style-name="P4">
Publisher: Radio Free Asia (Organization)</text:p>
      <text:p text:style-name="P4">
Published Time: 2023-05-13T11:33:00-04:00</text:p>
      <text:p text:style-name="P4">
Modified Time: 2023-05-13T11:33: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4.478006in" draw:z-index="0">
<draw:image xlink:href="../Images/rfamandarin/2023-05-13T11-33-00-04-00/000000.png" xlink:type="simple" xlink:show="embed" xlink:actuate="onLoad" draw:mime-type="image/png"/>
</draw:frame>
Former executives charged byte beating as the "propaganda tool" of the Chinese government [] <text:a xlink:type="simple" xlink:href="https://www.rfa.org/mandarin/Xinwen/2-05132023112950.html/@@images/image" text:style-name="Internet_20_link" text:visited-style-name="Visited_20_Internet_20_Link">
</text:a>
Reuters pictures</text:p>
      <text:p text:style-name="P4">
On Friday, a former executive who was fired by byte beating and fired put forward a series of allegations to this technology giant, including competitors, such as Instagram and Snapchat. The content is suppressed or promoted to act as the "propaganda tool" of the Chinese government.</text:p>
      <text:p text:style-name="P4">
According to the Associated Press, the above -mentioned allegations are part of Yin Tao (transliteration) part of the improper firing lawsuit against byte beating. In the engineering department of the Ministry of Engineering, who had been a byte to beat the American business between August 2017 and November 2018, he claimed that he was fired after disclosing the company's "improper behavior".</text:p>
      <text:p text:style-name="P4">
He accused the Chinese government monitoring his work at the Beijing headquarters in bytes and providing guidance on how to promote the "socialist core values". He also said that government officials have the ability to close the Chinese version of Douyin platform and retain the channels for all data entering the company, including information stored in the United States.</text:p>
      <text:p text:style-name="P4">
For security concerns, the US military, the federal government, and more than half of the federal state have implemented the use of Tiktok to use the installation of public equipment and instruments. Similar measures have taken effect in the European Union, New Zealand and Canada. Many members of the United States Congress are trying to promote social media applications owned by the Chinese company's bytes beating on the grounds of national security.</text:p>
      <text:p text:style-name="P4">
According to the New York Times, Yin Tao was 36 years old and grew up in China. He currently lives in San Francisco, USA. In an interview, he said that during his tenure, U.S. user data on Tiktok was stored in the United States, but engineers in China can access it.</text:p>
      <text:p text:style-name="P4">
He also said that during the byte beating, he had worked at the company's office in China for a while, and witnessed how the engineers of the Chinese version of Douyin adjusted the algorithm, pushing up the popularity of the emotional content of Qiuri, and they were the inferiority, and they were they were. Do not hesitate to do this without any debate.</text:p>
      <text:p text:style-name="P4">
In terms of byte beating, the New York Times statement responded to a statement that "we will strongly oppose the lawsuit that we think it is an unsatisfactory allegations and claims." The statement also stated that Mr. Yu worked for less than a year in byte beating, and his employment relationship ended in July 2018. During his brief working hours, he participated in the development of an application called Flipagram, which had stopped operating due to business reasons a few years ago.</text:p>
      <text:p text:style-name="P4">
The lawsuit against Yin Tao's beating by byte was represented by a lawyer who specializes in hiring disputes in San Francisco. The technology company asked him to pay his income loss, punitive compensation, and he did not belong to his 220,000 byte beating shares when he was fired. (Responsible editor: (：)</text:p>
      <text:p text:style-name="P4">
News Source: <text:a xlink:type="simple" xlink:href="https://www.rfa.org/mandarin/Xinwen/2-05132023112950.html" text:style-name="Internet_20_link" text:visited-style-name="Visited_20_Internet_20_Link">
https://www.rfa.org/mandarin/Xinwen/2-05132023112950.html</text:a>
</text:p>
      <!--NEWS-->
      <text:h text:style-name="P10" text:outline-level="1">
<text:span text:style-name="T4">
Fighting against China's economic coercion G7 summit will be issued</text:span>
</text:h>
      <text:p text:style-name="P4">
Author: None</text:p>
      <text:p text:style-name="P4">
Publisher: Radio Free Asia (Organization)</text:p>
      <text:p text:style-name="P4">
Published Time: 2023-05-13T11:40:26-04:00</text:p>
      <text:p text:style-name="P4">
Modified Time: 2023-05-13T11:40: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4.679014in" draw:z-index="0">
<draw:image xlink:href="../Images/rfamandarin/2023-05-13T11-40-26-04-00/000000.png" xlink:type="simple" xlink:show="embed" xlink:actuate="onLoad" draw:mime-type="image/png"/>
</draw:frame>
June 2022 G7 Leader Summit was held in Germany <text:a xlink:type="simple" xlink:href="https://www.rfa.org/mandarin/Xinwen/3-05132023113331.html/@@images/image" text:style-name="Internet_20_link" text:visited-style-name="Visited_20_Internet_20_Link">
</text:a>
Reuters pictures</text:p>
      <text:p text:style-name="P4">
The 7th Industrial Group this year(G7)Leaders' summit will be held in Hiroshima, Japan from May 19th to 21st. It is reported that in addition to focusing on Russia's invasion of Ukraine this year, the topic related to China is another important focus of this summit. Reuters quoted a U.S. officials discussed before the conference revealed that at the summit opened next week, a statement on "Economiccoercion" in China will be issued around the world.</text:p>
      <text:p text:style-name="P4">
According to the report, this statement may be part of the common communiqué, and it is also a plan to cooperate about how the G7 countries will cooperate to resist the "economic coercion" from any country.</text:p>
      <text:p text:style-name="P4">
The official also revealed that the seven -nation leader summit stated that it will cover the "part specifically targeted at China", listing a specific list of economic coercion and other acts from China.</text:p>
      <text:p text:style-name="P4">
U.S. Financial Minister Yellen Tip, the United States has been considering countermeasures for Beijing's compulsory economic policies in other countries' markets.</text:p>
      <text:p text:style-name="P4">
According to the news on the 13th of Kyodo News Agency, it is planned to stimulate "G7's compulsory measures to fight economy to achieve strong toughness and fair competition in the supply chain" issued by the head statement and attachment issued on the last day of the summit on the 21st day of the summit. Japan's Prime Minister Kishita Mo Shimo made a request from all over the country, hoping that the G7 was the core to show a clear position for China.</text:p>
      <text:p text:style-name="P4">
According to the reports of the Kyodo News, specifically, in terms of semiconductor, important minerals and agricultural products, it will strengthen the mechanism to get rid of China and Russia. After a collision occurred near Jian Ge's islands (China known as Diaoyu Islands) in 2010, it has greatly restricted the exit of rare earth. In recent years, pineapple produces pineapples in Taiwan, and has also imposed tariff sanctions on Australian wine.</text:p>
      <text:p text:style-name="P4">
G7 countries include Japan, the United States, the United Kingdom, France, Germany, Canada, and Italy. The current leaders of these countries plan to fly to Japan to participate in the summit next week.</text:p>
      <text:p text:style-name="P4">
(Responsible editor: (：)</text:p>
      <text:p text:style-name="P4">
News Source: <text:a xlink:type="simple" xlink:href="https://www.rfa.org/mandarin/Xinwen/3-05132023113331.html" text:style-name="Internet_20_link" text:visited-style-name="Visited_20_Internet_20_Link">
https://www.rfa.org/mandarin/Xinwen/3-05132023113331.html</text:a>
</text:p>
      <!--NEWS-->
      <text:h text:style-name="P10" text:outline-level="1">
<text:span text:style-name="T4">
EU: I hope "re -calibrate" to China's position</text:span>
</text:h>
      <text:p text:style-name="P4">
Author: None</text:p>
      <text:p text:style-name="P4">
Publisher: Radio Free Asia (Organization)</text:p>
      <text:p text:style-name="P4">
Published Time: 2023-05-13T11:46:36-04:00</text:p>
      <text:p text:style-name="P4">
Modified Time: 2023-05-13T11:46: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4.466839in" draw:z-index="0">
<draw:image xlink:href="../Images/rfamandarin/2023-05-13T11-46-36-04-00/000000.png" xlink:type="simple" xlink:show="embed" xlink:actuate="onLoad" draw:mime-type="image/png"/>
</draw:frame>
The EU Foreign Minister's informal meeting held at Stockholm, Sweden, was shot on May 13, 2023. <text:a xlink:type="simple" xlink:href="https://www.rfa.org/mandarin/Xinwen/4-05132023114103.html/@@images/image" text:style-name="Internet_20_link" text:visited-style-name="Visited_20_Internet_20_Link">
</text:a>
Reuters Picture/Christine Olsson/TT News Agency</text:p>
      <text:p text:style-name="P4">
27 EU member countries held a meeting in Stockholm on Friday to discuss how to amend the relationship with Beijing, including reducing the EU's economic dependence on China and responding to security challenges. Given that a stronger Beijing impact on the world stage, Brussels calls on EU member states to reach an agreement on how to deal with China.</text:p>
      <text:p text:style-name="P4">
According to the news on the 13th, at a meeting hosted by Sweden, the EU foreign policy leader JosePborll submitted a document to the Foreign Minister of Foreign Minister of the EU, outlined the "definition" and "re -calibrating the position of China". necessity.</text:p>
      <text:p text:style-name="P4">
"Considering China's recent evolution and its foreign policy trajectory, they agreed to re -adjust our basic policies for China."</text:p>
      <text:p text:style-name="P4">
Berrely said that the EU maintains its existing views on China and believes that China is a partner, competitors and opponents. He also emphasized that in the face of fundamental different values and economic systems and seeking to reduce EU dependence, contact with Beijing is still important.</text:p>
      <text:p text:style-name="P4">
He said that the adjustment policy is not to "decide" Europe and this world's second largest economy, but to balance this relationship.</text:p>
      <text:p text:style-name="P4">
China is the EU's largest imported trade partner. According to the European Union Commission statistics, China's imports in 2022 were 20.8%. In some key raw materials, China has almost occupied a monopoly position.</text:p>
      <text:p text:style-name="P4">
Senior foreign officials such as German Foreign Minister Bell Berbak believe that the EU must learn lessons from past errors and re -examine relations with China.</text:p>
      <text:p text:style-name="P4">
Lithuanian Foreign Minister Gabrieliuslandsbergis also put forward a similar point of view, calling on the EU to make mistakes when dealing with Beijing. He said that "China is establishing a new world order," the EU cannot become passive onlookers.</text:p>
      <text:p text:style-name="P4">
Bell Berk agrees to reduce the security risks composed of dependence, and calls on the EU to unite within and "confidently" use the EU's common market. "We are not the largest country in the world, but the European Union, as a whole, especially the single market in Europe, naturally has a force and strength that we should not underestimate."</text:p>
      <text:p text:style-name="P4">
At a conference on Friday, the most urgent issue in the controversy was that China refused to condemn its intimate ally Russia to invade Ukraine or pressure Russia to stop attacking.</text:p>
      <text:p text:style-name="P4">
Berrey admits that in the continuous Ukraine conflict, European -China relations are tight because of China's position. He said, "If China does not promote Russia to withdraw from Ukraine, the relationship between the European Union and China will not develop normally."</text:p>
      <text:p text:style-name="P4">
Paweljablonski, deputy Minister of Foreign Affairs, said on Friday that "any destruction of international law" or "worsening" attempts should be "decisive". He also emphasized that the EU does not rely on the importance of China and will compare it with Europe's dependence on Russia's energy.</text:p>
      <text:p text:style-name="P4">
"We should not let ourselves depend on any country in the future. We should find a way to become partners rather than customers."</text:p>
      <text:p text:style-name="P4">
At the same time, Chinese Foreign Minister Qin Gang appealed to Europe and China to oppose the "New Cold War" when visiting Norway on Friday.</text:p>
      <text:p text:style-name="P4">
EU ministers will meet with their peers in the Asia -Pacific region on Saturday to continue discussing Chinese issues.</text:p>
      <text:p text:style-name="P4">
According to Agence France -Presse, with the turn of the talks to security issues, including the tension of the Taiwan Strait, Beijing will once again become an "elephant in the room", that is, the people present are important things that people who do not want to talk. But a senior EU officials said that the conference focused on "establishing partnerships."</text:p>
      <text:p text:style-name="P4">
(Responsible editor: (：)</text:p>
      <text:p text:style-name="P4">
News Source: <text:a xlink:type="simple" xlink:href="https://www.rfa.org/mandarin/Xinwen/4-05132023114103.html" text:style-name="Internet_20_link" text:visited-style-name="Visited_20_Internet_20_Link">
https://www.rfa.org/mandarin/Xinwen/4-05132023114103.html</text:a>
</text:p>
      <!--NEWS-->
      <text:h text:style-name="P10" text:outline-level="1">
<text:span text:style-name="T4">
Tsai Ing -wen: Wars non -options peacefully solve the problem of Taiwan Strait is global consensus</text:span>
</text:h>
      <text:p text:style-name="P4">
Author: None</text:p>
      <text:p text:style-name="P4">
Publisher: Radio Free Asia (Organization)</text:p>
      <text:p text:style-name="P4">
Published Time: 2023-05-13T11:57:00-04:00</text:p>
      <text:p text:style-name="P4">
Modified Time: 2023-05-13T11:58: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941985in" draw:z-index="0">
<draw:image xlink:href="../Images/rfamandarin/2023-05-13T11-57-00-04-00/000000.png" xlink:type="simple" xlink:show="embed" xlink:actuate="onLoad" draw:mime-type="image/png"/>
</draw:frame>
 <text:a xlink:type="simple" xlink:href="https://www.rfa.org/mandarin/Xinwen/5-05132023114704.html/@@images/image" text:style-name="Internet_20_link" text:visited-style-name="Visited_20_Internet_20_Link">
</text:a>
Screenshot from the 8th "President and High School Face -to -face Forum" of 2023 Weekly</text:p>
      <text:p text:style-name="P4">
The outside world pays attention to whether Taiwan is capable of competing for the CCP's force offenders. President Tsai Ing -wen in Taiwan said on the 13th that the war of war is non -option. responsibility.</text:p>
      <text:p text:style-name="P4">
According to the Central News Agency on the 13th, the 8th "President and High School Face -to -face Forum" held this day of this week. President Tsai Ing -wen discussed with more than 300 high school students with more than 300 high school students, with the Minister of Education Pan Wenzhong and the Minister of Culture Shi Zhe. , Sustainable Taiwan Development and Multiple International Constitution, and accept students' questions.</text:p>
      <text:p text:style-name="P4">
The classmate Huang asked, "If China attacked Taiwan, Taiwan has the strength to compete." President Tsai said that the Taiwan Strait is a global issue, not the traditional cross -strait issue, but it is very important for regional security and stability and global economic supply chain security. The topic, based on common interests, all parties have the responsibility to maintain peace.</text:p>
      <text:p text:style-name="P4">
Tsai Ing -wen pointed out that in the Taiwan Strait issue, war is not an option. Avoiding military conflicts is the homework of cross -strait, regions, and the world to do. Global consensus must be solved with peace methods. She said that high school students should also understand the essence of this issue. When facing challenges, they can adopt rational and strategic thinking, gather everyone's strength, and seek a commonly acceptable solution.</text:p>
      <text:p text:style-name="P4">
(Responsible editor: (：)</text:p>
      <text:p text:style-name="P4">
News Source: <text:a xlink:type="simple" xlink:href="https://www.rfa.org/mandarin/Xinwen/5-05132023114704.html" text:style-name="Internet_20_link" text:visited-style-name="Visited_20_Internet_20_Link">
https://www.rfa.org/mandarin/Xinwen/5-05132023114704.html</text:a>
</text:p>
      <!--NEWS-->
      <text:h text:style-name="P10" text:outline-level="1">
<text:span text:style-name="T4">
Data from the US Department of Transportation's administrative system leakage</text:span>
</text:h>
      <text:p text:style-name="P4">
Author: 联合早报 (Person)</text:p>
      <text:p text:style-name="P4">
Publisher: 联合早报 (Organization)</text:p>
      <text:p text:style-name="P4">
Published Time: 2023-05-13T11:57</text:p>
      <text:p text:style-name="P4">
Modified Time: 2023-05-13T11:57</text:p>
      <text:p text:style-name="P4">
Description: Data leakage occurred in the administrative system of the US Department of Transport. Bloomberg reported that the US Department of Transport issued a brief statement on Friday (May 12) saying that preliminary investigations found that data leakage was limited to software for handling employee transportation benefits. The transportation safety system is not affected.</text:p>
      <text:p text:style-name="P4">
Videos: []</text:p>
      <text:p text:style-name="P4">
Audios: []</text:p>
      <text:p text:style-name="P4">
Images: []</text:p>
      <text:p text:style-name="P4">
Type: NewsArticle</text:p>
      <text:p text:style-name="P4">
Breadcrumbs: ['即时', '国际']</text:p>
      <text:p text:style-name="P4">
Keywords: ['美国', '交通部', '数据']</text:p>
      <!--METADATA-->
      <text:p text:style-name="P4">
Data leakage occurred in the administrative system of the US Department of Transport.</text:p>
      <text:p text:style-name="P4">
Bloomberg reported that the US Department of Transport issued a brief statement on Friday (May 12) saying that preliminary investigations found that data leakage was limited to software for handling employee transportation benefits. The transportation safety system is not affected.</text:p>
      <text:p text:style-name="P4">
The Ministry of Transport has sought the assistance of the Network Security and Infrastructure Security Bureau and suspended access to related systems to make further investigation and repair systems.</text:p>
      <text:p text:style-name="P4">
According to Reuters, the personal information of 237,000 current and former federal government employees was affected by the incident.</text:p>
      <text:p text:style-name="P4">
Earlier this year, the computer system of the US Federal Aviation Administration failed due to power failure, forcing <text:a xlink:type="simple" xlink:href="https://www.zaobao.com/realtime/world/story20230111-1352457" text:style-name="Internet_20_link" text:visited-style-name="Visited_20_Internet_20_Link">
</text:a>
The Minister of Transport Betigiger was criticized.</text:p>
      <text:p text:style-name="P4">
News Source: <text:a xlink:type="simple" xlink:href="https://www.zaobao.com.sg/realtime/world/story20230513-1394151" text:style-name="Internet_20_link" text:visited-style-name="Visited_20_Internet_20_Link">
https://www.zaobao.com.sg/realtime/world/story20230513-1394151</text:a>
</text:p>
      <!--NEWS-->
      <text:h text:style-name="P10" text:outline-level="1">
<text:span text:style-name="T4">
Column | [Questions and Answers]: Shenzhen May Flower Church collectively escaped from the beginning and end -Jeju Island, South Korea to make a living.</text:span>
</text:h>
      <text:p text:style-name="P4">
Author: None</text:p>
      <text:p text:style-name="P4">
Publisher: Radio Free Asia (Organization)</text:p>
      <text:p text:style-name="P4">
Published Time: 2023-05-13T12:11:00-04:00</text:p>
      <text:p text:style-name="P4">
Modified Time: 2023-05-13T12:17:10-04:00</text:p>
      <text:p text:style-name="P4">
Description: None</text:p>
      <text:p text:style-name="P4">
Videos: []</text:p>
      <text:p text:style-name="P4">
Audios: ["<text:a xlink:type="simple" xlink:href="https://www.rfa.org/mandarin/zhuanlan/youwenyouda/qa-051320231206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4.332834in" draw:z-index="0">
<draw:image xlink:href="../Images/rfamandarin/2023-05-13T12-11-00-04-00/000000.png" xlink:type="simple" xlink:show="embed" xlink:actuate="onLoad" draw:mime-type="image/png"/>
</draw:frame>
The Christian of the Shenzhen May Flower Church arrived in Dallas, Texas, USA. Under the leadership of the May Flower Church, Pan Yongguang, the adults and children of the audience sang poems in the Bible many times. <text:a xlink:type="simple" xlink:href="https://www.rfa.org/mandarin/zhuanlan/youwenyouda/qa-05132023120606.html/@@images/image" text:style-name="Internet_20_link" text:visited-style-name="Visited_20_Internet_20_Link">
</text:a>
Reporter Wang Yun shot <text:a xlink:type="simple" xlink:href="https://www.rfa.org/mandarin/zhuanlan/youwenyouda/qa-05132023120606.html/@@stream" text:style-name="Internet_20_link" text:visited-style-name="Visited_20_Internet_20_Link">
</text:a>
Shenzhen Reform Sacred Church, also known as about 60 members of the May Flower Church, is free to conservative religious beliefs and be relieved for persecution of religion. In 2019, they fled collectively. After more than three years, I moved to Jeju Island, South Korea, Thailand, and finally arrived at Dallas Airport in Texas, Texas, the Jesus, the Jesus of Christianity. The courage and will to pursue religious freedom are admirable, and the process of collecting collective escape is unpredictable. So what kind of suffering did they experience? Have you encountered danger of life? Can you get rid of the shadow of the Chinese government after leaving China?</text:p>
      <text:p text:style-name="P4">
In the previous program, we introduced the members of the May Flower Church in Thailand and was reported by insiders who were rejected by Chinese national security personnel. As a result, the temporary residence in the suburbs of Pattaya, Thailand was leaked. The thrilling journey; and from the process of transferring from Jeju Island to Thailand, a newborn baby could not get a passport and delayed the predicament of Jeju Island to Thailand.</text:p>
      <text:p text:style-name="P4">
In this show, we please listen to Rev. Pan Yongguang, Shenzhen May Flower Church, and introduce the difficult journey of members of the May Flower Church to Jeju Island. Then the believers of the May Flower Church arrived at Jeju Island, and their lives were unfamiliar and their language was not available. How did they find the place where they live and make a living? There is no hope for shelter application. How do they deal with? Is it worthy of such a big price to escape from China?</text:p>
      <text:p text:style-name="P4">
Pan Yongguang, a priest of the Shenzhen May Flower Church, introduced in an interview that in Jeju Island, South Korea, it was aid to the Korean pastor from mainland China to help them contact the place of the party, find a job to maintain their livelihoods, and find a place to live in their lives. Recalling the time of Jeju Island, Rev. Pan Yongguang said that the church members were working on farms, pulling radishes, cutting radish, and starting to bubble in their hands and feet because they were not used to. Only for several days to restore physical strength. Although the problem of clothing, food, and residence is resettled, the shelter application has not been settled, which makes believers extremely anxious. Pan Yongguang himself felt anxious and could not see hope. When walking, I often read the Bible Psalm 84, and sometimes crying to the Lord. Rev. Pan Yongguang also mentioned that he received attention and assistance when he desperate. Among them, the "Voice of the Martyr" "North and South Korea Branch, regularly visited them in Jeju Island, provided training to deal with the severe situation, and provided them with great help for their ultimately successfully reaching the United States.</text:p>
      <text:p text:style-name="P4">
Escape from such a big price, are you happy? Rev. Pan Yongguang said that after they arrived in Jeju Island, South Korea, although she was hopeless, she was no longer afraid of the party. This makes them feel extremely happy.</text:p>
      <text:p text:style-name="P4">
For the software over the wall, please send it to: fankui@rfa.org</text:p>
      <text:p text:style-name="P4">
Please pay attention to the social media of Lin Yueyang, the host of "Questions and Answers":</text:p>
      <text:p text:style-name="P4">
Skype account: linyueyang01</text:p>
      <text:p text:style-name="P4">
Twitter: linyueyang</text:p>
      <text:p text:style-name="P4">
WeChat: Linyueyang</text:p>
      <text:p text:style-name="P4">
News Source: <text:a xlink:type="simple" xlink:href="https://www.rfa.org/mandarin/zhuanlan/youwenyouda/qa-05132023120606.html" text:style-name="Internet_20_link" text:visited-style-name="Visited_20_Internet_20_Link">
https://www.rfa.org/mandarin/zhuanlan/youwenyouda/qa-05132023120606.html</text:a>
</text:p>
      <!--NEWS-->
      <text:h text:style-name="P10" text:outline-level="1">
<text:span text:style-name="T4">
Zelei arrives in Rome to visit Germany to announce 2.7 billion military aid</text:span>
</text:h>
      <text:p text:style-name="P4">
Author: None (Language: zh)</text:p>
      <text:p text:style-name="P4">
Publisher: None</text:p>
      <text:p text:style-name="P4">
Time: 2023-05-13T12:30:00Z</text:p>
      <text:p text:style-name="P4">
Description: Ukrainian President Zelei arrived in Rome on Saturday to visit the Pope Francis and Italian leaders. On the same day, the German Ministry of Defense announced that it would provide Ukraine with 2.7 billion euros of military assistance. German government sources revealed that Zelezzky will visit Germany on Sunday.</text:p>
      <text:p text:style-name="P4">
Videos: []</text:p>
      <text:p text:style-name="P4">
Images: ["<text:a xlink:type="simple" xlink:href="https://static.dw.com/image/65613433_303.jpg" text:style-name="Internet_20_link" text:visited-style-name="Visited_20_Internet_20_Link">
65613433_303.jpg</text:a>
", "<text:a xlink:type="simple" xlink:href="https://static.dw.com/image/65613187_401.jpg" text:style-name="Internet_20_link" text:visited-style-name="Visited_20_Internet_20_Link">
65613187_401.jpg</text:a>
", "<text:a xlink:type="simple" xlink:href="https://static.dw.com/image/65613056_401.jpg" text:style-name="Internet_20_link" text:visited-style-name="Visited_20_Internet_20_Link">
65613056_401.jpg</text:a>
", "<text:a xlink:type="simple" xlink:href="https://static.dw.com/image/65613092_401.jpg" text:style-name="Internet_20_link" text:visited-style-name="Visited_20_Internet_20_Link">
65613092_401.jpg</text:a>
", "<text:a xlink:type="simple" xlink:href="https://static.dw.com/image/64598665_303.jpg" text:style-name="Internet_20_link" text:visited-style-name="Visited_20_Internet_20_Link">
64598665_303.jpg</text:a>
", "<text:a xlink:type="simple" xlink:href="https://static.dw.com/image/61601864_303.jpg" text:style-name="Internet_20_link" text:visited-style-name="Visited_20_Internet_20_Link">
61601864_303.jpg</text:a>
", "<text:a xlink:type="simple" xlink:href="https://static.dw.com/image/61460909_303.jpg" text:style-name="Internet_20_link" text:visited-style-name="Visited_20_Internet_20_Link">
61460909_303.jpg</text:a>
", "<text:a xlink:type="simple" xlink:href="https://static.dw.com/image/63411767_303.jpg" text:style-name="Internet_20_link" text:visited-style-name="Visited_20_Internet_20_Link">
63411767_303.jpg</text:a>
", "<text:a xlink:type="simple" xlink:href="https://static.dw.com/image/61605431_303.jpg" text:style-name="Internet_20_link" text:visited-style-name="Visited_20_Internet_20_Link">
61605431_303.jpg</text:a>
", "<text:a xlink:type="simple" xlink:href="https://static.dw.com/image/61602896_303.jpg" text:style-name="Internet_20_link" text:visited-style-name="Visited_20_Internet_20_Link">
61602896_303.jpg</text:a>
", "<text:a xlink:type="simple" xlink:href="https://static.dw.com/image/62601765_303.jpg" text:style-name="Internet_20_link" text:visited-style-name="Visited_20_Internet_20_Link">
62601765_303.jpg</text:a>
", "<text:a xlink:type="simple" xlink:href="https://static.dw.com/image/62644753_303.jpg" text:style-name="Internet_20_link" text:visited-style-name="Visited_20_Internet_20_Link">
62644753_303.jpg</text:a>
", "<text:a xlink:type="simple" xlink:href="https://static.dw.com/image/60930432_303.jpg" text:style-name="Internet_20_link" text:visited-style-name="Visited_20_Internet_20_Link">
60930432_303.jpg</text:a>
", "<text:a xlink:type="simple" xlink:href="https://static.dw.com/image/60991023_303.jpg" text:style-name="Internet_20_link" text:visited-style-name="Visited_20_Internet_20_Link">
60991023_303.jpg</text:a>
", "<text:a xlink:type="simple" xlink:href="https://static.dw.com/image/61007494_303.jpg" text:style-name="Internet_20_link" text:visited-style-name="Visited_20_Internet_20_Link">
61007494_303.jpg</text:a>
"]</text:p>
      <text:p text:style-name="P4">
Subject: 时政风云</text:p>
      <text:p text:style-name="P4">
Subjects: ['德中关系', '欧债危机', '欧盟', '欧洲难民危机', '德国', '梵蒂冈', '留学德国', '教宗', '留学德国', '德国联邦大选']</text:p>
      <text:p text:style-name="P4">
Keywords: ['泽伦斯基', '意大利', '教宗', '德国', '军援', '乌克兰战争', '俄罗斯侵略']</text:p>
      <text:p text:style-name="P4">
Id: 65613258</text:p>
      <!--METADATA-->
      <text:p text:style-name="P4">
<text:a xlink:type="simple" xlink:href="https://www.dw.com/zh/overlay/image/article/65613258/65613433" text:style-name="Internet_20_link" text:visited-style-name="Visited_20_Internet_20_Link">
 <draw:frame draw:style-name="fr1" draw:name="Image61" text:anchor-type="as-char" svg:width="6.9236in" svg:height="3.896998in" draw:z-index="0">
<draw:image xlink:href="../Images/dwzh/2023-05-13T12-30-00Z/65613433_303.jpg" xlink:type="simple" xlink:show="embed" xlink:actuate="onLoad" draw:mime-type="image/jpeg"/>
</draw:frame>
</text:a>
Italian Prime Minister Meloni welcomes Ukrainian President Zeleki in the official residence to visit</text:p>
      <text:p text:style-name="P4">
(Voice of Germany Chinese) Ukraine President Zelei Sky on Saturday (May 13) took the Italian government plane in the morning, flying from the Polish Telshv on the border near the Ukraine to Rome. Andriyyermak. Italian Foreign Minister Tiani(My antonion)Welcome to the airport to visit. According to ANSA, the Ukraine Ambassador to Italy, Yaroslavmelnyk and the Italian Ambassador to Ukraine, also took over at the airport.</text:p>
      <text:p text:style-name="P4">
Shortly after arriving in Italy, Zelei wrote on Twitter: "This is an important visit to the victory of Ukraine."</text:p>
      <text:p text:style-name="P4">
Zelei was escorted by the team to the President of Italian President's Palace. Italian President Matarera greeted Zerrenzki in the courtyard. The two entered the Presidential Palace for private talks after the national anthem of the two countries. Matarera told Zelleiski in his speech on the Italian National Television that Italy fully supported Ukraine to resist Russia's invasion.</text:p>
      <text:p text:style-name="P4">
This trip was for the first time since Russia invaded Ukraine in February 2022.</text:p>
      <text:p text:style-name="P4">
<draw:frame draw:style-name="fr1" draw:name="Image62" text:anchor-type="as-char" svg:width="6.9236in" svg:height="3.896998in" draw:z-index="0">
<draw:image xlink:href="../Images/dwzh/2023-05-13T12-30-00Z/65613187_401.jpg" xlink:type="simple" xlink:show="embed" xlink:actuate="onLoad" draw:mime-type="image/jpeg"/>
</draw:frame>
Italian President Matretala greets Zerrenki in the courtyard of the official residence</text:p>
      <text:h text:style-name="P12" text:outline-level="3">
<text:span text:style-name="T4">
Meloni: Support Ukraine to resist Russia's "barbaric and unfair aggression"</text:span>
</text:h>
      <text:p text:style-name="P4">
The Italian Prime Minister Melonney received Zelei in Kiggi Palace in the afternoon. The two have worked together for lunch together.</text:p>
      <text:p text:style-name="P4">
Meloni held a press conference on Saturday afternoon. Meloni promised to fully support Ukraine's efforts to repel Russia's "barbaric and unfair aggression".</text:p>
      <text:p text:style-name="P4">
"We will support Ukraine at all the necessary moments, and will not call anything similar to invasion as 'peace'."</text:p>
      <text:p text:style-name="P4">
Merluni promised Italy to continue to provide weapons to Ukraine and support Ukraine if necessary. She also emphasized: "Only when Russia stops attacking can they achieve peace."</text:p>
      <text:p text:style-name="P4">
Meloni said that Rome showed Ukraine that he was a solid and trustworthy partner.</text:p>
      <text:p text:style-name="P4">
Although Roman and Moscow have friendly relations in history, after the outbreak of the Russian and Ukraine War, Italy has always been a strong supporter of Kiev, transport weapons and assistance, and support sanctions on Russia.</text:p>
      <text:p text:style-name="P4">
Zerrence will then go to the Vatican to talk to the Pope. Pope Fang Ji received the last time in the Vatican to receive Zellezki in February 2020. He has repeatedly called on Ukraine to pray for the victims of war almost every week.</text:p>
      <text:p text:style-name="P4">
On Saturday night, Zerrenji will be a well -known talk show "Porta A Porta" for the Italian National Television Rai.</text:p>
      <text:p text:style-name="P4">
<draw:frame draw:style-name="fr1" draw:name="Image63" text:anchor-type="as-char" svg:width="6.9236in" svg:height="3.896998in" draw:z-index="0">
<draw:image xlink:href="../Images/dwzh/2023-05-13T12-30-00Z/65613056_401.jpg" xlink:type="simple" xlink:show="embed" xlink:actuate="onLoad" draw:mime-type="image/jpeg"/>
</draw:frame>
Italian Prime Minister Melonney received Zelei</text:p>
      <text:h text:style-name="P12" text:outline-level="3">
<text:span text:style-name="T4">
Zerrenceki will visit Germany on Sunday</text:span>
</text:h>
      <text:p text:style-name="P4">
For a few weeks, all circles have speculated that Zeleius may go to Germany this weekend. This Sunday, the people of Zessky and Ukraine will be awarded the Charlieman Award (also known as the Karl Award) in Aachen, Western Germany.</text:p>
      <text:p text:style-name="P4">
German government sources revealed to the German Press on Saturday that Zelei Sky will visit Germany on Sunday, representing the Charlie Man Award on behalf of the Ukrainian people.</text:p>
      <text:p text:style-name="P4">
According to Germany, in order to welcome Zelei Sky, Rome took strict security measures on Saturday to deploy about 1,500 police force and security personnel to ensure the smooth progress of the visit. The airports, railway stations, and subways have been implemented with special safety inspections. A ban area is established over the city, including unmanned machines that cannot be lit up. Sniper alerts are deployed at the location where Zeski is expected to visit.</text:p>
      <text:p text:style-name="P4">
<draw:frame draw:style-name="fr1" draw:name="Image64" text:anchor-type="as-char" svg:width="6.9236in" svg:height="3.896998in" draw:z-index="0">
<draw:image xlink:href="../Images/dwzh/2023-05-13T12-30-00Z/65613092_401.jpg" xlink:type="simple" xlink:show="embed" xlink:actuate="onLoad" draw:mime-type="image/jpeg"/>
</draw:frame>
Rome implemented strict security measures on Saturday to ensure that Zellezki's visit was smooth</text:p>
      <text:h text:style-name="P12" text:outline-level="3">
<text:span text:style-name="T4">
Germany announced that 2.7 billion euros of military assistance</text:span>
</text:h>
      <text:p text:style-name="P4">
Not long ago, the German government announced on Saturday that the German government announced a large -scale military assistance Ukraine plan on Saturday.</text:p>
      <text:p text:style-name="P4">
The Federal Ministry of Defense said that as part of a package plan, 20 Ukrainian weasel infantry chariots, 30 leopard 1 main battle tanks, and 4 IRIS-T-SLM air defense systems will be provided. The new military aid plan will make Germany's weapon assistance in Ukraine since the outbreak of the war.</text:p>
      <text:p text:style-name="P4">
The German government has previously approved the delivery of weapons with a total value of 2.75 billion euros. In this way, Germany will become the most important supporters of Ukraine in military and finance.</text:p>
      <text:p text:style-name="P4">
In response to the new military aid project, German Defense Minister Boris Pistorius said that through these valuable and urgent need for military supplies, Germany once again showed support for Ukraine.</text:p>
      <text:p text:style-name="P4">
He said that everyone hoped that the Russian's terrible and violated war against the people of Ukraine ended early. Unfortunately, the war has not yet seen, so "as long as it is needed", "as long as it is necessary", Germany will provide everything possible for everything. help.</text:p>
      <text:p text:style-name="P4">
(Reuters, Agence France -Presse, Germany)</text:p>
      <text:p text:style-name="P4">
*<draw:frame draw:style-name="fr1" draw:name="Image65" text:anchor-type="as-char" svg:width="6.9236in" svg:height="3.896998in" draw:z-index="0">
<draw:image xlink:href="../Images/dwzh/2023-05-13T12-30-00Z/64598665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1 main battle tank</text:span>
</text:h>
      <text:p text:style-name="P4">
On February 3, the German government issued an export permit for the Leopard 1 main battle tank to Ukraine. The Leopard 1 tank was the first main battle tank developed for the Federal Defense Force after World War II. It was produced in the mid -1960s to the mid -1980s. On February 7, the German Ministry of Economic Affairs approved the provision of 178 Leopard 1A5 tanks to Ukraine.</text:p>
      <text:p text:style-name="P4">
*<draw:frame draw:style-name="fr1" draw:name="Image66" text:anchor-type="as-char" svg:width="6.9236in" svg:height="3.896998in" draw:z-index="0">
<draw:image xlink:href="../Images/dwzh/2023-05-13T12-30-00Z/61601864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2 tank</text:span>
</text:h>
      <text:p text:style-name="P4">
Leopard 2 tanks are the main battle tanks that mainly serve in the German Federal Defense Force, with a total of A1 to A7 and other models. It can be used to deal with aircraft and helicopters with a height of up to 3500 meters, and can also be used to deal with light armored ground targets, such as infantry chariot and armored transport vehicles. Therefore, it is both a defensive weapon and an offensive weapon. The German government spokesman Steffenhebestreit confirmed on January 25 that Germany intends to provide 14 Leopard 2A6 main battle tanks from Ukraine from the Federal Defense Army inventory.</text:p>
      <text:p text:style-name="P4">
*<draw:frame draw:style-name="fr1" draw:name="Image67" text:anchor-type="as-char" svg:width="6.9236in" svg:height="3.896998in" draw:z-index="0">
<draw:image xlink:href="../Images/dwzh/2023-05-13T12-30-00Z/61460909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Weasel" infantry chariot</text:span>
</text:h>
      <ul>
        <li>
<draw:frame draw:style-name="fr1" draw:name="Image68" text:anchor-type="as-char" svg:width="6.9236in" svg:height="3.896998in" draw:z-index="0">
<draw:image xlink:href="../Images/dwzh/2023-05-13T12-30-00Z/63411767_303.jpg" xlink:type="simple" xlink:show="embed" xlink:actuate="onLoad" draw:mime-type="image/jpeg"/>
</draw:frame>
#</li>
      </ul>
      <text:h text:style-name="P13" text:outline-level="4">
<text:span text:style-name="T4">
What are the "big killers" in Ukraine in Germany?</text:span>
</text:h>
      <text:h text:style-name="P12" text:outline-level="3">
<text:span text:style-name="T4">
land-based air defense system Iris-T SLM</text:span>
</text:h>
      <text:p text:style-name="P4">
Iris-T SLM is a land-based air defense system, an upgraded version of the IRIS-T air defense system manufactured by German proud defense companies. This system can protect cities and troops from air strikes that occur multiple times. It is considered one of the most advanced defense systems in 2022. It has a range of 40 kilometers and a price of 140 million euros. It belongs to NATO's medium -range air defense system. In October last year, Germany transferred the first set of Iris-TSLM to the Ukrainian armed forces. Germany plans to provide a total of 4 sets of systems.</text:p>
      <text:p text:style-name="P4">
*<draw:frame draw:style-name="fr1" draw:name="Image69" text:anchor-type="as-char" svg:width="6.9236in" svg:height="3.896998in" draw:z-index="0">
<draw:image xlink:href="../Images/dwzh/2023-05-13T12-30-00Z/61605431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Cheetah -style self -propelled cannon</text:span>
</text:h>
      <text:p text:style-name="P4">
Cheetah's self -propelled cannon is the first heavy weapon provided by Germany to Ukraine. This air defense cannon has good off -road performance, which can follow the armored forces to provide low -altitude defense for front -line combat units. So far, Germany has delivered a total of 30 cheetah self -firing guns, and 7 and 7 are about to be delivered.</text:p>
      <text:p text:style-name="P4">
*<draw:frame draw:style-name="fr1" draw:name="Image70" text:anchor-type="as-char" svg:width="6.9236in" svg:height="3.896998in" draw:z-index="0">
<draw:image xlink:href="../Images/dwzh/2023-05-13T12-30-00Z/61602896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PZH-2000 self-propelled howitzer (7 units)</text:span>
</text:h>
      <text:p text:style-name="P4">
Panzerhaubitze 2000 self-propelled artillery, referred to as the PZH 2000 self-propelled artillery, is a self-propelled artillery system designed and manufactured by the German Claus-Mari Figman and Rhein Metals. It is one of the most advanced artillery in the world today. The 60 -round cannon bomb loaded in the artillery can be launched at a speed of 3 rounds in 10 seconds. According to the form of artillery shells, targets within 30 to 56 kilometers can be hit. According to the federal government website, Germany has provided Ukraine with 7 such self -propelled artillery.</text:p>
      <text:p text:style-name="P4">
*<draw:frame draw:style-name="fr1" draw:name="Image71" text:anchor-type="as-char" svg:width="6.9236in" svg:height="3.896998in" draw:z-index="0">
<draw:image xlink:href="../Images/dwzh/2023-05-13T12-30-00Z/62601765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Mars II multi -tube rocket launch system</text:span>
</text:h>
      <text:p text:style-name="P4">
Germany has provided 5 MARS II multi -tube rocket systems to Ukraine. The system can launch the same missiles as the US "Haimas" system. Mars-II can fire up to 12 missiles per minute, with a range of more than 70 kilometers. Not only that, the missile launcher system can be guided using GPS or mine -launching missiles.</text:p>
      <text:p text:style-name="P4">
*<draw:frame draw:style-name="fr1" draw:name="Image72" text:anchor-type="as-char" svg:width="6.9236in" svg:height="3.896998in" draw:z-index="0">
<draw:image xlink:href="../Images/dwzh/2023-05-13T12-30-00Z/62644753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Beaver" Armored Bridge</text:span>
</text:h>
      <text:p text:style-name="P4">
The armored bridge vehicle is mainly used to quickly set up a bridge, which allows the troops to quickly pass the river and is generally equipped with engineering forces. It is very important for the wartime to restore the damaged infrastructure and provides food and medicine to the people. So far, Germany has delivered three "Beaver" armored vehicles to Ukraine, and 13 will be provided.</text:p>
      <text:p text:style-name="P4">
*<draw:frame draw:style-name="fr1" draw:name="Image73" text:anchor-type="as-char" svg:width="6.9236in" svg:height="3.896998in" draw:z-index="0">
<draw:image xlink:href="../Images/dwzh/2023-05-13T12-30-00Z/60930432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Iron fist three -type rocket launcher (3000 pieces)</text:span>
</text:h>
      <text:p text:style-name="P4">
This is a non -recoil rocket launcher developed by the German arms company Dynamit NobelDefence. Germany currently assists 3,000 iron -fist -type rockets with Ukraine, plus 900 supporting controllers. It is launched from the shoulder to deal with fixed targets 400 meters away and mobile targets within 300 meters. Some media analysis believes that the birth of the three types of rocket launchers during the Cold War is to deal with the armored troops of the former Soviet Union. At present, Russia has invested the most on the Ukrainian battlefield the T72 main battle tank of the former Soviet era, so it provides this to Ukraine this. Rocket launchers are also targeted.</text:p>
      <text:p text:style-name="P4">
*<draw:frame draw:style-name="fr1" draw:name="Image74" text:anchor-type="as-char" svg:width="6.9236in" svg:height="3.896998in" draw:z-index="0">
<draw:image xlink:href="../Images/dwzh/2023-05-13T12-30-00Z/60991023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Poisoning" missile (500 pieces)</text:span>
</text:h>
      <text:p text:style-name="P4">
"Stinger" is a kind of air -to -air missile -to -air -to -air missile. It was developed and made in the United States by Raytheon in 1980. However, it has been produced in many European countries including Germany for many years. And continued so far. Practical experience shows that "poisoning" is a simple and extremely effective weapon. Especially during the Soviet army's occupation of Afghanistan, Afghanistan armed in American equipment had shot down many Soviet fighters and helicopters. Once the target is locked and launched, the missile can automatically track the target within about 4,000 meters.</text:p>
      <text:p text:style-name="P4">
*<draw:frame draw:style-name="fr1" draw:name="Image75" text:anchor-type="as-char" svg:width="6.9236in" svg:height="3.896998in" draw:z-index="0">
<draw:image xlink:href="../Images/dwzh/2023-05-13T12-30-00Z/61007494_303.jpg" xlink:type="simple" xlink:show="embed" xlink:actuate="onLoad" draw:mime-type="image/jpeg"/>
</draw:frame>
#</text:p>
      <text:h text:style-name="P13" text:outline-level="4">
<text:span text:style-name="T4">
What are the "big killers" in Ukraine in Germany?</text:span>
</text:h>
      <text:h text:style-name="P12" text:outline-level="3">
<text:span text:style-name="T4">
"Arrow-2" portable air defense missile (2700 pieces)</text:span>
</text:h>
      <text:p text:style-name="P4">
Stream means "arrow" in Russian. This portable air defense missile can be said to be the corresponding version of the Soviet Soviet Union mentioned earlier mentioned. This time, the 2700 9K32 "Arrow-2" portable air defense missile (9K32stRela-2) of the former East Germany inventory was sent to Ukraine. Although the version of the arrow-2 is already outdated, it can still play a effect on the battlefield. Its range is between 500 meters and 4.2 kilometers and can shoot at a high altitude of 2300 meter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泽连斯基抵达罗马访问-德国宣布27亿军援/a-65613258" text:style-name="Internet_20_link" text:visited-style-name="Visited_20_Internet_20_Link">
https://www.dw.com/zh/泽连斯基抵达罗马访问-德国宣布27亿军援/a-65613258?maca=chi-rss-chi-all-1127-rdf</text:a>
</text:p>
      <!--NEWS-->
      <text:h text:style-name="P10" text:outline-level="1">
<text:span text:style-name="T4">
Comment | Wang Dan: The grain crisis behind the forest to return to the plowing</text:span>
</text:h>
      <text:p text:style-name="P4">
Author: None</text:p>
      <text:p text:style-name="P4">
Publisher: Radio Free Asia (Organization)</text:p>
      <text:p text:style-name="P4">
Published Time: 2023-05-13T12:30:07-04:00</text:p>
      <text:p text:style-name="P4">
Modified Time: 2023-05-13T12:30: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88615in" draw:z-index="0">
<draw:image xlink:href="../Images/rfamandarin/2023-05-13T12-30-07-04-00/000000.png" xlink:type="simple" xlink:show="embed" xlink:actuate="onLoad" draw:mime-type="image/png"/>
</draw:frame>
The green belt in Chengdu will be transferred to farmland. Network picture/ancient pavilion provided</text:p>
      <text:p text:style-name="P4">
Recently, the Chinese government launched a special operation of the "Stable Grain Supply" of the National Agricultural Comprehensive Administrative Law Enforcement in 2023, that is, the implementation of "retreating forests and returning farming" in various places. A large number of trees planted under the guidance of the "Returning Powding Return to Forest" were cleared overnight, and the original forest land became arable land. For example, Chengdu will flatten the green belt of tens of billions of yuan, and it is planned to build the same area into 100,000 acres of farmland within three years. In addition, a large number of "agricultural management" were sent all over the place. With the assistance of local officials and police, they went to the fields and asked farmers to stop planting crops and change their cultivated land. Judging from the videos circulating on social media, agricultural management in various places often ignores farmers 'wishes to force farmers' non -grain crops. For example, on April 23, the police and the agricultural management team eliminated more than 6,000 acres of tobacco leaves. In addition, there are many farmers such as bamboo, fruit trees, and flowers in various places, which have suffered a lot of losses.</text:p>
      <text:p text:style-name="P4">
This operation originated from the documents released at the beginning of the year. On February 13 this year, the Central Government issued Document No. 1, emphasizing that it has been able to grasp the stable and safe supply of food and important agricultural products, and resolutely keep the 1.8 billion mu of cultivated land red line. Some observers believe that the outbreak of the outbreak and the Russian and Ukraine War in recent years have severely impacted the global food supply chain. In this context, food security has once again become an important issue for decision -making. In recent years, the relationship between China and the international community has continued to deteriorate, and the implementation of "retreating forests and returning farming" may also be prepared for potential food shortage in the future.</text:p>
      <text:p text:style-name="P4">
But is this sport -type approach really useful? I deeply doubt. In my opinion, China's food crisis is probably more serious than the outside world. It is entirely possible to appear new famines in China. One of the reasons is that the expansion of the planting area cannot fundamentally solve the grain problem. The focus is on the mechanism of allocating resources. This is not agricultural issue or a political issue. According to the research of the Nobel Prize winner of Economic Ama, Amatia Sen's research on famine, famine occurred in modern society is not just because of food shortages. The more important reason is the unfairness of the food distribution mechanism, that is, people's legitimate rights have not obtained institutionality. Guarantee. Although many famines did happen after the production of grain production, some famine occurred during the peak of grain output, such as the Bangladesh famine in 1974. In 1974, Bangladesh's grain output increased 13%over the previous year, and per capita grain output increased by 5.3%. However, due to the flood disasters that have occurred before, the local farmers were unable to sell their labor force to obtain employment opportunities, and the opportunity to obtain grain through transactions was greatly reduced. It seems that the real problem is not whether the food supply is sufficient, but whether the channels for people to obtain food are unobstructed. When people are not guaranteed to be hungry, it is not helpful for food to harvest again. Mori further concluded that in modern history, a democratic society with independent opposition parties and the media has never suffered a famine, and the place where famine occurred was because of lack of food.</text:p>
      <text:p text:style-name="P4">
The second reason for the risk of famine in China is that administrative intervention production must have no good results. U.S. political scientist James Scott, in his famous masterpiece "Perspective of the Country", argued in the case of failure in Germany, the Soviet Union, Brazil, Tanzania and other countries that the top -down planning project will only bring disaster. The most obvious example was the Great Famine in Ukraine in 1933 and the three-year famine that occurred in China in 1959-61. Use strongly to prevent farmers from self -rescue (forced food, preventing farmers from escaping waste, etc.). It can be seen from the simple thinking of retreating forests. Xi Jinping's idea of solving economic problems is still the way to use mass movements. The various disasters of the Mao era are the result of disregarding economic laws and basic humanity, and the result of administrative non -intervention. This old thinking will greatly limit the options for the CCP to face the crisis.</text:p>
      <text:p text:style-name="P4">
(The article only represents the personal position and point of view of the special commentator)</text:p>
      <text:p text:style-name="P4">
News Source: <text:a xlink:type="simple" xlink:href="https://www.rfa.org/mandarin/pinglun/wangdan/wd-05132023122104.html" text:style-name="Internet_20_link" text:visited-style-name="Visited_20_Internet_20_Link">
https://www.rfa.org/mandarin/pinglun/wangdan/wd-05132023122104.html</text:a>
</text:p>
      <!--NEWS-->
      <text:h text:style-name="P10" text:outline-level="1">
<text:span text:style-name="T4">
Colombian Navy intercepts the largest "poisonous submarine" and seizes 3 tons of Coco</text:span>
</text:h>
      <text:p text:style-name="P4">
Publisher: 法新社</text:p>
      <text:p text:style-name="P4">
Published Time: 2023-05-13T12:32:07+00:00</text:p>
      <text:p text:style-name="P4">
Modified Time: 2023-05-13T12:20:05+00:00</text:p>
      <text:p text:style-name="P4">
Description: (Agence France -Presse Bobe, 12th) The Colombian Navy said today that it has cracked the largest "poisonous submarine" in the Pacific Ocean. This submarine is about 30 meters long and 3 meters wide.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13T12-32-07-00-00/000000.png" xlink:type="simple" xlink:show="embed" xlink:actuate="onLoad" draw:mime-type="image/png"/>
</draw:frame>
This semi -submarine submarine was intercepted on the way to Central America on May 9th. This is one of the most common routes for drug trafficking to the United States. The United States is the largest consumer country for Colombia Goche.</text:p>
      <text:p text:style-name="P4">
In the statement, the navy pointed out that the detained crew members were 45, 54, and 63 -year -old Columbians, who claimed that they were forced by the "drug trafficking organization" to drive the submarine to Central America.</text:p>
      <text:p text:style-name="P4">
Over the past 30 years, the Colombian Navy has seized 228 semi -submarine submarines carrying drugs. They will not completely sink underwater and are used by drug smugglers to avoid the investigation of the coast defense and other government units.</text:p>
      <text:p text:style-name="P4">
Some submarines were originally scheduled to go to the United States, while others were intercepted in the Atlantic Ocean on their way to Europe.</text:p>
      <text:p text:style-name="P4">
This is the largest brother -to -poisoning submarine seized since Columbia's record in 1993.</text:p>
      <text:p text:style-name="P4">
The Navy said that the coca -cocaids that were seized this time were worth about $ 103 million in the drug trading market.</text:p>
      <text:p text:style-name="P4">
According to Agence France -Presse, Colombia is the largest manufacturing country in the world. The country's law stipulates that the use, construction, sales, ownership, or transportation of "poisonous submarines" will face a maximum sentence of 14 years.</text:p>
      <text:p text:style-name="P4">
According to the United Nations data, the planting area of the coca has expanded to 204,000 hectares in 2021, and Coco can be extracted from this plant.</text:p>
      <text:p text:style-name="P4">
This is the highest number since the monitoring area of Coca planting 21 years ago, and the output of Coco has also increased simultaneously, from 1010 tons in 2020 to 1,400 tons in 2021.</text:p>
      <text:p text:style-name="P4">
News Source: <text:a xlink:type="simple" xlink:href="https://www.rfi.fr/cn/%E5%9B%BD%E9%99%85%E6%8A%A5%E9%81%93/20230513-%E5%93%A5%E4%BC%A6%E6%AF%94%E4%BA%9A%E6%B5%B7%E5%86%9B%E6%8B%A6%E6%88%AA%E6%9C%80%E5%A4%A7-%E8%BF%90%E6%AF%92%E6%BD%9C%E8%89%87-%E6%9F%A5%E8%8E%B73%E5%90%A8%E5%8F%A4%E6%9F%AF%E7%A1%B7" text:style-name="Internet_20_link" text:visited-style-name="Visited_20_Internet_20_Link">
https://www.rfi.fr/cn/%E5%9B%BD%E9%99%85%E6%8A%A5%E9%81%93/20230513-%E5%93%A5%E4%BC%A6%E6%AF%94%E4%BA%9A%E6%B5%B7%E5%86%9B%E6%8B%A6%E6%88%AA%E6%9C%80%E5%A4%A7-%E8%BF%90%E6%AF%92%E6%BD%9C%E8%89%87-%E6%9F%A5%E8%8E%B73%E5%90%A8%E5%8F%A4%E6%9F%AF%E7%A1%B7</text:a>
</text:p>
      <!--NEWS-->
      <text:h text:style-name="P10" text:outline-level="1">
<text:span text:style-name="T4">
Japanese media: G7 intends to formulate a new vaccine plan for developing countries</text:span>
</text:h>
      <text:p text:style-name="P4">
Author: 联合早报 (Person)</text:p>
      <text:p text:style-name="P4">
Publisher: 联合早报 (Organization)</text:p>
      <text:p text:style-name="P4">
Published Time: 2023-05-13T13:05</text:p>
      <text:p text:style-name="P4">
Modified Time: 2023-05-13T13:05</text:p>
      <text:p text:style-name="P4">
Description: Japanese media said that the Seventh Kingdom Group (G7) rich countries will reaching an agreement on the formulation of a new plan for developing countries to distribute vaccines in developing countries at the leadership summit next week. Japan's "Yomiuri Shimbun" reported on Saturday (May 13) that according to the Japanese government sources, in addition to G7 ...</text:p>
      <text:p text:style-name="P4">
Videos: []</text:p>
      <text:p text:style-name="P4">
Audios: []</text:p>
      <text:p text:style-name="P4">
Images: []</text:p>
      <text:p text:style-name="P4">
Type: NewsArticle</text:p>
      <text:p text:style-name="P4">
Breadcrumbs: ['即时', '国际']</text:p>
      <text:p text:style-name="P4">
Keywords: ['七国集团', '发展中国家', '疫苗']</text:p>
      <!--METADATA-->
      <text:p text:style-name="P4">
Japanese media said that the Seventh Kingdom Group (G7) rich countries will reaching an agreement on the formulation of a new plan for developing countries to distribute vaccines in developing countries at the leadership summit next week.</text:p>
      <text:p text:style-name="P4">
Japan's "Yomiuri Shimbun" reported on Saturday (May 13) that according to the Japanese government sources, in addition to the G7 countries, the Twenty Group (G20) countries such as India and the World Health Organization (WHO) and the World Bank of the World Bank also Will participate in this new vaccine plan.</text:p>
      <text:p text:style-name="P4">
During the popularity of the crown disease, with the support of the WHO and Global Vaccine Immunization Alliance (Gavi), the Global acquisition mechanism (COVAX) of the Corruption vaccine provided nearly 2 billion doses of coronary vaccine to emerging countries.</text:p>
      <text:p text:style-name="P4">
However, the global acquisition mechanism of the coronary vaccine faces frustration in ensuring fair acquisition, because rich countries give priority to taking vaccines for their own citizens, and the insufficient storage facilities in poor countries have caused the vaccine supply to be postponed. The vaccine was abandoned.</text:p>
      <text:p text:style-name="P4">
The new vaccine plan of the G7 leader is designed to gather a plan for planning to plan for vaccine production and procurement, and invest in the training of low -temperature storage equipment and health personnel to prepare for the next global epidemic disease.</text:p>
      <text:p text:style-name="P4">
This year's G7 summit Rotating Chairman, Kika, hopes to strive for the support of emerging countries in the supply chain, food security and climate change to fight against the increasing influence of China and Russia.</text:p>
      <text:p text:style-name="P4">
The G7 Finance Minister and the Governor of the Central Bank agreed to provide assistance to low -income and middle -income countries in a meeting of the central bank to help improve their roles in the energy -related product supply chain.</text:p>
      <text:p text:style-name="P4">
News Source: <text:a xlink:type="simple" xlink:href="https://www.zaobao.com.sg/realtime/world/story20230513-1394157" text:style-name="Internet_20_link" text:visited-style-name="Visited_20_Internet_20_Link">
https://www.zaobao.com.sg/realtime/world/story20230513-1394157</text:a>
</text:p>
      <!--NEWS-->
      <text:h text:style-name="P10" text:outline-level="1">
<text:span text:style-name="T4">
The Seventh Kingdom Group Summit will issue a statement against China's "economic coercion"</text:span>
</text:h>
      <text:p text:style-name="P4">
Author: chinese@voanews.com (美国之音)</text:p>
      <text:p text:style-name="P4">
Publisher: 美国之音中文网 (Type: NewsMediaOrganization)</text:p>
      <text:p text:style-name="P4">
Published Time: 2023-05-13T13:28:42+08:00</text:p>
      <text:p text:style-name="P4">
Modified Time: 2023-05-13 05:28:42Z</text:p>
      <text:p text:style-name="P4">
Description: Reuters quoted a familiar U.S. officials revealed that the leaders of the Seven Kingdoms (G7) will discuss concerns about China's use of "economic stress" in international behavior in the joint statement next week.</text:p>
      <text:p text:style-name="P4">
Videos: []</text:p>
      <text:p text:style-name="P4">
Images: []</text:p>
      <text:p text:style-name="P4">
Categories: ['中国', '经济·金融·贸易', '美中关系']</text:p>
      <text:p text:style-name="P4">
Type: None</text:p>
      <!--METADATA-->
      <text:p text:style-name="P4">
Nonenone</text:p>
      <text:p text:style-name="P4">
News Source: <text:a xlink:type="simple" xlink:href="https://www.voachinese.com/a/g7-summit-statement-on-china-20230513/7091729.html" text:style-name="Internet_20_link" text:visited-style-name="Visited_20_Internet_20_Link">
https://www.voachinese.com/a/g7-summit-statement-on-china-20230513/7091729.html</text:a>
</text:p>
      <!--NEWS-->
      <text:h text:style-name="P10" text:outline-level="1">
<text:span text:style-name="T4">
Why is it unlikely that China will save the global economy again?</text:span>
</text:h>
      <text:p text:style-name="P4">
Author: None (Language: zh)</text:p>
      <text:p text:style-name="P4">
Publisher: None</text:p>
      <text:p text:style-name="P4">
Time: 2023-05-13T13:35:00Z</text:p>
      <text:p text:style-name="P4">
Description: In 2008, the Chinese government helped Western countries through the financial crisis with a huge economic incentive plan. However, this time, the recovery of China's recovery after the new crown epidemic, coupled with the threat to Taiwan ’s military threats, means that it is unlikely to make a difference in preventing the global economic recession.</text:p>
      <text:p text:style-name="P4">
Videos: []</text:p>
      <text:p text:style-name="P4">
Images: ["<text:a xlink:type="simple" xlink:href="https://static.dw.com/image/60421677_303.jpg" text:style-name="Internet_20_link" text:visited-style-name="Visited_20_Internet_20_Link">
60421677_303.jpg</text:a>
", "<text:a xlink:type="simple" xlink:href="https://static.dw.com/image/59177611_401.jpg" text:style-name="Internet_20_link" text:visited-style-name="Visited_20_Internet_20_Link">
59177611_401.jpg</text:a>
", "<text:a xlink:type="simple" xlink:href="https://static.dw.com/image/64451073_401.jpg" text:style-name="Internet_20_link" text:visited-style-name="Visited_20_Internet_20_Link">
64451073_401.jpg</text:a>
"]</text:p>
      <text:p text:style-name="P4">
Subject: 经济纵横</text:p>
      <text:p text:style-name="P4">
Subjects: []</text:p>
      <text:p text:style-name="P4">
Keywords: ['德中关系', '薄熙来', '专题报道：习近平访美', '中国共产党', '岛屿主权争端', '马英九', '专题报道：全景观看“习马会”', '中国反腐风暴', '20国集团', '专题报道：2016年台湾大选']</text:p>
      <text:p text:style-name="P4">
Id: 65613569</text:p>
      <!--METADATA-->
      <text:p text:style-name="P4">
<text:a xlink:type="simple" xlink:href="https://www.dw.com/zh/overlay/image/article/65613569/60421677" text:style-name="Internet_20_link" text:visited-style-name="Visited_20_Internet_20_Link">
 <draw:frame draw:style-name="fr1" draw:name="Image78" text:anchor-type="as-char" svg:width="6.9236in" svg:height="3.896998in" draw:z-index="0">
<draw:image xlink:href="../Images/dwzh/2023-05-13T13-35-00Z/60421677_303.jpg" xlink:type="simple" xlink:show="embed" xlink:actuate="onLoad" draw:mime-type="image/jpeg"/>
</draw:frame>
</text:a>
Chinese issue expert Zeng Ruisheng said: "The Chinese economy will not collapse, but it will not return to the golden decade in the 2010s."</text:p>
      <text:p text:style-name="P4">
(Voice of Germany Chinese Network) With the crumbling edge of the other parts of the world on the edge of economic recession, Western decision makers do not want to see China -the biggest driving force of global economic growth since the 2008 financial crisis - It's uncertain. Unfortunately, this is what is happening.</text:p>
      <text:p text:style-name="P4">
After abandoning a strict zero -epidemic prevention policy in December last year, <text:a xlink:type="simple" xlink:href="https://www.dw.com/zh/zh/降薪招致抗议中央抓就业中国经济的艰难日子来了/a-65606559" text:style-name="Internet_20_link" text:visited-style-name="Visited_20_Internet_20_Link">
</text:a>
Essence</text:p>
      <text:p text:style-name="P4">
China ’s imports in April were shrinking sharply by 7.9%, while export growth was only 8.5%, which was lower than 14.8%in March. In April, the increase in consumer prices was a new low of more than two years, and according to the prices provided by Chinese industrial wholesalers, the factory shipments have intensified.</text:p>
      <text:p text:style-name="P4">
At the same time, the decline in new bank loans in April exceeded expectations. The bank issued 718.8 billion yuan of new RMB loans that month, less than one -fifth of the total in March.</text:p>
      <text:h text:style-name="P12" text:outline-level="3">
<text:span text:style-name="T4">
The golden age of China's economy is over?</text:span>
</text:h>
      <text:p text:style-name="P4">
"The Chinese economy will not collapse, but it will not return to the golden decade of double -digit growth in the 2010s." Steve Tsang, director of the China Research Center, director of the China Research Center of the University of London, told Germany.</text:p>
      <text:p text:style-name="P4">
If the Chinese economy rebounds strongly, it will help offset the stimulus of the central bank's currency tightening policy in the past 12 to 18 months in the past 12 to 18 months.</text:p>
      <text:p text:style-name="P4">
The huge stimulus plan introduced by China after the financial crisis from 2008-2009 helps the global economic recovery, partly because China has huge demand for imported raw materials for infrastructure projects.</text:p>
      <text:p text:style-name="P4">
However, these past stimulus measures have caused China to be trapped in debt quagmires. In March of this year, the International Monetary Fund warned that the debt of local government alone had risen to a record 6.6 trillion yuan, which was equivalent to half of China's GDP.</text:p>
      <text:p text:style-name="P4">
Zeng Ruisheng believes that those Western decision makers who hope to revive the economy now need to "look at new political and economic reality without wearing a chromosome."</text:p>
      <text:p text:style-name="P4">
<draw:frame draw:style-name="fr1" draw:name="Image79" text:anchor-type="as-char" svg:width="6.9236in" svg:height="3.896998in" draw:z-index="0">
<draw:image xlink:href="../Images/dwzh/2023-05-13T13-35-00Z/59177611_401.jpg" xlink:type="simple" xlink:show="embed" xlink:actuate="onLoad" draw:mime-type="image/jpeg"/>
</draw:frame>
After experiencing a huge architecture, China's unprecedented real estate is dragging down the housing market and inhibiting the overall growth</text:p>
      <text:h text:style-name="P12" text:outline-level="3">
<text:span text:style-name="T4">
threatened Taiwan to be isolated by the West by the West</text:span>
</text:h>
      <text:p text:style-name="P4">
<text:a xlink:type="simple" xlink:href="https://www.dw.com/zh/zh/美众议院兵棋推演台海冲突-结论必须全面武装台湾/a-65398180" text:style-name="Internet_20_link" text:visited-style-name="Visited_20_Internet_20_Link">
</text:a>
Essence The friendly relationship between the Chinese government and Moscow and the "neutral" on the issue of invasion of Ukraine in Russia also brought risks to global economic cooperation.</text:p>
      <text:p text:style-name="P4">
"As far as the Taiwan issue is concerned, the upgrading of tensions or war will cause tremendous changes." Pushandutt, a professor of economics at the European School of Business, Singapore, told Germany that in that case, "multinational companies will withdraw from exit China, its export market will be closed, and the West will impose sanctions on it. "</text:p>
      <text:p text:style-name="P4">
The tension between the Chinese government and Washington in the Trump era continued to the present, and the tit -for -tat tariff war led the United States to impose sanctions on several Chinese companies and some officials. Washington also restricts China's semiconductor and artificial intelligence (AI) technology on the grounds of national security.</text:p>
      <text:p text:style-name="P4">
Zeng Ruisheng pointed out that "Chinese President Xi Jinping's tough foreign policy has led to the decision or de -risk of the United States and other Western countries in the economic connection with China, which means that a key factor in supporting China's rapid growth is weakening."</text:p>
      <text:p text:style-name="P4">
<draw:frame draw:style-name="fr1" draw:name="Image80" text:anchor-type="as-char" svg:width="6.9236in" svg:height="3.896998in" draw:z-index="0">
<draw:image xlink:href="../Images/dwzh/2023-05-13T13-35-00Z/64451073_401.jpg" xlink:type="simple" xlink:show="embed" xlink:actuate="onLoad" draw:mime-type="image/jpeg"/>
</draw:frame>
The International Monetary Fund believes that China will continue to be the biggest driving force for global economic growth in the next five years</text:p>
      <text:p text:style-name="P4">
Western decision makers are increasingly regarding China's "Belt and Road" initiative as a threat to their interests. The initiative invested 840 billion US dollars in more than 150 countries/regions to build roads, bridges, ports and hospitals. More and more people are worried that the project has led developing countries to the debt trap with huge loans that cannot be afforded and weaken their relationship with Western countries.</text:p>
      <text:p text:style-name="P4">
Last month, the European Central Bank Chide Lagarde also regretted that the global economy may be split into a competitive group headed by China and the United States, and warned that it would increase the growth and exacerbate inflation.</text:p>
      <text:h text:style-name="P12" text:outline-level="3">
<text:span text:style-name="T4">
Why is the economic recovery unsatisfactory?</text:span>
</text:h>
      <text:p text:style-name="P4">
In addition, the Chinese government has promoted the economy to the upper and reaches of the value chain to give priority to the quality of growth rather than quantity. But these reforms take time. This also led to the incompetence of China's economic recovery.</text:p>
      <text:p text:style-name="P4">
"China has been working hard to achieve the transformation from low -end manufacturers to future industries (artificial intelligence, robotics, semiconductor, etc.)." Consumption and slowing growth are "natural results".</text:p>
      <text:p text:style-name="P4">
Zeng Ruisheng told the Voice of Germany that although Xi Jinping explicitly hopes that the Chinese economy will become more motivated, energetic, powerful and innovative, "his policy often has the opposite effect." He said: "As Xi Jinping strengthens the control of power, the control of power And refused to admit mistakes, Chinese technical bureaucrats cannot actually make necessary adjustments to revitalize the economy. "</text:p>
      <text:h text:style-name="P12" text:outline-level="3">
<text:span text:style-name="T4">
</text:span>
</text:h>
      <text:p text:style-name="P4">
At the same time, the International Monetary Fund predicts that in the next five years, China will continue to become the greatest driving force for global economic growth, with a contribution rate of global economic growth of about 22.6%, while the United States is only 11.3%.</text:p>
      <text:p text:style-name="P4">
Although the slowdown in Western demand will continue to have a negative impact on China's exports, there are still many aspects of China's domestic economy, especially due to the depression of demand due to three -year epidemic prevention blockade.</text:p>
      <text:p text:style-name="P4">
"During the epidemic, Chinese consumers accumulated $ 2.6 trillion in excess savings." Duterto told Germany's voice, "Therefore, it is expected that the service industry is expected to pick up the relics in the short term.</text:p>
      <text:p text:style-name="P4">
News Source: <text:a xlink:type="simple" xlink:href="https://www.dw.com/zh/为什么说中国不太可能再次拯救全球经济？/a-65613569" text:style-name="Internet_20_link" text:visited-style-name="Visited_20_Internet_20_Link">
https://www.dw.com/zh/为什么说中国不太可能再次拯救全球经济？/a-65613569?maca=chi-rss-chi-all-1127-rdf</text:a>
</text:p>
      <!--NEWS-->
      <text:h text:style-name="P10" text:outline-level="1">
<text:span text:style-name="T4">
How many preparations do you make in the face of Chinese potential attacks in Taiwan?</text:span>
</text:h>
      <text:p text:style-name="P4">
Author: None (Language: zh)</text:p>
      <text:p text:style-name="P4">
Publisher: None</text:p>
      <text:p text:style-name="P4">
Time: 2023-05-13T13:47:00Z</text:p>
      <text:p text:style-name="P4">
Description: The US -secret documents leaked a while ago made people doubt about Taiwan's air defense capabilities and believed that it could not resist potential attacks. However, experts point out that Taiwan still has some powerful defense systems.</text:p>
      <text:p text:style-name="P4">
Videos: []</text:p>
      <text:p text:style-name="P4">
Images: ["<text:a xlink:type="simple" xlink:href="https://static.dw.com/image/65262475_303.jpg" text:style-name="Internet_20_link" text:visited-style-name="Visited_20_Internet_20_Link">
65262475_303.jpg</text:a>
", "<text:a xlink:type="simple" xlink:href="https://static.dw.com/image/62699022_7.png" text:style-name="Internet_20_link" text:visited-style-name="Visited_20_Internet_20_Link">
62699022_7.png</text:a>
", "<text:a xlink:type="simple" xlink:href="https://static.dw.com/image/57181882_303.jpg" text:style-name="Internet_20_link" text:visited-style-name="Visited_20_Internet_20_Link">
57181882_303.jpg</text:a>
", "<text:a xlink:type="simple" xlink:href="https://static.dw.com/image/57178495_303.jpg" text:style-name="Internet_20_link" text:visited-style-name="Visited_20_Internet_20_Link">
57178495_303.jpg</text:a>
", "<text:a xlink:type="simple" xlink:href="https://static.dw.com/image/57178529_303.jpg" text:style-name="Internet_20_link" text:visited-style-name="Visited_20_Internet_20_Link">
57178529_303.jpg</text:a>
", "<text:a xlink:type="simple" xlink:href="https://static.dw.com/image/55945799_303.jpg" text:style-name="Internet_20_link" text:visited-style-name="Visited_20_Internet_20_Link">
55945799_303.jpg</text:a>
", "<text:a xlink:type="simple" xlink:href="https://static.dw.com/image/57183342_303.jpg" text:style-name="Internet_20_link" text:visited-style-name="Visited_20_Internet_20_Link">
57183342_303.jpg</text:a>
", "<text:a xlink:type="simple" xlink:href="https://static.dw.com/image/57181940_303.jpg" text:style-name="Internet_20_link" text:visited-style-name="Visited_20_Internet_20_Link">
57181940_303.jpg</text:a>
", "<text:a xlink:type="simple" xlink:href="https://static.dw.com/image/55706878_303.jpg" text:style-name="Internet_20_link" text:visited-style-name="Visited_20_Internet_20_Link">
55706878_303.jpg</text:a>
", "<text:a xlink:type="simple" xlink:href="https://static.dw.com/image/57181973_303.jpg" text:style-name="Internet_20_link" text:visited-style-name="Visited_20_Internet_20_Link">
57181973_303.jpg</text:a>
", "<text:a xlink:type="simple" xlink:href="https://static.dw.com/image/57181901_303.jpg" text:style-name="Internet_20_link" text:visited-style-name="Visited_20_Internet_20_Link">
57181901_303.jpg</text:a>
", "<text:a xlink:type="simple" xlink:href="https://static.dw.com/image/57182000_303.jpg" text:style-name="Internet_20_link" text:visited-style-name="Visited_20_Internet_20_Link">
57182000_303.jpg</text:a>
", "<text:a xlink:type="simple" xlink:href="https://static.dw.com/image/41974843_303.jpg" text:style-name="Internet_20_link" text:visited-style-name="Visited_20_Internet_20_Link">
41974843_303.jpg</text:a>
", "<text:a xlink:type="simple" xlink:href="https://static.dw.com/image/57182062_303.jpg" text:style-name="Internet_20_link" text:visited-style-name="Visited_20_Internet_20_Link">
57182062_303.jpg</text:a>
", "<text:a xlink:type="simple" xlink:href="https://static.dw.com/image/57182030_303.jpg" text:style-name="Internet_20_link" text:visited-style-name="Visited_20_Internet_20_Link">
57182030_303.jpg</text:a>
", "<text:a xlink:type="simple" xlink:href="https://static.dw.com/image/57181913_303.jpg" text:style-name="Internet_20_link" text:visited-style-name="Visited_20_Internet_20_Link">
57181913_303.jpg</text:a>
", "<text:a xlink:type="simple" xlink:href="https://static.dw.com/image/65497507_401.jpg" text:style-name="Internet_20_link" text:visited-style-name="Visited_20_Internet_20_Link">
65497507_401.jpg</text:a>
"]</text:p>
      <text:p text:style-name="P4">
Subject: 时政风云</text:p>
      <text:p text:style-name="P4">
Subjects: []</text:p>
      <text:p text:style-name="P4">
Keywords: ['德中关系', '岛屿主权争端', '马英九', '专题报道：全景观看“习马会”', '专题报道：2016年台湾大选', '中国', '台湾', '中共十九大']</text:p>
      <text:p text:style-name="P4">
Id: 65613594</text:p>
      <!--METADATA-->
      <text:p text:style-name="P4">
<text:a xlink:type="simple" xlink:href="https://www.dw.com/zh/overlay/image/article/65613594/65262475" text:style-name="Internet_20_link" text:visited-style-name="Visited_20_Internet_20_Link">
 <draw:frame draw:style-name="fr1" draw:name="Image81" text:anchor-type="as-char" svg:width="6.9236in" svg:height="3.896998in" draw:z-index="0">
<draw:image xlink:href="../Images/dwzh/2023-05-13T13-47-00Z/65262475_303.jpg" xlink:type="simple" xlink:show="embed" xlink:actuate="onLoad" draw:mime-type="image/jpeg"/>
</draw:frame>
</text:a>
Taiwanese soldiers who monitor Chinese military operations</text:p>
      <text:p text:style-name="P4">
(Voice of Germany)) As the Washington Post quoted a <text:a xlink:type="simple" xlink:href="https://www.dw.com/zh/zh/fbi逮捕美國情報洩密門嫌犯/a-65309261" text:style-name="Internet_20_link" text:visited-style-name="Visited_20_Internet_20_Link">
</text:a>
It is said that Taiwan will be difficult to deal with air strikes from China, which has made Taiwan's air defense capabilities focus in recent weeks.</text:p>
      <text:p text:style-name="P4">
The disclosed document in April mentioned that Taiwanese officials suspected whether their air defense system could "accurately detect missile launch from China", and Taiwan's military aircraft did not have enough "full task ability". The document also emphasizes that Taiwan's fighter jets may become the goal of Chinese missile attacks because it takes at least a week to transfer them to a safe place.</text:p>
      <text:p text:style-name="P4">
The Taiwan Department of Defense said that the US media reported "not a fact" and emphasized that Taiwan has made appropriate modifications on the combat plan, and also continued to strengthen its military preparation. Some analysts said that the leaked documents underestimated Taiwan's "powerful" missile defense capabilities. Tonyhu, a senior director of the Ministry of Defense China, Taiwan and Mongolia Office, said that Taiwan's long -range warning radar and space warning can be found in a few seconds. system.</text:p>
      <text:h text:style-name="P12" text:outline-level="3">
<text:span text:style-name="T4">
Is Taiwan the ability to fight a large number of Chinese military aircraft?</text:span>
</text:h>
      <text:p text:style-name="P4">
Nevertheless, people still have some doubts about the overall air defense capacity of the island. One of the reasons is <text:a xlink:type="simple" xlink:href="https://www.dw.com/zh/zh/一目了然-图表看两岸军力对比/a-62699196" text:style-name="Internet_20_link" text:visited-style-name="Visited_20_Internet_20_Link">
</text:a>
Essence According to the ranking of military capabilities of various countries based on the military website "Global Firepower": the Chinese People's Liberation Army has more than 3,000 military aircraft and nearly 400,000 air force personnel, while Taiwan has only more than 700 military aircraft and more than 30,000 Air Force soldiers.</text:p>
      <text:p text:style-name="P4">
However, experts told DW that although China's advantages in air strength can suppress air defense in some areas of Taiwan, Taiwan can use air defense missiles to resolve the gap. Su Ziyun, a researcher at the Taiwan Institute of Defense Security, pointed out: "In the Ukrainian war, although there is a huge gap between the number of military aircraft in Ukraine and the Russian Air Force, Ukraine can use short -range stab missiles to obtain some air defense capabilities."</text:p>
      <text:p text:style-name="P4">
<draw:frame draw:style-name="fr1" draw:name="Image82" text:anchor-type="as-char" svg:width="4.622051in" svg:height="10.0in" draw:z-index="0">
<draw:image xlink:href="../Images/dwzh/2023-05-13T13-47-00Z/62699022_7.png" xlink:type="simple" xlink:show="embed" xlink:actuate="onLoad" draw:mime-type="image/png"/>
</draw:frame>
Because Taiwan has remote, medium -range and short -range air defense missiles, Su Ziyun believes that this <text:a xlink:type="simple" xlink:href="https://www.dw.com/zh/zh/台湾启动防御系统应对中国侵扰/a-64580821" text:style-name="Internet_20_link" text:visited-style-name="Visited_20_Internet_20_Link">
</text:a>
Essence He said: "Although they only have short -range missiles, Ukraine has done a good job in air defense. Taiwan has a wider air defense missile, so I believe that it can be done better in terms of air defense."</text:p>
      <text:p text:style-name="P4">
According to data released by the Washington Think Tank Strategy and International Research Center (CSIS) in 2021, the Taiwan's missile plan is mainly composed of six different range of missiles-Tianjian, Xiongfeng Type Types, Xiongfeng Type 3, Wanjian, Xiongfeng E, and Xiongfeng Yunfeng. In addition, there are Tiantong missiles, which are land -to -air -to -ball missiles developed by Taiwan. Although Taiwan has restricted its missile forces in defense in the past, CSIS pointed out that the island has begun to develop missiles designed as cracking down mission.</text:p>
      <text:h text:style-name="P12" text:outline-level="3">
<text:span text:style-name="T4">
</text:span>
</text:h>
      <text:p text:style-name="P4">
Although Taiwan can fight against China's military strength through investment in air -to -air missiles, some studies have shown that the PLA's efforts to make the Air Force's modernization are being achieved. According to a blog post published in February, the Institute of International Strategy (IISS) said that the institute's annual evaluation data of the military capabilities of 173 countries showed that the PLA is accelerating the expansion of the fighter group. According to data from the Institute of International Strategy, the PLA Air Force now has more than 600 aircraft deployment in 19 front-line combat brigades, and the annual production speed of combat aircraft such as J-20 has doubled in the past three years.</text:p>
      <text:p text:style-name="P4">
Hu Zhendong, an official of the first Pentagon, told DW that Beijing has achieved success in the production of new combat aircraft, including the J-35 stealth fighter. He said that this shows that "the great growth of China's capabilities is a concerned issue."</text:p>
      <text:p text:style-name="P4">
However, Hu Zhendong also added that China's progress in the production of a large number of combat aircraft may not be enough to reverse the situation of Taiwan, because Taiwan also has aircraft and other systems provided by the United States to help support Taiwan's combat capabilities. As a part of strengthening Taiwan's air defense capabilities, the Taiwan Ministry of Defense signed two parts and aviation materials transactions worth about $ 420 million on April 21 this year, which can be used to maintain Taiwan's fighters.</text:p>
      <text:p text:style-name="P4">
In addition, Hanxiang Aviation Industry (AIDC), one of Taiwan's national defense contractors, said earlier this month that Taiwan is seeking US support to create the next self -developed fighter. Hu Kaihong, chairman of Hanxiang, said: "We hope that the United States will support Taiwan to develop its own fighter aircraft, including engines, aviation electronic equipment, control systems, environmental control, etc. These are all opportunities for Taiwan and the United States to cooperate."</text:p>
      <text:p text:style-name="P4">
*<draw:frame draw:style-name="fr1" draw:name="Image83" text:anchor-type="as-char" svg:width="6.9236in" svg:height="3.896998in" draw:z-index="0">
<draw:image xlink:href="../Images/dwzh/2023-05-13T13-47-00Z/57181882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text:span>
</text:h>
      <text:p text:style-name="P4">
Cloud Leopard armored vehicle (CM-32/33/34) is an eight-wheel transmission armored vehicle developed by the Republic of China Army and Army's Trendy Development Center. In 2002, the first prototype was completed. The picture shows the CM-32 command model. The CM-33 is a puzzle vehicle for the grenade machine gun, and the CM-34 is a 30mm machine gun to install a fighting vehicle. According to the Central News Agency quoted the Ministry of National Defense of Taiwan, the Eight -wheelers A car of Yunbao can take a total of 9 people, the cruise mileage is 800 kilometers, and the steering radius is 11 meters. It adopts the eight -wheel full -time transmission mode. Taiwan media reported that the CM-34 maximum speed is 100 kilometers per hour, and the body protection can resist 12.7 mm gun firing. The effective range of the weapon system is 3,000 meters.</text:p>
      <text:p text:style-name="P4">
*<draw:frame draw:style-name="fr1" draw:name="Image84" text:anchor-type="as-char" svg:width="6.9236in" svg:height="3.896998in" draw:z-index="0">
<draw:image xlink:href="../Images/dwzh/2023-05-13T13-47-00Z/57178495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Yushan Ship" laid the water</text:span>
</text:h>
      <text:p text:style-name="P4">
The "Yushan Ship" is a new amphibious transport ship, which laid off in Kaohsiung Port District on April 13, 2021. The Central News Agency quoted the Taiwan Navy reported that the warship will be responsible for amphibious operations, out -out island materials support, and humanitarian rescue. This transportation ship is named "Yushan Ship" with the highest peak of Taiwan and is expected to be delivered in 2022.</text:p>
      <text:p text:style-name="P4">
*<draw:frame draw:style-name="fr1" draw:name="Image85" text:anchor-type="as-char" svg:width="6.9236in" svg:height="3.896998in" draw:z-index="0">
<draw:image xlink:href="../Images/dwzh/2023-05-13T13-47-00Z/57178529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Milestone of "National Ship State"</text:span>
</text:h>
      <ul>
        <li>
<draw:frame draw:style-name="fr1" draw:name="Image86" text:anchor-type="as-char" svg:width="6.9236in" svg:height="3.896998in" draw:z-index="0">
<draw:image xlink:href="../Images/dwzh/2023-05-13T13-47-00Z/55945799_303.jpg" xlink:type="simple" xlink:show="embed" xlink:actuate="onLoad" draw:mime-type="image/jpeg"/>
</draw:frame>
#</li>
      </ul>
      <text:h text:style-name="P13" text:outline-level="4">
<text:span text:style-name="T4">
In these years, those military equipment made in Taiwan</text:span>
</text:h>
      <text:h text:style-name="P12" text:outline-level="3">
<text:span text:style-name="T4">
</text:span>
</text:h>
      <text:p text:style-name="P4">
According to the Naval website of the Republic of China, the Taiwan "National Ship State Construction" plan gives a detailed explanation of the construction of the Warships of the Minjiang River, the construction of the Panshi warship, and the subsequent boat construction of Guanghua 6. Among them, the Minjiang Warship Department (pictured) is a multifunctional three -level ship built by the Xunhai plan; it has radar stealth function and "strong strike firepower and high survival design". The first prototype ship started construction in November 2012, and the launching ceremony was held in March 2014, and it was delivered in December of the same year.</text:p>
      <text:p text:style-name="P4">
*<draw:frame draw:style-name="fr1" draw:name="Image87" text:anchor-type="as-char" svg:width="6.9236in" svg:height="3.896998in" draw:z-index="0">
<draw:image xlink:href="../Images/dwzh/2023-05-13T13-47-00Z/57183342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Rock warship -Taiwan Navy's most tonnage ship</text:span>
</text:h>
      <text:p text:style-name="P4">
The full name of the rock ship "Rock Fast Fight Fighting Support Ship" is a fuel bomb supply ship. Its allusions come to the Rock Mountain of Baiyue, Taiwan. In January 2015, the ship was the largest displacement ship in Taiwan. According to reports, the rock ship is responsible for oil bomb supply and humanitarian rescue tasks. There are field hospitals on the ship. The deck and the governing can parry a 33 -ton helicopter.</text:p>
      <text:p text:style-name="P4">
*<draw:frame draw:style-name="fr1" draw:name="Image88" text:anchor-type="as-char" svg:width="6.9236in" svg:height="3.896998in" draw:z-index="0">
<draw:image xlink:href="../Images/dwzh/2023-05-13T13-47-00Z/57181940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Guanghua No. 6 follow -up boat</text:span>
</text:h>
      <text:p text:style-name="P4">
Guanghua 6 follow -up boat is a missile speedboat made by the Taiwan International Shipbuilding (CSBC) for the Republic of China Navy. This is a missile speedboat built by the Republic of China Navy's "Guanghua 6" plan. The Navy website of the Republic of China stated that "in response to the needs of the Taiwan Strait, the Navy needs to build a large -scale missile speedboat with excellent performance and better wave resistance." The "Guanghua Six" plans to build a total of 30 missile speedboats. The entire case was completed on December 2, 2011.</text:p>
      <text:p text:style-name="P4">
*<draw:frame draw:style-name="fr1" draw:name="Image89" text:anchor-type="as-char" svg:width="6.9236in" svg:height="3.896998in" draw:z-index="0">
<draw:image xlink:href="../Images/dwzh/2023-05-13T13-47-00Z/55706878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The defense submarine that is being manufactured</text:span>
</text:h>
      <text:p text:style-name="P4">
In addition to the "national ship country", there are also "submarine country creation", that is, homemade defensive submarines. The firewood submarine that the Republic of China navy studied and designed and built began planning in 2014, and the budget was launched in 2016 for the first time in 2016. The self -made defensive submarine was planned by the Taiwan National China Sanyama Institute of Science and developed with US companies Lockheed Martin. The displacement was between about 2,500 tons to 3,000 tons and was built by the Taiwan International Shipbuilding Corporation. It is expected that the first prototype submarine will be launched as soon as 2024 and officially forms a army in 2025.</text:p>
      <text:p text:style-name="P4">
*<draw:frame draw:style-name="fr1" draw:name="Image90" text:anchor-type="as-char" svg:width="6.9236in" svg:height="3.896998in" draw:z-index="0">
<draw:image xlink:href="../Images/dwzh/2023-05-13T13-47-00Z/57181973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Xiongfeng series anti -ship missiles</text:span>
</text:h>
      <text:p text:style-name="P4">
In addition to ships, Taiwan also develops independently in the field of anti -ship missiles and sea -making weapons. The most famous is the "Xiongfeng" series. This type of anti -ship missile is generally equipped with large, medium -sized combat ships, and its development began in the late 1970s. It is divided into three models of I/II/III. Ship missile. The Taiwan military did not officially announce the effective range of "male three".</text:p>
      <text:p text:style-name="P4">
*<draw:frame draw:style-name="fr1" draw:name="Image91" text:anchor-type="as-char" svg:width="6.9236in" svg:height="3.896998in" draw:z-index="0">
<draw:image xlink:href="../Images/dwzh/2023-05-13T13-47-00Z/57181901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号 fighter</text:span>
</text:h>
      <text:p text:style-name="P4">
The national fighter aircraft, also known as the F-CK-1 fighter, is a light supersonic multi-purpose jet fighter designed and developed by Taiwan with the assistance of US technology. Under the planning of the Air Force of the Republic of China, this fighter and Taiwan's Phantom 2000-5 fighter aircraft and F-16 fighters purchased from the United States constituted the main force of the Taiwan Air Force defense. This was the "self -made defense fighter" instructed by the then President of the Republic of China Jiang Jingguo in the 1980s, named "Jingguo" to commemorate Jiang Jingguo.</text:p>
      <text:p text:style-name="P4">
*<draw:frame draw:style-name="fr1" draw:name="Image92" text:anchor-type="as-char" svg:width="6.9236in" svg:height="3.896998in" draw:z-index="0">
<draw:image xlink:href="../Images/dwzh/2023-05-13T13-47-00Z/57182000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Jing Guo" with "Sky Sword"</text:span>
</text:h>
      <text:p text:style-name="P4">
The development project of Taiwan's independent manufacturing aircraft is divided into four parts, namely "Eagle Yang", "Yunhan", "Tian Lei" and "Sky Sword". Among them, "Yingyang" develops the body, the "Yunhan" development engine and its related systems, "Tianlei" developed the avionics system, and the "Tianjian" developed air -to -air missiles. The picture shows the air -to -air missile of Tianjian II. This Central Missile is a equipment developed and produced by the Republic of China Zhongshan Science Research Institute with the assistance of the United States.</text:p>
      <text:p text:style-name="P4">
*<draw:frame draw:style-name="fr1" draw:name="Image93" text:anchor-type="as-char" svg:width="6.9236in" svg:height="3.896998in" draw:z-index="0">
<draw:image xlink:href="../Images/dwzh/2023-05-13T13-47-00Z/41974843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self -made high education machine "Yongying"</text:span>
</text:h>
      <text:p text:style-name="P4">
After Cai Yingwen came to power, he pushed the "National Machinery State" plan. The picture shows the new military senior coaching machine "Yongying", which is regarded as one of the representatives of Taiwan's local manufacturing representatives. The prototype appeared in September 2019. According to media reports, the T-5Brave Eagle belongs to the fifth-generation high-end jet trainer, and can also be converted into the role of attack aircraft under the needs of "flat war conversion" to perform the task of defense operations.</text:p>
      <text:p text:style-name="P4">
*<draw:frame draw:style-name="fr1" draw:name="Image94" text:anchor-type="as-char" svg:width="6.9236in" svg:height="3.896998in" draw:z-index="0">
<draw:image xlink:href="../Images/dwzh/2023-05-13T13-47-00Z/57182062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Ruiyu drone</text:span>
</text:h>
      <text:p text:style-name="P4">
Rui Ku drone, formerly known as "Zhongxiang II" drone, is a tactical drone system developed by the Chinese Academy of Sciences. According to reports, this system has functions such as fast deployment, long -term stagnation, target supervision positioning, electronic anti -interference and instant image transmission. It is currently deployed on the ground of Taiwan Island. Wait for tasks.</text:p>
      <text:p text:style-name="P4">
*<draw:frame draw:style-name="fr1" draw:name="Image95" text:anchor-type="as-char" svg:width="6.9236in" svg:height="3.896998in" draw:z-index="0">
<draw:image xlink:href="../Images/dwzh/2023-05-13T13-47-00Z/57182030_303.jpg" xlink:type="simple" xlink:show="embed" xlink:actuate="onLoad" draw:mime-type="image/jpeg"/>
</draw:frame>
#</text:p>
      <text:h text:style-name="P13" text:outline-level="4">
<text:span text:style-name="T4">
In these years, those military equipment made in Taiwan</text:span>
</text:h>
      <text:h text:style-name="P12" text:outline-level="3">
<text:span text:style-name="T4">
"Tiantong Type Three" to the air weapon system</text:span>
</text:h>
      <text:p text:style-name="P4">
In addition to the "National Machinery and State" plan, Taiwan also launched the "layer plan" in anti -tactical ballistic missiles, which was developed by the Sky Gong Air Defense Series by the Zhongshan Institute of Science and Technology of the Republic of China. Among them, the Tiansuo Type (referred to as "Bow Three") was specially listed as a "strong bow project". According to R &amp; D people, in addition to missiles and boxes, its shooting control system includes a column radar, tactical center, power vehicle, communication relay, and transmitting rack. Radiation missiles and short -range tactical ballistic missiles and other target threats.#</text:p>
      <text:h text:style-name="P13" text:outline-level="4">
<text:span text:style-name="T4">
In these years, those military equipment made in Taiwan</text:span>
</text:h>
      <text:h text:style-name="P12" text:outline-level="3">
<text:span text:style-name="T4">
Thunder 2000 More Rocket System</text:span>
</text:h>
      <text:p text:style-name="P4">
The Thunder 2000 more rocket system is a highly integrated shooting command system. It is a multi -tube carbon developed by Taiwan after reference to modern design of various countries. The system was officially released in 1997 and was transferred to the Taiwan Army on September 1, 2012. According to reports, the entire system is composed of shooting command vehicles, artillery cars, AT8X8 ammunition vehicles and artillery rockets of three specifications. This shooting command system has the characteristics of self -judgment of bomb species, automatic calculation of the shooting of the element, automatic adjustment of the transmitter's high and low angle and the shooting world.</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from China</text:span>
</text:h>
      <text:p text:style-name="P4">
Although experts such as Hu Zhendong and Su Ziyun believe that Taiwan ’s air defense capabilities can resist China's air strikes to a certain extent, they also expressed concern about the continuous activities of China’ s gray areas around Taiwan. And the PLA's increasingly frequent blockade of military exercises around Taiwan.</text:p>
      <text:p text:style-name="P4">
Since April 2023, China has increased the frequency of the gray zone around Taiwan, including <text:a xlink:type="simple" xlink:href="https://www.dw.com/zh/zh/中國擾台軍機數創新高-專家解析北京戰術/a-65275022" text:style-name="Internet_20_link" text:visited-style-name="Visited_20_Internet_20_Link">
</text:a>
Essence In addition, the PLA also showed new tactics and deployed operations drones around Taiwan. Du Zhenyi, a researcher at the Taiwan Institute of Defense Security, mentioned: "Beijing is being displayed, and drones have become part of their action in the gray area."</text:p>
      <text:p text:style-name="P4">
<draw:frame draw:style-name="fr1" draw:name="Image96" text:anchor-type="as-char" svg:width="6.9236in" svg:height="3.896998in" draw:z-index="0">
<draw:image xlink:href="../Images/dwzh/2023-05-13T13-47-00Z/65497507_401.jpg" xlink:type="simple" xlink:show="embed" xlink:actuate="onLoad" draw:mime-type="image/jpeg"/>
</draw:frame>
The Ministry of National Defense of Taiwan announced on May 2nd of the Chinese military aircraft activities. One of the BZK-005 drones was bypassing Taiwan in a clockwise direction</text:p>
      <text:p text:style-name="P4">
Hu Zhendong, an official of the first Pentagon, warned that the main purpose of China's action around Taiwan was to instill the concept of "failure" to the people of Taiwan, while affecting the island's air defense preparation status and ability. He said: "Wars are already carried out, because China's primary goal is to keep pressure to scare the people of Taiwan."</text:p>
      <text:p text:style-name="P4">
Hu Zhendong added that allowing the Taiwan Air Force to drive new military planes to intercept Chinese aircraft to disrupt their usual training and increase the cost of maintaining aircraft. He said: "Taiwan should consider using the upcoming military aircraft to intercept these, and recruit retired pilots to perform these tasks."</text:p>
      <text:p text:style-name="P4">
In order to better cope with the increasing risk brought by the potential cross -strait conflicts, Hu Zhendong believes that in addition to formulating a response plan for China's actions, Taiwan should also ensure sufficient war reserve materials. He told DW: "It is very important to ensure that the necessary supplies of Taiwan's necessary materials are in place."</text:p>
      <text:p text:style-name="P4">
News Source: <text:a xlink:type="simple" xlink:href="https://www.dw.com/zh/面对中国潜在攻击-台湾做了多少准备？/a-65613594" text:style-name="Internet_20_link" text:visited-style-name="Visited_20_Internet_20_Link">
https://www.dw.com/zh/面对中国潜在攻击-台湾做了多少准备？/a-65613594?maca=chi-rss-chi-all-1127-rdf</text:a>
</text:p>
      <!--NEWS-->
      <text:h text:style-name="P10" text:outline-level="1">
<text:span text:style-name="T4">
German media: How much peace can the Chinese envoy bring to Ukraine?</text:span>
</text:h>
      <text:p text:style-name="P4">
Author: None (Language: zh)</text:p>
      <text:p text:style-name="P4">
Publisher: None</text:p>
      <text:p text:style-name="P4">
Time: 2023-05-13T13:52:00Z</text:p>
      <text:p text:style-name="P4">
Description: Chinese Eurasian Affairs, who is about to visit Ukraine and other countries, was a special representative of Chinese Eurasian Affairs, Li Hui, was a ambassador to Russia. What is the chance of his peaceful mission? How much is China's mediation in the Ukraine crisis?</text:p>
      <text:p text:style-name="P4">
Videos: []</text:p>
      <text:p text:style-name="P4">
Images: ["<text:a xlink:type="simple" xlink:href="https://static.dw.com/image/65613127_303.jpg" text:style-name="Internet_20_link" text:visited-style-name="Visited_20_Internet_20_Link">
65613127_303.jpg</text:a>
", "<text:a xlink:type="simple" xlink:href="https://static.dw.com/image/65608426_401.jpg" text:style-name="Internet_20_link" text:visited-style-name="Visited_20_Internet_20_Link">
65608426_401.jpg</text:a>
"]</text:p>
      <text:p text:style-name="P4">
Subject: 评论分析</text:p>
      <text:p text:style-name="P4">
Subjects: ['希腊债务危机', '欧债危机', '俄罗斯', '欧盟', '乌克兰', '岛屿主权争端', '专题报道：全景观看“习马会”', '诺贝尔奖', '欧洲难民危机', '欧洲']</text:p>
      <text:p text:style-name="P4">
Keywords: ['乌克兰战争', '俄罗斯', '中国', '外交斡旋', '李辉', '欧盟', '对华政策']</text:p>
      <text:p text:style-name="P4">
Id: 65613613</text:p>
      <!--METADATA-->
      <text:p text:style-name="P4">
<text:a xlink:type="simple" xlink:href="https://www.dw.com/zh/overlay/image/article/65613613/65613127" text:style-name="Internet_20_link" text:visited-style-name="Visited_20_Internet_20_Link">
 <draw:frame draw:style-name="fr1" draw:name="Image97" text:anchor-type="as-char" svg:width="6.9236in" svg:height="3.896998in" draw:z-index="0">
<draw:image xlink:href="../Images/dwzh/2023-05-13T13-52-00Z/65613127_303.jpg" xlink:type="simple" xlink:show="embed" xlink:actuate="onLoad" draw:mime-type="image/jpeg"/>
</draw:frame>
</text:a>
In May 2019, Putin met with Li Hui in the Cremlin Palace</text:p>
      <text:p text:style-name="P4">
(Voice of Germany Chinese) Chinese Ministry of Foreign Affairs said on Friday (May 12) that <text:a xlink:type="simple" xlink:href="https://www.dw.com/zh/zh/中国特别代表李辉下周访问乌克兰等国/a-65604536" text:style-name="Internet_20_link" text:visited-style-name="Visited_20_Internet_20_Link">
</text:a>
Visit Ukraine, Poland, France, Germany and Russia from next Monday (May 15). This is the highest -level diplomat sent to Ukraine since Moscow's invasion last year.</text:p>
      <text:p text:style-name="P4">
"Münchnermerkur" (Münchnermerkur) pays attention to the latest move in China to try to play the role of mediation in the Ukrainian crisis, and propose a key question: send a "Putin friend" to take on peaceful mission, how many opportunities to succeed in peace, Intersection</text:p>
      <text:p text:style-name="P4">
The reporter, Senhauberg, noticed a photo photo (picture of this article) -a was a photo of Li Hui, then the then Chinese ambassador to Russia, and President Putin. In the photo, Putin had a trace of or even a shy smile, while Li Hui, with a thick black hair, posted a gesture that seemed to be a leading way.</text:p>
      <text:p text:style-name="P4">
"At that time, it can be clearly seen that China is the direction that guides the relationship between the two superpowers .... So some people think that China can impose influence on Putin and finally end up This war in Ukraine. French President Macron and Brazilian President Lula belong to these people who have not yet given up hope. They believe that after the Ukrainian war lasted for more than a year, when will Beijing change from friends from Russia to peace? The creator. "</text:p>
      <text:p text:style-name="P4">
The author believes that from now on, Beijing is still on the side of the Kremlin on any occasion. While calling with President of Ukraine, Chinese President Xi Jinping only made some empty commitments. Anyway, one of the commitments is now fulfilled -Li Hui, as an Eurasian East, will visit Kiev on Monday.</text:p>
      <text:p text:style-name="P4">
The article quotes German Asian affairs expert Saskiahieber analyzed that Li Hui's qualifications in regional affairs are undoubted, but this is not the most lucky candidate for Ukraine. "This diplomat has worked in Moscow for 10 years since 2009. It can speak fluent Russian. His entire career has devoted himself to the relationship between China and the Soviet Union and his subsequent countries. Easy and pleasant. In addition, he has also served as the deputy minister of the Ministry of Foreign Affairs for many years -this person is definitely not a small person in a diplomatic circle. " - People can guess that this candidate may have coordinated with the Kremlin in advance.</text:p>
      <text:p text:style-name="P4">
As for how serious China ’s efforts to rebuild peace in Ukraine, the article pointed out that what Beijing definitely does not want to see is Russia’ s “completely defeated”. China has never suggested that Russia's withdrawal from the occupied Ukraine land has repeatedly emphasized that the safety demands of all parties should be respected. When Xi Jinping visited Russia this spring, he told Putin, "We will promote it together in a century -old change." The author pointed out whether there is no place to know if there is a place for Ukraine's national interests in such a change process.</text:p>
      <text:p text:style-name="P4">
The article summarizes that China may eventually become a winner no matter what China. "Even if Li Hui's diplomatic mediation mission returns without success, Beijing can emphasize that he has made at least efforts -and continue to push the guilt of war killing to NATO and the United States."</text:p>
      <text:p text:style-name="P4">
At the same time, it is still difficult for the European Union to coordinate the unified China policy. The article from the Frankfurt Report reported from the Stockholm venue pointed out that although countries still have a unified stand to face China, the so -called European diplomatic "strategic autonomy" theory proposed by Macron obviously has not much support.</text:p>
      <text:p text:style-name="P4">
<draw:frame draw:style-name="fr1" draw:name="Image98" text:anchor-type="as-char" svg:width="6.9236in" svg:height="3.896998in" draw:z-index="0">
<draw:image xlink:href="../Images/dwzh/2023-05-13T13-52-00Z/65608426_401.jpg" xlink:type="simple" xlink:show="embed" xlink:actuate="onLoad" draw:mime-type="image/jpeg"/>
</draw:frame>
Foreign Minister of EU countries take a photo in Stockholm</text:p>
      <text:p text:style-name="P4">
Author's evaluation <text:a xlink:type="simple" xlink:href="https://www.dw.com/zh/zh/欧盟希望重新校准对中国立场/a-65612520" text:style-name="Internet_20_link" text:visited-style-name="Visited_20_Internet_20_Link">
</text:a>
It reflects a very difficult "balance technology": on the one hand, it emphasizes that the rise of China's rise in the middle of this century has become the goal of the world -leading power of the world, and the risk avoidance measures that Europe must take; on the other hand It is concluded that the European Union should be decoupled from China, but it advocates adopting a "firm, but not opposite position" to China.</text:p>
      <text:p text:style-name="P4">
"As for whether this balance technology can be done in practice, it will be reflected in the newly brewing sanctions of the European Union." The article pointed out that the European Commission has recently accused eight Chinese companies importing goods from Europe and transferring it to Russia helps the country for war. So far, the European Union has not taken specific measures on such acts. However, in the future, the European Commission plans to formulate a new sanctions mechanism. The first step is to list the list of high -risk risks that have gained high risk in Russia's sanctions. The second step is to prohibit exports to these countries.</text:p>
      <text:p text:style-name="P4">
The article also pointed out that at the venue of Stockholm, it can be clearly felt that Macron's argument about Europeans "should not be involved in Taiwan's conflict" is not much supporters. Lithuania Foreign Minister Langzbelgis also said that the upgrade of the Taiwan Strait situation may lead to decoupled with Europe. He added that in fact, an informal foreign minister meeting like this time is the right time to discuss the topic.</text:p>
      <text:p text:style-name="P4">
<text:span text:style-name="T5">
Inding the content of other media, does not represent the position or view of the Voice of Germany. _ </text:span>
 _ 吧 _</text:p>
      <text:p text:style-name="P4">
News Source: <text:a xlink:type="simple" xlink:href="https://www.dw.com/zh/德语媒体：中国特使能为乌克兰带来多少和平希望？/a-65613613" text:style-name="Internet_20_link" text:visited-style-name="Visited_20_Internet_20_Link">
https://www.dw.com/zh/德语媒体：中国特使能为乌克兰带来多少和平希望？/a-65613613?maca=chi-rss-chi-all-1127-rdf</text:a>
</text:p>
      <!--NEWS-->
      <text:h text:style-name="P10" text:outline-level="1">
<text:span text:style-name="T4">
German railway strike: Only 19%of the respondents "fully understand"</text:span>
</text:h>
      <text:p text:style-name="P4">
Author: None (Language: zh)</text:p>
      <text:p text:style-name="P4">
Publisher: None</text:p>
      <text:p text:style-name="P4">
Time: 2023-05-13T14:15:00Z</text:p>
      <text:p text:style-name="P4">
Description: The latest railway strike announced by the German railway transport union may seriously affect the train traffic next week. Of the 1010 people who were surveyed, only 19%said they fully understood the strike. At the same time, Germany asked the court to stop the 50 -hour strike.</text:p>
      <text:p text:style-name="P4">
Videos: []</text:p>
      <text:p text:style-name="P4">
Images: ["<text:a xlink:type="simple" xlink:href="https://static.dw.com/image/65131900_303.jpg" text:style-name="Internet_20_link" text:visited-style-name="Visited_20_Internet_20_Link">
65131900_303.jpg</text:a>
"]</text:p>
      <text:p text:style-name="P4">
Subject: 德国新闻</text:p>
      <text:p text:style-name="P4">
Subjects: ['德国铁路', '铁路运输工会', '德铁', '大罢工', '调查', '薪资谈判']</text:p>
      <text:p text:style-name="P4">
Keywords: ['意见反馈']</text:p>
      <text:p text:style-name="P4">
Id: 65613696</text:p>
      <!--METADATA-->
      <text:p text:style-name="P4">
<text:a xlink:type="simple" xlink:href="https://www.dw.com/zh/overlay/image/article/65613696/65131900" text:style-name="Internet_20_link" text:visited-style-name="Visited_20_Internet_20_Link">
 <draw:frame draw:style-name="fr1" draw:name="Image99" text:anchor-type="as-char" svg:width="6.9236in" svg:height="3.896998in" draw:z-index="0">
<draw:image xlink:href="../Images/dwzh/2023-05-13T14-15-00Z/65131900_303.jpg" xlink:type="simple" xlink:show="embed" xlink:actuate="onLoad" draw:mime-type="image/jpeg"/>
</draw:frame>
</text:a>
The German Railway Corporation (DB, referred to as "Germany") hopes that through legal operations to prevent the railway strike of this 50 -hour</text:p>
      <text:p text:style-name="P4">
(Voice of Germany Chinese website) A survey report released on Saturday (May 13) showed that one -quarter of German respondents "did not understand" the upcoming 50 -hour railway strike.</text:p>
      <text:p text:style-name="P4">
The railway strike announced by the German Railway Transport Union (EVG) may seriously affect train traffic next Monday and Tuesday.</text:p>
      <text:p text:style-name="P4">
A total of 1010 interviewees participated in the public opinion survey entrusted by the Police Survey Company YOUGOV.</text:p>
      <text:p text:style-name="P4">
Only 19%of the respondents claimed that they fully understood the strike.</text:p>
      <text:p text:style-name="P4">
Although 26%of them admitted that they were "quite sympathetic" to hold railway strikes during the collective negotiation process, 26%of them said that they were "quite uncomfortable" about the operation.</text:p>
      <text:p text:style-name="P4">
<text:span text:style-name="T4">
 More reading- <text:a xlink:type="simple" xlink:href="https://www.dw.com/zh/zh/德铁不准时机场陷混乱德国行路难成常态/a-64185615" text:style-name="Internet_20_link" text:visited-style-name="Visited_20_Internet_20_Link">
</text:a>
</text:span>
</text:p>
      <text:h text:style-name="P12" text:outline-level="3">
<text:span text:style-name="T4">
</text:span>
</text:h>
      <text:h text:style-name="P12" text:outline-level="3">
<text:span text:style-name="T4">
Why did the German Railway Transport Trade Union announce the strike?</text:span>
</text:h>
      <text:p text:style-name="P4">
The German railway transport union represents 230,000 railway staff and is negotiating new collective contracts with 50 railway companies. Among the 230,000 railway staff, 180,000 people worked for the German national railway operator "German Railway Company" (DB, referred to as "German Railway").</text:p>
      <text:p text:style-name="P4">
According to the German railway transport union, strikes will affect Germany and other transportation companies.</text:p>
      <text:p text:style-name="P4">
The decision of this strike was described as "crazy" and "excessive" by the German -person personnel Martin Seiler.</text:p>
      <text:p text:style-name="P4">
"The patience of our members is really exhausted now." Cosima Ingenschay, a German railway transport trade union salary negotiation representative, said, "We have been forced to strike for 50 hours to present the seriousness of the situation."</text:p>
      <text:p text:style-name="P4">
<text:span text:style-name="T4">
 More reading: <text:a xlink:type="simple" xlink:href="https://www.dw.com/zh/zh/德国小工会权力不小/a-16216498" text:style-name="Internet_20_link" text:visited-style-name="Visited_20_Internet_20_Link">
</text:a>
</text:span>
</text:p>
      <text:h text:style-name="P12" text:outline-level="3">
<text:span text:style-name="T4">
requires the court to stop 50 hours of strike</text:span>
</text:h>
      <text:p text:style-name="P4">
The German Railway requested the court to urgently order to prevent the 50 -hour railway strike from the start of Sunday evening. De Iron said that all long -distance trains and most regions will be canceled during the strike.</text:p>
      <text:p text:style-name="P4">
The railway operator said that "for the interests of customers", it is necessary to take legal actions to prevent strikes.</text:p>
      <text:p text:style-name="P4">
(Agence France -Presse, Germany, Reuters)</text:p>
      <text:p text:style-name="P4">
News Source: <text:a xlink:type="simple" xlink:href="https://www.dw.com/zh/德国铁路大罢工：只有19-受访者-完全理解/a-65613696" text:style-name="Internet_20_link" text:visited-style-name="Visited_20_Internet_20_Link">
https://www.dw.com/zh/德国铁路大罢工：只有19-受访者-完全理解/a-65613696?maca=chi-rss-chi-all-1127-rdf</text:a>
</text:p>
      <!--NEWS-->
      <text:h text:style-name="P10" text:outline-level="1">
<text:span text:style-name="T4">
The distance between the United States and debt defaults to only 88 billion US dollars remaining</text:span>
</text:h>
      <text:p text:style-name="P4">
Author: 联合早报 (Person)</text:p>
      <text:p text:style-name="P4">
Publisher: 联合早报 (Organization)</text:p>
      <text:p text:style-name="P4">
Published Time: 2023-05-13T14:24</text:p>
      <text:p text:style-name="P4">
Modified Time: 2023-05-13T16:07</text:p>
      <text:p text:style-name="P4">
Description: The U.S. Treasury said that as of May 10, the Ministry of Finance had assisted the special measures for government bills to pay government bills only 88 billion US dollars (about 117.8 billion yuan), and the balance of the previous week was about $ 110 billion.</text:p>
      <text:p text:style-name="P4">
Videos: []</text:p>
      <text:p text:style-name="P4">
Audios: []</text:p>
      <text:p text:style-name="P4">
Images: []</text:p>
      <text:p text:style-name="P4">
Type: NewsArticle</text:p>
      <text:p text:style-name="P4">
Breadcrumbs: ['即时', '国际']</text:p>
      <text:p text:style-name="P4">
Keywords: ['美国财政部', '耶伦', '债务违约']</text:p>
      <!--METADATA-->
      <text:p text:style-name="P4">
The U.S. Treasury Department issued a statement on Friday (May 12) saying that as of May 10, the Ministry of Finance had assisted the special measures for government bills to pay government bills only $ 88 billion (about S $ 117.8 billion), and the balance of the previous week was about 1100 One hundred million U.S. dollars.</text:p>
      <text:p text:style-name="P4">
Bloomberg said that this means that in the authorized measures of $ 333 billion, only a quarter of more than a quarter can be used to avoid the U.S. government exhausted the borrowing space within the upper limit of the statutory debt.</text:p>
      <text:p text:style-name="P4">
These measures bring together various accounting methods, so that the US administrative authorities can continue to raise debt even after surpassing the upper limit of US $ 3.14 trillion in debt set by Congress.</text:p>
      <text:p text:style-name="P4">
According to Reuters, US Finance Minister Yellen said that the situation of the White House and Congress is "more serious" than in the past, but she still hopes that the two can find a solution to avoid the first debt default in the United States.</text:p>
      <text:p text:style-name="P4">
Yellen Saturday's Treasury Secretary of the Seventh -way Group (G7) of Niigata and the Central Bank President Meeting said in an interview that she hopes to provide the latest report to the U.S. Congress in the next few weeks, indicating that the Ministry of Finance uses to pay government bills to pay government bills The funds will be used in detail.</text:p>
      <text:p text:style-name="P4">
Yellen said earlier this month that the US government had debt default on June 1 on June 1.</text:p>
      <text:p text:style-name="P4">
U.S. President Biden and Republican House Speaker McCarwa -ranged to talk about the debt limit on Friday, which is now <text:a xlink:type="simple" xlink:href="https://www.zaobao.com/realtime/world/story20230512-1393736" text:style-name="Internet_20_link" text:visited-style-name="Visited_20_Internet_20_Link">
</text:a>
The assistant of the White House and Congress leaders continued to negotiate.</text:p>
      <text:p text:style-name="P4">
News Source: <text:a xlink:type="simple" xlink:href="https://www.zaobao.com.sg/realtime/world/story20230513-1394164" text:style-name="Internet_20_link" text:visited-style-name="Visited_20_Internet_20_Link">
https://www.zaobao.com.sg/realtime/world/story20230513-1394164</text:a>
</text:p>
      <!--NEWS-->
      <text:h text:style-name="P10" text:outline-level="1">
<text:span text:style-name="T4">
Farewell to the 40 -year political comic Zunzi of Ming Pao: Hope in the corner position</text:span>
</text:h>
      <text:p text:style-name="P4">
Author: None (Language: zh)</text:p>
      <text:p text:style-name="P4">
Publisher: None</text:p>
      <text:p text:style-name="P4">
Time: 2023-05-13T15:16:00Z</text:p>
      <text:p text:style-name="P4">
Description: Hong Kong's "Ming Pao" published a political cartoonist Zunzi in the last period of the newspaper in the last period of the newspaper, and scored 40 years of serialization. Zunzi comics suspended publication once again triggered a discussion of the freedom of news and creation in Hong Kong. On the eve of the stop publication, Zunzi accepted a DW interview and talked about his mood and future plans.</text:p>
      <text:p text:style-name="P4">
Videos: []</text:p>
      <text:p text:style-name="P4">
Images: ["<text:a xlink:type="simple" xlink:href="https://static.dw.com/image/65613856_303.jpg" text:style-name="Internet_20_link" text:visited-style-name="Visited_20_Internet_20_Link">
65613856_303.jpg</text:a>
", "<text:a xlink:type="simple" xlink:href="https://static.dw.com/image/65613867_401.jpg" text:style-name="Internet_20_link" text:visited-style-name="Visited_20_Internet_20_Link">
65613867_401.jpg</text:a>
", "<text:a xlink:type="simple" xlink:href="https://static.dw.com/image/65613907_401.jpeg" text:style-name="Internet_20_link" text:visited-style-name="Visited_20_Internet_20_Link">
65613907_401....</text:a>
", "<text:a xlink:type="simple" xlink:href="https://static.dw.com/image/65613913_401.jpeg" text:style-name="Internet_20_link" text:visited-style-name="Visited_20_Internet_20_Link">
65613913_401....</text:a>
", "<text:a xlink:type="simple" xlink:href="https://static.dw.com/image/65613873_401.jpg" text:style-name="Internet_20_link" text:visited-style-name="Visited_20_Internet_20_Link">
65613873_401.jpg</text:a>
"]</text:p>
      <text:p text:style-name="P4">
Subject: 时政风云</text:p>
      <text:p text:style-name="P4">
Subjects: []</text:p>
      <text:p text:style-name="P4">
Keywords: ['记者无疆界组织', '新闻自由', '谷歌', '岛屿主权争端', '专题报道：全景观看“习马会”', '香港', '中国', '雨伞革命', '香港政改', '中共十九大']</text:p>
      <text:p text:style-name="P4">
Id: 65613713</text:p>
      <!--METADATA-->
      <text:p text:style-name="P4">
<text:a xlink:type="simple" xlink:href="https://www.dw.com/zh/overlay/image/article/65613713/65613856" text:style-name="Internet_20_link" text:visited-style-name="Visited_20_Internet_20_Link">
 <draw:frame draw:style-name="fr1" draw:name="Image100" text:anchor-type="as-char" svg:width="6.9236in" svg:height="3.896998in" draw:z-index="0">
<draw:image xlink:href="../Images/dwzh/2023-05-13T15-16-00Z/65613856_303.jpg" xlink:type="simple" xlink:show="embed" xlink:actuate="onLoad" draw:mime-type="image/jpeg"/>
</draw:frame>
</text:a>
Since May 14, 2023, Ming Pao Zunzi Comics was suspended. On the 13th, the newspaper published the last issue.</text:p>
      <text:p text:style-name="P4">
(Voice of Germany Chinese) "I can continue to draw for 40 years, and I think it is amazing. I think the soil and air in the city of Hong Kong happened to be able to accommodate?" The political affairs of China and Hong Kong reached 40 years. The newspaper published the final column on Saturday (May 13).</text:p>
      <text:p text:style-name="P4">
Although it was criticized by the authorities many times, Zunzi's farewell work still did not change the color -in the last issue of "Zunzi Comic", the crooked huge building with "no democratic ingredients" was pressed in the "District Council" plaque plaque. Above it. The dialogue reads: "The word" must "is built, and the word" no "is counted!I said !!!" I satire the Hong Kong rectification of the district council, [] <text:a xlink:type="simple" xlink:href="https://www.dw.com/zh/zh/香港區議會選舉改制-直選削至19史上最低/a-65494542" text:style-name="Internet_20_link" text:visited-style-name="Visited_20_Internet_20_Link">
</text:a>
Essence Authorities officials pointed out that the "Basic Law" notice district council must be elected by elections, and the increase in democratic components is "Jianjian" (illegal construction); another column "Century Edition Matter Comics", the three manga comics have no dialogue, depicting depicts, depicting The wind and rain gradually grew, and the sky was darker.</text:p>
      <text:p text:style-name="P4">
On the eve of the stop publication, Zunzi was interviewed by DW. Although he lost his final creative position, he still said: "Ming Pao has been able to adhere to the controversial comics so far, he is much better than other newspapers."</text:p>
      <text:p text:style-name="P4">
<draw:frame draw:style-name="fr1" draw:name="Image101" text:anchor-type="as-char" svg:width="6.9236in" svg:height="3.896998in" draw:z-index="0">
<draw:image xlink:href="../Images/dwzh/2023-05-13T15-16-00Z/65613867_401.jpg" xlink:type="simple" xlink:show="embed" xlink:actuate="onLoad" draw:mime-type="image/jpeg"/>
</draw:frame>
"Ming Pao" also published a special manuscript on the 13th.</text:p>
      <text:h text:style-name="P12" text:outline-level="3">
<text:span text:style-name="T4">
The authorities "constantly pressurize"</text:span>
</text:h>
      <text:p text:style-name="P4">
Zunzi's real name Huang Jijun has been serialized in the Ming Pao since 1983. It is famous for its irony and Chinese politics. The brushes are hot and sharp, and they can be warm. In the past, it was created in "Apple News" and "One Weekly", which have been suspended one after another. "Ming Pao" is the last place where Zunzi published a column in the mainstream media in Hong Kong.</text:p>
      <text:p text:style-name="P4">
In the past six months, the Hong Kong authorities have named six times and criticized Zunzi's comic "Pets", "Discovering", and made "biased, misleading and misunderstood allegations". The last time was the "Zunzi Comic" criticized the Hong Kong Council of Hong Kong this week.(https://www.dw.com/zh/zh/讽刺时政遭当局点名-香港漫画家尊子被迫停载/a-65588165)Essence</text:p>
      <text:p text:style-name="P4">
After the report was discontinued, the Hong Kong Security Director Deng Bingqiang pointed out that if a platform was used, he believed that the editor was not happy, thinking that this was a "responsible practice."</text:p>
      <text:p text:style-name="P4">
When asked if there were specific incidents that triggered the pressure accumulated for a long time, and how to respond to Deng Bingqiang's statement, Zunzi said to DW: "Officials say they are talking about themselves, and they often seek" effects "more than" content. "In my opinion, Officials may lose their patience. In order to achieve speed, constantly pressurizing, a bit of deserted board is not comparable. "</text:p>
      <text:p text:style-name="P4">
In the last issue of "Zunzi Comics", the editorial room of the Ming Pao thanked Zunzi for "witness the changes of the times together" in the past 40 years, but did not mention the reason for the suspension. Earlier, Zunzi told the media that the reason for the suspension "Everyone knows where the pressure comes from. The pressure is getting bigger and bigger, and this decision is helpless."</text:p>
      <text:p text:style-name="P4">
<draw:frame draw:style-name="fr1" draw:name="Image102" text:anchor-type="as-char" svg:width="6.9236in" svg:height="3.896998in" draw:z-index="0">
<draw:image xlink:href="../Images/dwzh/2023-05-13T15-16-00Z/65613907_401.jpeg" xlink:type="simple" xlink:show="embed" xlink:actuate="onLoad" draw:mime-type="image/jpeg"/>
</draw:frame>
Forty years, as a day, the political comics created by Zunzi are the memories of many Hong Kong people (the author authorized by Zunzi).</text:p>
      <text:h text:style-name="P12" text:outline-level="3">
<text:span text:style-name="T4">
News and Creation Freedom narrowed</text:span>
</text:h>
      <text:p text:style-name="P4">
The anti -repair campaign broke out in Hong Kong in 2019. China was introduced in 2020 [] <text:a xlink:type="simple" xlink:href="https://www.dw.com/zh/zh/香港国安法域外适用首案留日学生返港被捕/a-65431047" text:style-name="Internet_20_link" text:visited-style-name="Visited_20_Internet_20_Link">
</text:a>
After that, the space and creation space in Hong Kong continued to narrow, and Zunzi stopped publishing storms once again triggered a wide range of discussions.</text:p>
      <text:p text:style-name="P4">
Vawongsir, a Hong Kong political cartoonist who is currently settled in Taiwan, believes that the incident highlights the shrinking of Hong Kong's political comic space. He said, "The teacher's work has been growing up with me and has been watching his work growing up, so I feel that in the past for so many years, Hong Kong still seems to have some freedom to criticize the government or give the government opinion, but after the" National Security Law " Now -really today -I really feel that even a tradition is a tradition. Even our (political comics) are gone, it is not allowed to criticize the government in a humorous way, or to give government opinions. So I really feel that there is really no freedom or human rights in Hong Kong. "</text:p>
      <text:p text:style-name="P4">
After Zunzi comics announced the suspension of publication, Vawongsir released his work, which wrote "Hong Kong today, Tomorrow Newspaper." VAWONGSIR told DW that Hong Kong news is now more reviewed. He expressed it: "In fact, we don't know what to watch, or there is nothing to watch."</text:p>
      <text:p text:style-name="P4">
According to the latest "World Press Freedom Index" of non -border reporters, [] <text:a xlink:type="simple" xlink:href="https://www.dw.com/zh/zh/年度新聞自由指數出爐-中國排名全球倒數/a-65498888" text:style-name="Internet_20_link" text:visited-style-name="Visited_20_Internet_20_Link">
</text:a>
Essence In 2019, Hong Kong is still 73.</text:p>
      <text:p text:style-name="P4">
"Ming Pao" removed Zunzi comics. The Hong Kong Reporter Association issued a statement saying "sad" and criticizing "the SAR government with huge resources and public power to snip a literati, reflects the voice of not being criticized in Hong Kong; The content has been violently criticized or accused of illegal law, thereby exacerbating self -examination, and damage to the free space for news and speech that is guaranteed by the Basic Law, which has no benefit to society. "</text:p>
      <text:p text:style-name="P4">
In this regard, Li Jiachao, the Chief Executive of Hong Kong, responded that Hong Kong has freedom of press and freedom of speech, but must oppose any information that is false, bias, misleading or slander. Responsible media institutions must also consider the information provided to the citizens to meet the public expectations. Media agencies should be responsible for the society; as for Hong Kong media reports, Zunzi related books were subsequently removed from the public library. Li Jiachao said that the library has professionals to examine whether the books violate the law or have a adverse impact on society.</text:p>
      <text:p text:style-name="P4">
<draw:frame draw:style-name="fr1" draw:name="Image103" text:anchor-type="as-char" svg:width="6.9236in" svg:height="3.896998in" draw:z-index="0">
<draw:image xlink:href="../Images/dwzh/2023-05-13T15-16-00Z/65613913_401.jpeg" xlink:type="simple" xlink:show="embed" xlink:actuate="onLoad" draw:mime-type="image/jpeg"/>
</draw:frame>
Zunzi Old Work (Zunzi authorized).</text:p>
      <text:h text:style-name="P12" text:outline-level="3">
<text:span text:style-name="T4">
: I didn’t consider leaving</text:span>
</text:h>
      <text:p text:style-name="P4">
After a huge change in Hong Kong, VAWONGSIR did not dedicate to the pessimistic of the front road of Hong Kong's local political comics. In recent years, including Vawongsir, A Tu and Huang Zhaoda, many Hong Kong political cartoonists have left Hong Kong. VAWONGSIR told DW that Zunzi was forced to leave "Ming Pao" just an example. "I believe that tomorrow or the day after tomorrow will continue, there will be other different examples to prove that Hong Kong is not free now."VAWONGSIR also revealed to DW that after the news of the suspension, he contacted Zunzi. According to him, Zunzi told him: "Don't worry, let everyone cheer up, and continue to work hard." Vawongsir said that his creation had been complained by the authorities in the past, and Zunzi also encouraged him to continue drawing. Today, overseas creators will continue to work hard.</text:p>
      <text:p text:style-name="P4">
According to the Ming Pao, Zunzi said that he has not planned to draw political comics on other platforms for the time being.</text:p>
      <text:h text:style-name="P12" text:outline-level="3">
<text:span text:style-name="T4">
Witness "Hong Kong Story"</text:span>
</text:h>
      <text:p text:style-name="P4">
Zunzi, 68, graduated from the Art Department of the Chinese University of Hong Kong. Since the 1980s, he has stepped into the road of political comic creation. His career has also witnessed the historical changes in Hong Kong. The first comic he published in the Ming Pao depicts Hong Kong people's anxiety about the future of China and Britain's negotiations in Hong Kong.</text:p>
      <text:p text:style-name="P4">
In the work, a kite with "H.K (Hong Kong)" shakes the air, symbolizing two men in China and Britain grasping the kite line on the ground. According to one side, the dialogue reads "Ask the vast earth, who is floating."</text:p>
      <text:p text:style-name="P4">
Hong Kong media person Tan Yanyun posted on Facebook, "Zunzi's work span the history of Hong Kong for forty years, and witnessed the mood of the Hong Kong portrait kite being pulled by the Chinese and British parties when the Chinese and English negotiations in the 1980s and 1990s; Including Deng Xiaoping, Jiang Zemin, and Xi Jinping, the Governor of Hong Kong Governor Pengding, etc., all became the protagonists in his pen. "</text:p>
      <text:p text:style-name="P4">
During the 1980s, Zunzi also painted the "New Evening News" of the "Grand Press" of his pro -Beijing Public Press. Zunzi recalled that it was an era of active thoughts and comics. He told DW: "Deng Xiaoping returned in the 1980s, proposed open reforms, domestic folks gradually emancipated their minds, and even cartoonists were active to break a lot of ideas. Hong Kong's left newspapers also followed the general trend. In the new western art article, there are suddenly more comics parks, and even the "comic version" is opened for professional and amateur painters to contribute.</text:p>
      <text:p text:style-name="P4">
Forty years of openness and narrowing, when asked which work was most impressive during the period, Zunzi told DW that "every period has an important incident, and it is difficult to give an example." It can condense complex things, "expressing the most economical images," emotional "and" reasoning "are there."</text:p>
      <text:p text:style-name="P4">
A few days ago, Zunzi told the media that suspension is also part of today's "Hong Kong Story", but "even if it is rugged, there is still ahead." The front road was unknown. Every creator in Hong Kong is telling the story of Hong Kong. "</text:p>
      <text:p text:style-name="P4">
Except for the readers in the Ming Pao, "Free garden needs free soil. Everything in daily life of citizens is the" soil "of this city. Let's work hard together." He also told Dw: "The development of world political and economic development is often There is a surprising new situation, and it often impacted the political trajectory of a small place. You can be happy when you "success". You do n’t need to be discouraged when you fail.</text:p>
      <text:p text:style-name="P4">
<draw:frame draw:style-name="fr1" draw:name="Image104" text:anchor-type="as-char" svg:width="6.9236in" svg:height="3.896998in" draw:z-index="0">
<draw:image xlink:href="../Images/dwzh/2023-05-13T15-16-00Z/65613873_401.jpg" xlink:type="simple" xlink:show="embed" xlink:actuate="onLoad" draw:mime-type="image/jpeg"/>
</draw:frame>
The last issue of the Ming Pao "Member" depicts the wind and rain, and the sky is getting darker.</text:p>
      <text:p text:style-name="P4">
(DW Reporter Phoebe Kong also contributed to this article)</text:p>
      <text:p text:style-name="P4">
News Source: <text:a xlink:type="simple" xlink:href="https://www.dw.com/zh/告別《明報》40年政治漫畫-尊子：希望就在轉角位/a-65613713" text:style-name="Internet_20_link" text:visited-style-name="Visited_20_Internet_20_Link">
https://www.dw.com/zh/告別《明報》40年政治漫畫-尊子：希望就在轉角位/a-65613713?maca=chi-rss-chi-all-1127-rdf</text:a>
</text:p>
      <!--NEWS-->
      <text:h text:style-name="P10" text:outline-level="1">
<text:span text:style-name="T4">
Pakistani Prime Minister was allowed to return to his hometown for two weeks of bail.</text:span>
</text:h>
      <text:p text:style-name="P4">
Author: 联合早报 (Person)</text:p>
      <text:p text:style-name="P4">
Publisher: 联合早报 (Organization)</text:p>
      <text:p text:style-name="P4">
Published Time: 2023-05-13T15:43</text:p>
      <text:p text:style-name="P4">
Modified Time: 2023-05-13T16:01</text:p>
      <text:p text:style-name="P4">
Description: The Pakistan Supreme Court approved the former Prime Minister Imlan Khan for two weeks, and ordered that during his bail, the authorities could not arrest him with other cases he involved. Reuters reported that when Imlan Khan left the court on Friday (May 12), he said he was regarded as a terrorist ...</text:p>
      <text:p text:style-name="P4">
Videos: []</text:p>
      <text:p text:style-name="P4">
Audios: []</text:p>
      <text:p text:style-name="P4">
Images: []</text:p>
      <text:p text:style-name="P4">
Type: NewsArticle</text:p>
      <text:p text:style-name="P4">
Breadcrumbs: ['即时', '国际']</text:p>
      <text:p text:style-name="P4">
Keywords: ['巴基斯坦']</text:p>
      <!--METADATA-->
      <text:p text:style-name="P4">
The Pakistan Supreme Court approved the former Prime Minister Imlan Khan for two weeks, and ordered that during his bail, the authorities could not arrest him with other cases he involved.</text:p>
      <text:p text:style-name="P4">
Reuters reported that when Emran Khan left the court on Friday (May 12), he said that he was treated as a terrorist and had to respond to this. After he was approved for bail on Thursday (11th), the safety personnel still did not let him go. After waiting for many hours to leave the court building, he returned to Ralaer in his hometown of hometown under rigorous alertness.</text:p>
      <text:p text:style-name="P4">
Supporters of Imlan Khan since Tuesday (9th) <text:a xlink:type="simple" xlink:href="https://www.zaobao.com/news/world/story20230510-1393155" text:style-name="Internet_20_link" text:visited-style-name="Visited_20_Internet_20_Link">
</text:a>
Protesting Emran Khan was detained.</text:p>
      <text:p text:style-name="P4">
As Pakistan is in the economic crisis, soaring inflation, weak growth, and the International Monetary Fund Organization repeatedly delayed the issuance of loans, the Supreme Court ruled on Thursday to "invalidate and illegal" the arrest of Imlan Khan, which triggered the government criticism and caused this to make this. The national situation with a population of 220 million is even more unstable.</text:p>
      <text:p text:style-name="P4">
The Pakistani Ministry of the Interior had previously ordered a social media platform after Emran Khan was arrested to prohibit people from accessing Twitter, Facebook and YouTube.</text:p>
      <text:p text:style-name="P4">
After Emran Khan was released, Pakistan Telecom Regulatory Agency immediately announced that it would restore broadband services in various places.</text:p>
      <text:p text:style-name="P4">
Analysts said that the authorities' blockade of the Internet will only be counterproductive, but it will promote the momentum of Emran Khan.</text:p>
      <text:p text:style-name="P4">
News Source: <text:a xlink:type="simple" xlink:href="https://www.zaobao.com.sg/realtime/world/story20230513-1394272" text:style-name="Internet_20_link" text:visited-style-name="Visited_20_Internet_20_Link">
https://www.zaobao.com.sg/realtime/world/story20230513-1394272</text:a>
</text:p>
      <!--NEWS-->
      <text:h text:style-name="P10" text:outline-level="1">
<text:span text:style-name="T4">
U.S. aircraft carrier will once again be carried by Sakho, Nagasaki, Japan</text:span>
</text:h>
      <text:p text:style-name="P4">
Author: None</text:p>
      <text:p text:style-name="P4">
Publisher: Radio Free Asia (Organization)</text:p>
      <text:p text:style-name="P4">
Published Time: 2023-05-13T16:13:31-04:00</text:p>
      <text:p text:style-name="P4">
Modified Time: 2023-05-13T16:13: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4.935857in" draw:z-index="0">
<draw:image xlink:href="../Images/rfamandarin/2023-05-13T16-13-31-04-00/000000.png" xlink:type="simple" xlink:show="embed" xlink:actuate="onLoad" draw:mime-type="image/png"/>
</draw:frame>
US Nimitz Aircraft Carrier <text:a xlink:type="simple" xlink:href="https://www.rfa.org/mandarin/Xinwen/6-05132023160751.html/@@images/image" text:style-name="Internet_20_link" text:visited-style-name="Visited_20_Internet_20_Link">
</text:a>
Reuters Picture/U.S. Navy</text:p>
      <text:p text:style-name="P4">
According to the news on the 13th, the US Navy nuclear -powered aircraft carrier Nimitz is planning to start on May 19th. Different from Zoshbao again.</text:p>
      <text:p text:style-name="P4">
According to the Japanese Asahi Shimbun, more than one relevant person revealed the above news. The 11th aircraft carrier strike group led by the USS Nimitz (CVN-68) will hold a handover ceremony in Japan, so the Nimitz cooperates with Hong Kong.</text:p>
      <text:p text:style-name="P4">
In November 2022, from the port of Bremerton, Washington, Washington, the US Navy was repaired at the USS RonaldRegan (CVN-76) at the U.S. Navy in the U.S. Navy, and entered the U.S. Navy. The seventh fleet's jurisdiction area has taken over surveillance activities and continued to jointly train with naval navy.</text:p>
      <text:p text:style-name="P4">
Japan has served as the rotating chairman of the Seventh National Congress Group (G7) this year, and has held the G7 summit on Hiroshima on May 19.</text:p>
      <text:p text:style-name="P4">
(Responsible editor: (：)</text:p>
      <text:p text:style-name="P4">
News Source: <text:a xlink:type="simple" xlink:href="https://www.rfa.org/mandarin/Xinwen/6-05132023160751.html" text:style-name="Internet_20_link" text:visited-style-name="Visited_20_Internet_20_Link">
https://www.rfa.org/mandarin/Xinwen/6-05132023160751.html</text:a>
</text:p>
      <!--NEWS-->
      <text:h text:style-name="P10" text:outline-level="1">
<text:span text:style-name="T4">
The British think tank intends to open an office in Taiwan</text:span>
</text:h>
      <text:p text:style-name="P4">
Author: None</text:p>
      <text:p text:style-name="P4">
Publisher: Radio Free Asia (Organization)</text:p>
      <text:p text:style-name="P4">
Published Time: 2023-05-13T16:20:18-04:00</text:p>
      <text:p text:style-name="P4">
Modified Time: 2023-05-13T16:20: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5.594715in" draw:z-index="0">
<draw:image xlink:href="../Images/rfamandarin/2023-05-13T16-20-18-04-00/000000.png" xlink:type="simple" xlink:show="embed" xlink:actuate="onLoad" draw:mime-type="image/png"/>
</draw:frame>
China Think Tank China Institute of Strategic Risk (CSRI) is intended to open an office in Taiwan [] [] <text:a xlink:type="simple" xlink:href="https://www.rfa.org/mandarin/Xinwen/7-05132023161411.html/@@images/image" text:style-name="Internet_20_link" text:visited-style-name="Visited_20_Internet_20_Link">
</text:a>
Screenshots are from China Institute of Strategic Risk Research(CSRI)Official website</text:p>
      <text:p text:style-name="P4">
According to the Central News Agency reported on the 13th, team members across the country's think tank "China Institute of Strategic Risk" recently established in London. The primary goals include more delicate and objective Chinese affairs analysis, while defending the principles of human rights and rule of law. The founder and former member of the Hong Kong Legislative Council Guo Rongzheng told the Central News Agency that think tanks are looking forward to setting up an office in Taiwan next year.</text:p>
      <text:p text:style-name="P4">
He said that one of the core concepts of the China Strategic Risksinstitute (CSRI) is that the discussion about China will be returned to this discussion and practical field in Asia after all, because China's rise has the greatest impact on Asia.</text:p>
      <text:p text:style-name="P4">
CSRI announced the official launch in a conference room in the House of House of Parliament on the 10th. The Labor Party's shadow of the shadow foreign minister of Indo -Pacific regional affairs, CatherineWest, attended the speech, saying that she was looking forward to the establishment of CSRI to help promote the British government to adopt a more consistent, consistent, open and transparent, and easy to understand the public. policy.</text:p>
      <text:p text:style-name="P4">
CSRI advertises that there is no specific party tendency. It is committed to objective and unique analysis of the risks and opportunities composed of China's rise, and is not engaged in political initiative or lobbying.</text:p>
      <text:p text:style-name="P4">
(Responsible editor: (：)</text:p>
      <text:p text:style-name="P4">
News Source: <text:a xlink:type="simple" xlink:href="https://www.rfa.org/mandarin/Xinwen/7-05132023161411.html" text:style-name="Internet_20_link" text:visited-style-name="Visited_20_Internet_20_Link">
https://www.rfa.org/mandarin/Xinwen/7-05132023161411.html</text:a>
</text:p>
      <!--NEWS-->
      <text:h text:style-name="P10" text:outline-level="1">
<text:span text:style-name="T4">
Guangdong citizen Wang Aizhong case will hold a pre -court meeting</text:span>
</text:h>
      <text:p text:style-name="P4">
Author: None</text:p>
      <text:p text:style-name="P4">
Publisher: Radio Free Asia (Organization)</text:p>
      <text:p text:style-name="P4">
Published Time: 2023-05-13T16:22:15-04:00</text:p>
      <text:p text:style-name="P4">
Modified Time: 2023-05-13T16:22: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7.113441in" draw:z-index="0">
<draw:image xlink:href="../Images/rfamandarin/2023-05-13T16-22-15-04-00/000000.png" xlink:type="simple" xlink:show="embed" xlink:actuate="onLoad" draw:mime-type="image/png"/>
</draw:frame>
Guangdong citizen Wang Aizhong <text:a xlink:type="simple" xlink:href="https://www.rfa.org/mandarin/Xinwen/8-05132023162048.html/@@images/image" text:style-name="Internet_20_link" text:visited-style-name="Visited_20_Internet_20_Link">
</text:a>
Network screenshot/Minsheng Observation</text:p>
      <text:p text:style-name="P4">
According to the news on the 13th of the livelihood, Wang Aizhong, a citizen of Guangdong, was charged with a case of suspected provocation and will be held in the court meeting in the Tianhe District People's Court of Guangzhou on May 15, 2023.</text:p>
      <text:p text:style-name="P4">
His wife Wang Nan once wrote that the main reason why the authorities arrested her husband were related to the speech and interview with foreign media.</text:p>
      <text:p text:style-name="P4">
According to Wang Henan, "Ai Zhong has lost freedom for more than 700 days, and it will be two years soon. I have never opened a court before, and the results have not been tried. The lawyer has seen Ai Zhong. There are photos of the children, and Ai Zhong has not received it. They just want to do everything to eliminate the will of Ai Zhong and suppress the willpower of Ai Zhong. . "Wang Aizhong's defender has also received a notice from the Tianhe District People's Court. On May 29, 2021, Wang Aizhong was criminally detained by the Tianhe District Bureau of the Guangzhou Public Security Bureau for suspected provocation. Subsequently, nine policemen searched Wang Aizhong's family and presented the search certificate to Wang Aizhong's wife, Wang He Nan, searched for 29 books, two computers, and one mobile phone. Wang's mother -in -law was frightened. Then he summoned Wang's wife to the police station, asked Wang Aizhong's communication and remarks, and warned not to speak.</text:p>
      <text:p text:style-name="P4">
On the same day, Wang's wife received a detention notice, and then she forwarded the situation to her friends, but was summoned and warned by the police.</text:p>
      <text:p text:style-name="P4">
Wang Henan was the flight attendant of a Chinese airline. After being warned by the police, he still insisted on speaking for his husband. After that, he was grounded by the company after refusing to lead the leadership.</text:p>
      <text:p text:style-name="P4">
On July 6, 2021, 37 days after being detained, Wang Aizhong was arrested by the Guangzhou Tianhe District Procuratorate for suspected provocation and was detained at the Tianhe Detention Center in Tianhe District, Guangzhou. Wang Aizhong was born in 1976. For many years, Wang Aizhong has continued to pay attention to Chinese petitioners and vulnerable groups, and from time to time, he publishes articles or remarks on the current disadvantages of stitches on the Internet. It has always insisted on speaking on Twitter, and his remarks on Twitter have been closely monitored by the CCP authorities.</text:p>
      <text:p text:style-name="P4">
(Responsible editor: (：)</text:p>
      <text:p text:style-name="P4">
News Source: <text:a xlink:type="simple" xlink:href="https://www.rfa.org/mandarin/Xinwen/8-05132023162048.html" text:style-name="Internet_20_link" text:visited-style-name="Visited_20_Internet_20_Link">
https://www.rfa.org/mandarin/Xinwen/8-05132023162048.html</text:a>
</text:p>
      <!--NEWS-->
      <text:h text:style-name="P10" text:outline-level="1">
<text:span text:style-name="T4">
Buffett's "snow queen" may be settled in Taiwan</text:span>
</text:h>
      <text:p text:style-name="P4">
Author: None</text:p>
      <text:p text:style-name="P4">
Publisher: Radio Free Asia (Organization)</text:p>
      <text:p text:style-name="P4">
Published Time: 2023-05-13T16:28:06-04:00</text:p>
      <text:p text:style-name="P4">
Modified Time: 2023-05-13T16:28: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863815in" draw:z-index="0">
<draw:image xlink:href="../Images/rfamandarin/2023-05-13T16-28-06-04-00/000000.png" xlink:type="simple" xlink:show="embed" xlink:actuate="onLoad" draw:mime-type="image/png"/>
</draw:frame>
The well -known brand "DairyQueen" ice cream may enter the Taiwan market. <text:a xlink:type="simple" xlink:href="https://www.rfa.org/mandarin/Xinwen/9-05132023162245.html/@@images/image" text:style-name="Internet_20_link" text:visited-style-name="Visited_20_Internet_20_Link">
</text:a>
Agence France -Presse Pictures</text:p>
      <text:p text:style-name="P4">
Comprehensive Media News on the 13th, Berkshire Hathaway, a well -known brand "Ice Queen", founded by Berkshire Hathaway, a U.S. Billionaire Wallen Buffett, is likely to enter the Taiwan market. According to Reuters, Troybader, Chief Executive CEO of the International Ice and Snow Company, recently told the media at the company's shareholders' annual meeting that the company usually finds a new market in areas adjacent to the existing market. The supply chain expands the market.</text:p>
      <text:p text:style-name="P4">
Bud said that Taiwan "has been included in our exploration list", including Australia, India and Europe on the list. "We will make a wise choice, but we will continue to develop these markets and go there for our fans."</text:p>
      <text:p text:style-name="P4">
However, investing in the tycoon Buffett said after Bud's speech that if he puts funds to Japan instead of Taiwan, he will feel "safer".</text:p>
      <text:p text:style-name="P4">
Buffett's words expressed his anxiety about current US -China relations. One of the main reasons for US -China relations is Taiwan. Bud said that no matter which market enters, the queen of ice and snow will be vigilant about political issues.</text:p>
      <text:p text:style-name="P4">
China is the second largest market for the ice and snow queen chain store. Among more than 7,000 stores around the world, more than 1,250 are located in China. Last year, the company's annual sales were more than 5.7 billion US dollars, exceeding 5.5 billion in 2021. Bud believes that the development of the Taiwan market is in line with the company's consistent standards for choosing a new market.</text:p>
      <text:p text:style-name="P4">
(Responsible editor: (：)</text:p>
      <text:p text:style-name="P4">
News Source: <text:a xlink:type="simple" xlink:href="https://www.rfa.org/mandarin/Xinwen/9-05132023162245.html" text:style-name="Internet_20_link" text:visited-style-name="Visited_20_Internet_20_Link">
https://www.rfa.org/mandarin/Xinwen/9-05132023162245.html</text:a>
</text:p>
      <!--NEWS-->
      <text:h text:style-name="P10" text:outline-level="1">
<text:span text:style-name="T4">
G7 Treasury Secretary takes action this year to push partnership plans to decentralize the supply chain</text:span>
</text:h>
      <text:p text:style-name="P4">
Publisher: 法新社</text:p>
      <text:p text:style-name="P4">
Published Time: 2023-05-13T16:32:09+00:00</text:p>
      <text:p text:style-name="P4">
Modified Time: 2023-05-13T16:05:02+00:00</text:p>
      <text:p text:style-name="P4">
Description: (France -France -France -Prescription, New House, 13th) Seven major industrial groups (G7) Minister of Finance of various countries announced today after the Finance Ministers' meeting that it is expected to launch a partnership plan to promote the diversification of the supply chain this year. The G7 Leader Summit will appear next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5-13T16-32-09-00-00/000000.png" xlink:type="simple" xlink:show="embed" xlink:actuate="onLoad" draw:mime-type="image/png"/>
</draw:frame>
The G7 Treasury Secretary did not mention directly that the motivation of this new architecture was to work hard to reduce trade dependence on China and Russia. The focus of this partner plan is located in clean energy technology.</text:p>
      <text:p text:style-name="P4">
Nevertheless, US Finance Minister Janet Yellen specifically mentioned the recent impact of the global economy after meeting with the Japanese Treasury Secretary.</text:p>
      <text:p text:style-name="P4">
She told the media reporter: "The spillover effect caused by Russia's war on Ukraine, and the interruption of supply caused by the covid-19 (2019 coronary virus disease) epidemic, clearly illustrates the importance of supply chain toughness and diversification."</text:p>
      <text:p text:style-name="P4">
The financial ministers of G7 and the heads of the Central Bank emphasized that "urgent need to solve ... the existing weakness in the highly centralized supply chain." In their joint statements, they hope that "the slowest will be before the end of this year" to launch this partnership program with WorldBank.</text:p>
      <text:p text:style-name="P4">
The name of this mechanism is "Resilient and Inclusion Supply-Chainenhancement (RISE), which is based on the guidelines released in April this year. G7 Treasury Secretary said that this plan will provide "funds, knowledge and partnerships" to interested developing countries.</text:p>
      <text:p text:style-name="P4">
The three -day G7 Finance Minister Conference was held in the new coastal cities in central Japan. Only a few days apart from the G7 Leadership Summit held in Hiroshima, Japan from 19th to 21st this month. The relationship between G7 and China is expected to discuss the actions of nuclear military reduction and responding to climate change.</text:p>
      <text:p text:style-name="P4">
At the end of today's meeting, the G7 Treasury Secretary also reiterated sanctions on Russia's commitments, saying that they were working hard to implement sanctions together, but they did not announce that any specific new actions to crack down on sanctions.</text:p>
      <text:p text:style-name="P4">
News Source: <text:a xlink:type="simple" xlink:href="https://www.rfi.fr/cn/%E8%B4%A2%E7%BB%8F%E5%BF%AB%E8%AE%AF/20230513-g7%E8%B4%A2%E9%95%BF%E9%87%87%E5%8F%96%E8%A1%8C%E5%8A%A8-%E4%BB%8A%E5%B9%B4%E6%8E%A8%E4%BC%99%E4%BC%B4%E8%AE%A1%E7%94%BB%E5%88%86%E6%95%A3%E4%BE%9B%E5%BA%94%E9%93%BE" text:style-name="Internet_20_link" text:visited-style-name="Visited_20_Internet_20_Link">
https://www.rfi.fr/cn/%E8%B4%A2%E7%BB%8F%E5%BF%AB%E8%AE%AF/20230513-g7%E8%B4%A2%E9%95%BF%E9%87%87%E5%8F%96%E8%A1%8C%E5%8A%A8-%E4%BB%8A%E5%B9%B4%E6%8E%A8%E4%BC%99%E4%BC%B4%E8%AE%A1%E7%94%BB%E5%88%86%E6%95%A3%E4%BE%9B%E5%BA%94%E9%93%BE</text:a>
</text:p>
      <!--NEWS-->
      <text:h text:style-name="P10" text:outline-level="1">
<text:span text:style-name="T4">
Tingtai to participate in WHO: Germany will pass the resolution for 2 consecutive years</text:span>
</text:h>
      <text:p text:style-name="P4">
Author: None</text:p>
      <text:p text:style-name="P4">
Publisher: Radio Free Asia (Organization)</text:p>
      <text:p text:style-name="P4">
Published Time: 2023-05-13T16:35:51-04:00</text:p>
      <text:p text:style-name="P4">
Modified Time: 2023-05-13T16:35: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4.612011in" draw:z-index="0">
<draw:image xlink:href="../Images/rfamandarin/2023-05-13T16-35-51-04-00/000000.png" xlink:type="simple" xlink:show="embed" xlink:actuate="onLoad" draw:mime-type="image/png"/>
</draw:frame>
German Federal House <text:a xlink:type="simple" xlink:href="https://www.rfa.org/mandarin/Xinwen/10-05132023162834.html/@@images/image" text:style-name="Internet_20_link" text:visited-style-name="Visited_20_Internet_20_Link">
</text:a>
Associated Press Picture</text:p>
      <text:p text:style-name="P4">
The German Parliament recently passed a resolution with 497 votes in favor, 68 votes, and the number of overwhelming votes of 25 votes abstood. Essence</text:p>
      <text:p text:style-name="P4">
The news of the Central News Agency on the 13th quoted a press release issued by the Ministry of Foreign Affairs of Taiwan that the German Parliament passed the "75th Anniversary of the WHO -Reform and Reform the World Health Organization Proposal" on the 12th. After supporting Taiwan's resolutions to participate in the WHA and WHO, this year, they passed the resolution again to firmly show the determination of the Taiwan Taiwan. The Ministry of Foreign Affairs expressed her sincere welcome and thanks.</text:p>
      <text:p text:style-name="P4">
The Ministry of Foreign Affairs emphasized that Taiwan and Germany are the same as partners. The Ministry of Foreign Affairs will continue to strengthen bilateral exchanges on the existing good basis of Tae -German Germany, and to jointly protect the value of freedom and democracy with partners such as Germany and other concepts. Make contribution.</text:p>
      <text:p text:style-name="P4">
(Responsible editor: (：)</text:p>
      <text:p text:style-name="P4">
News Source: <text:a xlink:type="simple" xlink:href="https://www.rfa.org/mandarin/Xinwen/10-05132023162834.html" text:style-name="Internet_20_link" text:visited-style-name="Visited_20_Internet_20_Link">
https://www.rfa.org/mandarin/Xinwen/10-05132023162834.html</text:a>
</text:p>
      <!--NEWS-->
      <text:h text:style-name="P10" text:outline-level="1">
<text:span text:style-name="T4">
Germany provides Ukraine with 2.7 billion euros in military aid, including 30 leopard tanks</text:span>
</text:h>
      <text:p text:style-name="P4">
Author: 联合早报 (Person)</text:p>
      <text:p text:style-name="P4">
Publisher: 联合早报 (Organization)</text:p>
      <text:p text:style-name="P4">
Published Time: 2023-05-13T17:04</text:p>
      <text:p text:style-name="P4">
Modified Time: 2023-05-13T17:54</text:p>
      <text:p text:style-name="P4">
Description: Germany will provide Ukraine with a military reserve of 2.7 billion euros (about 3.95 billion yuan), including 30 leopard tanks. This is the largest military aid provided by Germany to Ukraine so far. Reuters reports that President Ukraine's staff chief of staff on Saturday (May 13) in social media ...</text:p>
      <text:p text:style-name="P4">
Videos: []</text:p>
      <text:p text:style-name="P4">
Audios: []</text:p>
      <text:p text:style-name="P4">
Images: []</text:p>
      <text:p text:style-name="P4">
Type: NewsArticle</text:p>
      <text:p text:style-name="P4">
Breadcrumbs: ['即时', '国际']</text:p>
      <text:p text:style-name="P4">
Keywords: ['德国', '乌克兰']</text:p>
      <!--METADATA-->
      <text:p text:style-name="P4">
Germany will provide Ukraine with a military reserve of 2.7 billion euros (about 3.95 billion yuan), including 30 leopard tanks. This is the largest military aid provided by Germany to Ukraine so far.</text:p>
      <text:p text:style-name="P4">
Reuters reports that President Ukraine's staff chief of staff said on social media on Saturday (May 13) that Germany will also provide four IRIS-T air defense systems, 20 weasel infantry chariots (MARDER), 200 unmanned reconnaissance aircraft , 100 armored vehicles and a lot of ammunition.</text:p>
      <text:p text:style-name="P4">
German Defense Minister Borispistorius issued a statement saying that Germany's military aid supporting facilities showed that Berlin was seriously supporting the invaded Ukraine and would continue to do it. "We all want to end this terrible and illegal war as soon as possible. Unfortunately, it is not yet foreseeable (end of the war). Therefore, Germany will do everything to provide any help, no matter how long it takes."</text:p>
      <text:p text:style-name="P4">
Because it is expected to face Russia's counterattacks in the next few weeks or months, Ukraine has urged allies to provide remote weapons, military aircraft and ammunition. Germany was initially unwilling to provide heavy weapons for Ukraine, fearing that this might have promoted battle upgrade. But Germany agreed to provide leopard tanks in January this year, and it shows that it will cooperate with the allies to provide more tanks for Ukraine.</text:p>
      <text:p text:style-name="P4">
News Source: <text:a xlink:type="simple" xlink:href="https://www.zaobao.com.sg/realtime/world/story20230513-1394283" text:style-name="Internet_20_link" text:visited-style-name="Visited_20_Internet_20_Link">
https://www.zaobao.com.sg/realtime/world/story20230513-1394283</text:a>
</text:p>
      <!--NEWS-->
      <text:h text:style-name="P10" text:outline-level="1">
<text:span text:style-name="T4">
President Ukrai arrives at Rome and talks with the Prime Minister and Pope</text:span>
</text:h>
      <text:p text:style-name="P4">
Author: 联合早报 (Person)</text:p>
      <text:p text:style-name="P4">
Publisher: 联合早报 (Organization)</text:p>
      <text:p text:style-name="P4">
Published Time: 2023-05-13T18:17</text:p>
      <text:p text:style-name="P4">
Modified Time: 2023-05-13T18:44</text:p>
      <text:p text:style-name="P4">
Description: Ukrainian President Zeleguski arrives in Rome and will hold talks with Italian Prime Minister Meloni and Pope Francis. Comprehensive Reuters and Agence France -Presse reported that Zelei Ski posted a tweet on Saturday (May 13) saying: "This is an important visit to Ukraine's victory." Russia invaded ...</text:p>
      <text:p text:style-name="P4">
Videos: []</text:p>
      <text:p text:style-name="P4">
Audios: []</text:p>
      <text:p text:style-name="P4">
Images: []</text:p>
      <text:p text:style-name="P4">
Type: NewsArticle</text:p>
      <text:p text:style-name="P4">
Breadcrumbs: ['即时', '国际']</text:p>
      <text:p text:style-name="P4">
Keywords: ['乌克兰', '意大利', '泽连斯基', '教宗方济各']</text:p>
      <!--METADATA-->
      <text:p text:style-name="P4">
Ukrainian President Zeleguski arrives in Rome and will hold talks with Italian Prime Minister Meloni and Pope Francis.</text:p>
      <text:p text:style-name="P4">
Comprehensive Reuters and Agence France -Presse reported that Zelei Skiski issued a tweet on Saturday (May 13) saying: "This is an important visit to Ukraine's victory."</text:p>
      <text:p text:style-name="P4">
After Russia's invasion of Ukraine, Zelezki, which visited Italy for the first time, would meet with Italian President Matretala and Prime Minister Melonony before going to the Vatican. He is expected to be a guest of a popular TV talk show in Italy, and then goes to Germany.</text:p>
      <text:p text:style-name="P4">
When Melonyne visited Kiev in February, he assured him that Italy continued to support Ukraine, although some of her allies, especially former Prime Minister Berluskini had a long -term close connection with Russia.</text:p>
      <text:p text:style-name="P4">
The most important itinerary of Zelezky's visit to Italy is to meet with Pope Francis. Zelei has met Francis in 2020, and the two have passed several calls since the Russia and Ukraine War.</text:p>
      <text:p text:style-name="P4">
News Source: <text:a xlink:type="simple" xlink:href="https://www.zaobao.com.sg/realtime/world/story20230513-1394297" text:style-name="Internet_20_link" text:visited-style-name="Visited_20_Internet_20_Link">
https://www.zaobao.com.sg/realtime/world/story20230513-1394297</text:a>
</text:p>
      <!--NEWS-->
      <text:h text:style-name="P10" text:outline-level="1">
<text:span text:style-name="T4">
Poland: Unknown objects or observation balloons entering the leading airspace</text:span>
</text:h>
      <text:p text:style-name="P4">
Author: 联合早报 (Person)</text:p>
      <text:p text:style-name="P4">
Publisher: 联合早报 (Organization)</text:p>
      <text:p text:style-name="P4">
Published Time: 2023-05-13T18:48</text:p>
      <text:p text:style-name="P4">
Modified Time: 2023-05-13T18:52</text:p>
      <text:p text:style-name="P4">
Description: The Polish Department of Defense said that an unknown object that entered Poland from the direction of Beros may observe the balloon. Reuters reports that Captain Ewa ZLOTNICKA of the Polish Armed Forces Battle Headquarters, Captain Ewa Zlotnicka told Guang on Saturday (May 13) ...</text:p>
      <text:p text:style-name="P4">
Videos: []</text:p>
      <text:p text:style-name="P4">
Audios: []</text:p>
      <text:p text:style-name="P4">
Images: []</text:p>
      <text:p text:style-name="P4">
Type: NewsArticle</text:p>
      <text:p text:style-name="P4">
Breadcrumbs: ['即时', '国际']</text:p>
      <text:p text:style-name="P4">
Keywords: ['波兰']</text:p>
      <!--METADATA-->
      <text:p text:style-name="P4">
The Polish Department of Defense said that an unknown object that entered Poland from the direction of Beros may observe the balloon.</text:p>
      <text:p text:style-name="P4">
Reuters reports that Captain Ewa ZLOTNICKA, a press officer of the Polish armed forces, told the Broadcasting Corporation TV24 on Saturday (May 13) that unknown objects entered Poland on Wednesday (12th).</text:p>
      <text:p text:style-name="P4">
The Polish Department of Defense said that the radar of the authorities was lost to an unknown object in a town in the northern part. A spokesman for the Land Defense Force said the authorities are searching for unknown objects.</text:p>
      <text:p text:style-name="P4">
The two Poles were killed by Warsaw that Warsaw was fired by Warsaw last November. The wreckage of this missile was discovered in northern Poland in April this year. Poland will hold elections at later this year, and national security will be a key issue.</text:p>
      <text:p text:style-name="P4">
News Source: <text:a xlink:type="simple" xlink:href="https://www.zaobao.com.sg/realtime/world/story20230513-1394299" text:style-name="Internet_20_link" text:visited-style-name="Visited_20_Internet_20_Link">
https://www.zaobao.com.sg/realtime/world/story20230513-1394299</text:a>
</text:p>
      <!--NEWS-->
      <text:h text:style-name="P10" text:outline-level="1">
<text:span text:style-name="T4">
Demennsky meets the Pope Francis to discuss Ukrainian humanity needs</text:span>
</text:h>
      <text:p text:style-name="P4">
Publisher: 法新社</text:p>
      <text:p text:style-name="P4">
Published Time: 2023-05-13T20:02:09+00:00</text:p>
      <text:p text:style-name="P4">
Modified Time: 2023-05-13T21:50:03+00:00</text:p>
      <text:p text:style-name="P4">
Description: (Agence France -Presse Vatican on the 13th comprehensive foreign news report) Ukrainian President Zeroski met with Catholic Pope Francis in the Vatican today, and the two sides discussed the necessity of assisting the conflict of "innocent victim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5-13T20-02-09-00-00/000000.png" xlink:type="simple" xlink:show="embed" xlink:actuate="onLoad" draw:mime-type="image/png"/>
</draw:frame>
This was the first visit to Rome since the outbreak of the Russian and Ukraine War, Volodymyr ZELENSKYY, who talked with the Pope for 40 minutes.</text:p>
      <text:p text:style-name="P4">
According to a statement issued by the Vatican after the meeting, they discussed the "Ukrainian humanity and political situation caused by the war", but the statement did not directly name Russia.</text:p>
      <text:p text:style-name="P4">
The statement also said, "The two sides agreed to continue humanitarian actions to support the people. Pope especially emphasized that at present, it is urgent to provide humanitarian assistance to the most vulnerable and conflict innocent victims."</text:p>
      <text:p text:style-name="P4">
Zenoski also posted in the community media, "I am very grateful to the Pope's concern for the tragedy of millions of Ukraine." He also said that the two sides discussed the fate of "tens of thousands of children" sent to Russia.</text:p>
      <text:p text:style-name="P4">
Last month, Prime Minister of Ukraine, Denysshmyhal, was met by Fang Ji, and discussed the peace plan mentioned by the Pope with the Pope, invited the Pope to visit Kiev in person, and asked him to assist him to send it back to be forcibly brought to it to be brought to to be brought to to be brought to. Russian children.</text:p>
      <text:p text:style-name="P4">
Before meeting with the Pope today, Zenoski met with the Italian President Sergio Mattarella and Prime Minister Giorgiameloni in Rome, and Tosinsky will be transferred to Berlin tomorrow.</text:p>
      <text:p text:style-name="P4">
Madrera and Merrusti reiterated that Italy will provide Ukrainian military, finance, humanity, and reconstruction assistance in the short term and long -term support.</text:p>
      <text:p text:style-name="P4">
News Source: <text:a xlink:type="simple" xlink:href="https://www.rfi.fr/cn/%E5%9B%BD%E9%99%85%E6%8A%A5%E9%81%93/20230513-%E6%B3%BD%E4%BC%A6%E6%96%AF%E5%9F%BA%E4%BC%9A%E6%99%A4%E6%95%99%E5%AE%97%E6%96%B9%E6%B5%8E%E5%90%84-%E8%AE%A8%E8%AE%BA%E4%B9%8C%E5%85%8B%E5%85%B0%E4%BA%BA%E9%81%93%E9%9C%80%E6%B1%82" text:style-name="Internet_20_link" text:visited-style-name="Visited_20_Internet_20_Link">
https://www.rfi.fr/cn/%E5%9B%BD%E9%99%85%E6%8A%A5%E9%81%93/20230513-%E6%B3%BD%E4%BC%A6%E6%96%AF%E5%9F%BA%E4%BC%9A%E6%99%A4%E6%95%99%E5%AE%97%E6%96%B9%E6%B5%8E%E5%90%84-%E8%AE%A8%E8%AE%BA%E4%B9%8C%E5%85%8B%E5%85%B0%E4%BA%BA%E9%81%93%E9%9C%80%E6%B1%82</text:a>
</text:p>
      <!--NEWS-->
      <text:h text:style-name="P10" text:outline-level="1">
<text:span text:style-name="T4">
The U.S. EU intends to jointly respond to economic coercion issues adjustment to China</text:span>
</text:h>
      <text:p text:style-name="P4">
Author: 联合早报 (Person)</text:p>
      <text:p text:style-name="P4">
Publisher: 联合早报 (Organization)</text:p>
      <text:p text:style-name="P4">
Published Time: 2023-05-13T20:11</text:p>
      <text:p text:style-name="P4">
Modified Time: 2023-05-13T22:03</text:p>
      <text:p text:style-name="P4">
Description: The United States and the European Union will promise to take joint operations to solve concerns about Chinese non -market behavior and coordinate export control over semiconductor and other products. Reuters reports that U.S. Secretary of State Brosky, Vice Chairman of the European Commission Vestiger and other senior officials will be with ...</text:p>
      <text:p text:style-name="P4">
Videos: []</text:p>
      <text:p text:style-name="P4">
Audios: []</text:p>
      <text:p text:style-name="P4">
Images: []</text:p>
      <text:p text:style-name="P4">
Type: NewsArticle</text:p>
      <text:p text:style-name="P4">
Breadcrumbs: ['即时', '国际']</text:p>
      <text:p text:style-name="P4">
Keywords: ['美国', '欧盟', '中国']</text:p>
      <!--METADATA-->
      <text:p text:style-name="P4">
The United States and the European Union will promise to take joint operations to solve concerns about Chinese non -market behavior and coordinate export control over semiconductor and other products.</text:p>
      <text:p text:style-name="P4">
Reuters reports that U.S. Secretary of State Brosky, Vice Chairman of the European Commission Vestiger, and other senior officials will hold the fourth EU -US Trade and Technical Committee (TTC )Meeting.</text:p>
      <text:p text:style-name="P4">
The draft statement seen by Reuters said that the United States and the European Union will solve the problem of non -market behavior and economic coercion, and plans to conduct regular talks on how to prevent companies from investing in strategic competitors with strategic competitors, indirect means of China.</text:p>
      <text:p text:style-name="P4">
The draft also said that the United States and the European Union will coordinate export controls for "sensitive items", including items and semiconductors with military use. This statement only mentioned twice in China and may change before the meeting.</text:p>
      <text:p text:style-name="P4">
Brussels said that China is a partner in certain fields and economic competitors and strategic rivals. The EU realizes that coordination with the more eagle is critical, so it is necessary to re -adjust the policy for China.</text:p>
      <text:p text:style-name="P4">
The draft emphasizes China's medical device industry, saying that cross -Atlantic partners are "exploring possible actions" to deal with the threats brought by non -market policies and practices. They also plan to cooperate to strive to combat foreign manipulation information, including "the magnification of China's false information about the Ukrainian War in Russia." The two sides also said that they are committed to cooperating with the Seventh Kingdom Group (G7) to coordinate their actions and resist economic coercion. For example, the European Union calls China ’s trade restrictions on the implementation of EU member states.</text:p>
      <text:p text:style-name="P4">
News Source: <text:a xlink:type="simple" xlink:href="https://www.zaobao.com.sg/realtime/world/story20230513-1394304" text:style-name="Internet_20_link" text:visited-style-name="Visited_20_Internet_20_Link">
https://www.zaobao.com.sg/realtime/world/story20230513-1394304</text:a>
</text:p>
      <!--NEWS-->
      <text:h text:style-name="P10" text:outline-level="1">
<text:span text:style-name="T4">
The Australian Minister of Trade visited China to "express satisfaction", but the two sides have not received major breakthroughs.</text:span>
</text:h>
      <text:p text:style-name="P4">
Author: chinese@voanews.com (松仁)</text:p>
      <text:p text:style-name="P4">
Publisher: 美国之音中文网 (Type: NewsMediaOrganization)</text:p>
      <text:p text:style-name="P4">
Published Time: 2023-05-13T20:45:24+08:00</text:p>
      <text:p text:style-name="P4">
Modified Time: 2023-05-13 12:45:24Z</text:p>
      <text:p text:style-name="P4">
Description: Don Farrell, Minister of Trade and Tourism, said on Friday (May 12) that he was "satisfied" The "one step" made by the relationship.</text:p>
      <text:p text:style-name="P4">
Videos: []</text:p>
      <text:p text:style-name="P4">
Images: []</text:p>
      <text:p text:style-name="P4">
Categories: ['亚太', '经济·金融·贸易', '人权', '中国']</text:p>
      <text:p text:style-name="P4">
Type: None</text:p>
      <!--METADATA-->
      <text:p text:style-name="P4">
Nonenone</text:p>
      <text:p text:style-name="P4">
News Source: <text:a xlink:type="simple" xlink:href="https://www.voachinese.com/a/australia-china-to-build-on-positive-momentum-but-no-major-breakthrough-after-trade-talks-20230513/7091846.html" text:style-name="Internet_20_link" text:visited-style-name="Visited_20_Internet_20_Link">
https://www.voachinese.com/a/australia-china-to-build-on-positive-momentum-but-no-major-breakthrough-after-trade-talks-20230513/7091846.html</text:a>
</text:p>
      <!--NEWS-->
      <text:h text:style-name="P10" text:outline-level="1">
<text:span text:style-name="T4">
Berreli: The European Union must accelerate the supply of ammunition to Ukraine</text:span>
</text:h>
      <text:p text:style-name="P4">
Author: 联合早报 (Person)</text:p>
      <text:p text:style-name="P4">
Publisher: 联合早报 (Organization)</text:p>
      <text:p text:style-name="P4">
Published Time: 2023-05-13T21:33</text:p>
      <text:p text:style-name="P4">
Modified Time: 2023-05-13T22:08</text:p>
      <text:p text:style-name="P4">
Description: EU ’s senior representative of diplomatic and security policy Berrely said that the European Union must accelerate the supply of ammunition to Ukraine, and the Ukrainian forces need 1,000 artillery shells every day in the Bachimut region. Reuters reports that Berrely attended the EU Foreign Minister's informal meeting on Saturday (May 13) ...</text:p>
      <text:p text:style-name="P4">
Videos: []</text:p>
      <text:p text:style-name="P4">
Audios: []</text:p>
      <text:p text:style-name="P4">
Images: []</text:p>
      <text:p text:style-name="P4">
Type: NewsArticle</text:p>
      <text:p text:style-name="P4">
Breadcrumbs: ['即时', '国际']</text:p>
      <text:p text:style-name="P4">
Keywords: ['欧盟', '乌克兰']</text:p>
      <!--METADATA-->
      <text:p text:style-name="P4">
EU ’s senior representative of diplomatic and security policy Berrely said that the European Union must accelerate the supply of ammunition to Ukraine, and the Ukrainian forces need 1,000 artillery shells every day in the Bachimut region.</text:p>
      <text:p text:style-name="P4">
Reuters reported that Berreley revealed after attending an informal meeting of the EU Foreign Minister on Saturday (May 13) that Ukrainian Foreign Minister Coraba told the EU Foreign Minister at a meeting that Kiev needs more support to resist Russia's invasion Essence</text:p>
      <text:p text:style-name="P4">
Berry said that "Ukraine needs about 1,000 artillery shells a day" around Bakhmut, the eastern battlefield city. When asked how the EU accelerates ammunition to Ukraine, Berrely replied that member states must use their own inventory and overcome logistical challenges.</text:p>
      <text:p text:style-name="P4">
EU Minister approved a plan worth at least 2 billion euros (about S $ 2.9 billion) in March to provide 1 million artillery and ammunition and missiles to Ukraine within 12 months. This plan will provide artillery shells from its own inventory and jointly place new orders from its own inventory.</text:p>
      <text:p text:style-name="P4">
Berry said that Ukraine needs to be remotely ammunition, "because Russia bombed far away." He said: "Ukraine must be able to achieve the same range."</text:p>
      <text:p text:style-name="P4">
Kulbaba said before the meeting that the meeting would focus on discussing the supply of remote artillery and ammunition.</text:p>
      <text:p text:style-name="P4">
News Source: <text:a xlink:type="simple" xlink:href="https://www.zaobao.com.sg/realtime/world/story20230513-1394316" text:style-name="Internet_20_link" text:visited-style-name="Visited_20_Internet_20_Link">
https://www.zaobao.com.sg/realtime/world/story20230513-1394316</text:a>
</text:p>
      <!--NEWS-->
      <text:h text:style-name="P10" text:outline-level="1">
<text:span text:style-name="T4">
Super Hurricanes will land on hundreds of thousands of people in Myanmar and Bangladesh emergency evacuation</text:span>
</text:h>
      <text:p text:style-name="P4">
Publisher: 法新社</text:p>
      <text:p text:style-name="P4">
Published Time: 2023-05-13T22:02:09+00:00</text:p>
      <text:p text:style-name="P4">
Modified Time: 2023-05-13T21:50:01+00:00</text:p>
      <text:p text:style-name="P4">
Description: (Agence France -Presse, Myanmar Real on the 13th) As the strongest hurricane Mocha in the past 20 years has gradually approached Bangladesh and Myanmar, hundreds of thousands of people have emerged from the coast of the two countrie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5-13T22-02-09-00-00/000000.png" xlink:type="simple" xlink:show="embed" xlink:actuate="onLoad" draw:mime-type="image/png"/>
</draw:frame>
According to Agence France -Presse, according to the Zoom Earth website, the wind speed of Hurricane Mocha is as high as 240 kilometers per hour, so it is classified as "Super Cyclone".</text:p>
      <text:p text:style-name="P4">
Mocha is listed as a level 4 storm in the Saffir-Simpson (a total of 5 grades) that measures the intensity of the hurricane intensity.</text:p>
      <text:p text:style-name="P4">
It is expected that the intensity will weaken the intensity before the Mochasa Hurricane landed in the region between the coast of the coast of the coast of Cox's Bazar and the Rakhine in western Myanmar.</text:p>
      <text:p text:style-name="P4">
Kok Sabar's refugee revenue is nearly 1 million Luo Xingya refugees, and they all live in a humble house. The Bangladesh authorities banned Loxia people from building houses with cement because they were worried that it would encourage them to settle permanently and not return to Myanmar that they escaped 5 years ago.</text:p>
      <text:p text:style-name="P4">
Bangladesh officials announced tonight that the authorities have relocated nearly 100,000 people of Koksbarbar and Chittagong to a safe area, and "refugees have evacuated to nearly 4,000 asylums respectively."</text:p>
      <text:p text:style-name="P4">
Although officials claimed to evacuate refugees into more strong buildings such as community centers and schools, the Deputy Director of the Bangladesh Refugee Affairs Department Shamsuddouza told AFP that "all the Luxians of the refugee camp are in danger middle."</text:p>
      <text:p text:style-name="P4">
Dhaka Meteorological Bureau predicts that the hurricane will bring a 4 -meter high storm, which may flood the low -lying coastal villages; the hurricane will also bring heavy rain and trigger soil flow. Myanmarirway International announced that all flights flying to Ruoche have been suspended until 15 days.</text:p>
      <text:p text:style-name="P4">
The Myanmar Red Cross Society also said that the organization is preparing to deal with "major emergency events."</text:p>
      <text:p text:style-name="P4">
News Source: <text:a xlink:type="simple" xlink:href="https://www.rfi.fr/cn/%E5%9B%BD%E9%99%85%E6%8A%A5%E9%81%93/20230513-%E8%B6%85%E7%BA%A7%E9%A3%93%E9%A3%8E%E5%B0%86%E7%99%BB%E9%99%86%E7%BC%85%E7%94%B8%E4%B8%8E%E5%AD%9F%E5%8A%A0%E6%8B%89-%E6%95%B0%E5%8D%81%E4%B8%87%E4%BA%BA%E7%B4%A7%E6%80%A5%E6%92%A4%E7%A6%BB" text:style-name="Internet_20_link" text:visited-style-name="Visited_20_Internet_20_Link">
https://www.rfi.fr/cn/%E5%9B%BD%E9%99%85%E6%8A%A5%E9%81%93/20230513-%E8%B6%85%E7%BA%A7%E9%A3%93%E9%A3%8E%E5%B0%86%E7%99%BB%E9%99%86%E7%BC%85%E7%94%B8%E4%B8%8E%E5%AD%9F%E5%8A%A0%E6%8B%89-%E6%95%B0%E5%8D%81%E4%B8%87%E4%BA%BA%E7%B4%A7%E6%80%A5%E6%92%A4%E7%A6%BB</text:a>
</text:p>
      <!--NEWS-->
      <text:h text:style-name="P10" text:outline-level="1">
<text:span text:style-name="T4">
Ambassador to the United States in South Africa apologize to the two countries to commit to the establishment of partnerships</text:span>
</text:h>
      <text:p text:style-name="P4">
Author: 联合早报 (Person)</text:p>
      <text:p text:style-name="P4">
Publisher: 联合早报 (Organization)</text:p>
      <text:p text:style-name="P4">
Published Time: 2023-05-13T22:33</text:p>
      <text:p text:style-name="P4">
Modified Time: 2023-05-13T22:52</text:p>
      <text:p text:style-name="P4">
Description: The US Ambassador to South Africa, Britti, apologized for his previous accusation of "South Africa provided weapons to Russia". The two sides subsequently promised to establish a partnership and work together. Xinhua News Agency reported that South Africa International Relations and Cooperation issued a statement on Friday (May 12) saying that Britti (...</text:p>
      <text:p text:style-name="P4">
Videos: []</text:p>
      <text:p text:style-name="P4">
Audios: []</text:p>
      <text:p text:style-name="P4">
Images: []</text:p>
      <text:p text:style-name="P4">
Type: NewsArticle</text:p>
      <text:p text:style-name="P4">
Breadcrumbs: ['即时', '国际']</text:p>
      <text:p text:style-name="P4">
Keywords: ['南非', '美国', '俄罗斯', '乌克兰', '武器']</text:p>
      <!--METADATA-->
      <text:p text:style-name="P4">
The US Ambassador to South Africa, Britti, apologized for his previous accusation of "South Africa provided weapons to Russia". The two sides subsequently promised to establish a partnership and work together.</text:p>
      <text:p text:style-name="P4">
Xinhua News Agency reported that South Africa International Relations and Cooperation issued a statement on Friday (May 12) that Reuben Bridy "apologized to the South African government and the people without reservation."</text:p>
      <text:p text:style-name="P4">
Bloomberg reported that the headquarters of the South African news website in Cape Town, News24, quoted Britti on May 11 that although South Africa held a neutral position in Russia's invasion of Ukraine, the United States was convinced that South Africa provided weapons and ammunition to Russia. He said that "gamble on my life" was determined that the weapon had been loaded on a Russian cargo ship Lady R in December last year at the naval base of Simon ’STOWN.</text:p>
      <text:p text:style-name="P4">
In response to Britti's remarks, the Presidential Palace in South Africa issued a statement on the 11th that it was not a secret that the cargo had stopped South Africa, but the various claims that it had occurred "has not received evidence support so far."</text:p>
      <text:p text:style-name="P4">
The South African statement on the 12th said that the Minister of International Relations and Cooperation of South Africa summoned Britti that day to express the "greatest dissatisfaction" on the latter's above -mentioned remarks.</text:p>
      <text:p text:style-name="P4">
Britti said in social media on the 12th that he was glad to have the opportunity to "correct any error impression left by my public remarks." US State Department spokesman not to objection to South Africa's declaration of Britti as an apology. Essence</text:p>
      <text:p text:style-name="P4">
Neither side mentioned that Britti claimed that South Africa was transporting weapons to Russia for the authenticity of the Ukrainian war. Officials agreed to conduct an independent investigation on the incident.</text:p>
      <text:p text:style-name="P4">
This dispute has led to a new round of tensions between the United States and its countries that have been trying to win. Despite the pressure, South Africa has so far rejected Russia's invasion of Ukraine.</text:p>
      <text:p text:style-name="P4">
The U.S. State Department said that Secretary of State Brills talked with Panto and "emphasized the importance of strategic partnership with South Africa", which further shows that the United States is determined to repair the relationship after the dispute occurs.</text:p>
      <text:p text:style-name="P4">
News Source: <text:a xlink:type="simple" xlink:href="https://www.zaobao.com.sg/realtime/world/story20230513-1394324" text:style-name="Internet_20_link" text:visited-style-name="Visited_20_Internet_20_Link">
https://www.zaobao.com.sg/realtime/world/story20230513-1394324</text:a>
</text:p>
      <!--NEWS-->
      <text:h text:style-name="P10" text:outline-level="1">
<text:span text:style-name="T4">
The US -Mexico border reproduces the wave of illegal immigration, a minor Honduras illegal immigration dies in the US immigration shelter in the United States</text:span>
</text:h>
      <text:p text:style-name="P4">
Author: chinese@voanews.com (松仁)</text:p>
      <text:p text:style-name="P4">
Publisher: 美国之音中文网 (Type: NewsMediaOrganization)</text:p>
      <text:p text:style-name="P4">
Published Time: 2023-05-13T23:25:20+08:00</text:p>
      <text:p text:style-name="P4">
Modified Time: 2023-05-13 17:09:01Z</text:p>
      <text:p text:style-name="P4">
Description: The news of a 17 -year -old Hongdu teenager who was accompanied by a loved one died in a immigrant shelter in Florida, USA. In an interview with the Associated Press on Friday (May 12), the teenager's mother asked US officials to explain the death of her son, and emphasized that his son did not have any known diseases before. Signs of illness.</text:p>
      <text:p text:style-name="P4">
Videos: []</text:p>
      <text:p text:style-name="P4">
Images: []</text:p>
      <text:p text:style-name="P4">
Categories: ['美国移民/难民议题', '美洲', '美国', '人权', '法律']</text:p>
      <text:p text:style-name="P4">
Type: None</text:p>
      <!--METADATA-->
      <text:p text:style-name="P4">
Nonenone</text:p>
      <text:p text:style-name="P4">
News Source: <text:a xlink:type="simple" xlink:href="https://www.voachinese.com/a/he-wanted-to-live-the-american-dream--honduran-teen-dies-in-us-immigration-custody-20230513/7091970.html" text:style-name="Internet_20_link" text:visited-style-name="Visited_20_Internet_20_Link">
https://www.voachinese.com/a/he-wanted-to-live-the-american-dream--honduran-teen-dies-in-us-immigration-custody-20230513/7091970.html</text:a>
</text:p>
      <!--NEWS-->
      <text:h text:style-name="P10" text:outline-level="1">
<text:span text:style-name="T4">
Russian helicopter was shot down near the border</text:span>
</text:h>
      <text:p text:style-name="P4">
Author: 联合早报 (Person)</text:p>
      <text:p text:style-name="P4">
Publisher: 联合早报 (Organization)</text:p>
      <text:p text:style-name="P4">
Published Time: 2023-05-13T23:34</text:p>
      <text:p text:style-name="P4">
Modified Time: 2023-05-13T23:39</text:p>
      <text:p text:style-name="P4">
Description: A video circulating in Russian social media showed that a helicopter was suspected to be shot down over the Bryansk region of Russia, which borders Ukraine. The Tas Society quoted an emergency rescue staff on Saturday (May 13), and preliminary information showed that ...</text:p>
      <text:p text:style-name="P4">
Videos: []</text:p>
      <text:p text:style-name="P4">
Audios: []</text:p>
      <text:p text:style-name="P4">
Images: []</text:p>
      <text:p text:style-name="P4">
Type: NewsArticle</text:p>
      <text:p text:style-name="P4">
Breadcrumbs: ['即时', '国际']</text:p>
      <text:p text:style-name="P4">
Keywords: ['俄罗斯', '乌克兰', '俄乌战争']</text:p>
      <!--METADATA-->
      <text:p text:style-name="P4">
A video circulating in Russian social media showed that a helicopter was suspected to be shot down over the Bryansk region of Russia, which borders Ukraine.</text:p>
      <text:p text:style-name="P4">
The Tas Society quoted an emergency rescue staff on Saturday (May 13) that preliminary information showed that the engine of the helicopter had caught fire before crashed near the border.</text:p>
      <text:p text:style-name="P4">
A video uploaded by Russia's communication application Telegram Channel Voyenniyosvedomitel showed that a helicopter exploded at high altitude, was thrown away from the route, and then fell to the ground in the flame.</text:p>
      <text:p text:style-name="P4">
The narration of the video said that the Mi-8 (MI-8) transport helicopter made by Russia was crashed, and it was shot down by the missile. A photo uploaded with the video shows the wreckage of the helicopter in the farmland. Mi-8 is widely used in military and civil aviation purposes.</text:p>
      <text:p text:style-name="P4">
News Source: <text:a xlink:type="simple" xlink:href="https://www.zaobao.com.sg/realtime/world/story20230513-1394330" text:style-name="Internet_20_link" text:visited-style-name="Visited_20_Internet_20_Link">
https://www.zaobao.com.sg/realtime/world/story20230513-1394330</text:a>
</text:p>
      <!--NEWS-->
      <text:h text:style-name="P10" text:outline-level="1">
<text:span text:style-name="T4">
Byte -beating American company former supervisor that the company told the company to dismiss him because he exposed illegal acts</text:span>
</text:h>
      <text:p text:style-name="P4">
Author: chinese@voanews.com (松仁)</text:p>
      <text:p text:style-name="P4">
Publisher: 美国之音中文网 (Type: NewsMediaOrganization)</text:p>
      <text:p text:style-name="P4">
Published Time: 2023-05-14T00:40:07+08:00</text:p>
      <text:p text:style-name="P4">
Modified Time: 2023-05-13 16:40:07Z</text:p>
      <text:p text:style-name="P4">
Description: ByTedance Company, a well -known Chinese technology company, a former U.S. Branch, a former competent supervisor on Friday (May 12) in a state court in a state in San Francisco, a lawsuit of byte beating, accusing the byte beating because he was the company in the company's management. Putting concerns of illegal behavior and being dismissed by improperly.</text:p>
      <text:p text:style-name="P4">
Videos: []</text:p>
      <text:p text:style-name="P4">
Images: []</text:p>
      <text:p text:style-name="P4">
Categories: ['法律', '美国', '中国']</text:p>
      <text:p text:style-name="P4">
Type: None</text:p>
      <!--METADATA-->
      <text:p text:style-name="P4">
Nonenone</text:p>
      <text:p text:style-name="P4">
News Source: <text:a xlink:type="simple" xlink:href="https://www.voachinese.com/a/former-bytedance-executive-says-he-was-dismissed-for-flagging-illegal-activity-20230513/7092018.html" text:style-name="Internet_20_link" text:visited-style-name="Visited_20_Internet_20_Link">
https://www.voachinese.com/a/former-bytedance-executive-says-he-was-dismissed-for-flagging-illegal-activity-20230513/709201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